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Hiperv_237_nculo_32_3" style:data-style-name="N0">
      <style:text-properties fo:color="#0563C1" style:text-underline-style="solid" style:text-underline-type="single"/>
    </style:style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 style:cell-protect="protected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 style:cell-protect="protected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Normal_32_4_32_3" style:data-style-name="N0">
      <style:table-cell-properties style:vertical-align="automatic" fo:background-color="transparent" style:cell-protect="protected"/>
    </style:style>
    <style:style style:name="ce26" style:family="table-cell" style:parent-style-name="Normal_32_4_32_3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8pt" style:font-size-asian="8pt" style:font-size-complex="8pt"/>
    </style:style>
    <style:style style:name="ce27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4_32_3" style:data-style-name="N0">
      <style:table-cell-properties style:vertical-align="automatic" fo:background-color="transparent" style:cell-protect="protected"/>
    </style:style>
    <style:style style:name="ce29" style:family="table-cell" style:parent-style-name="Normal_32_4_32_3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Normal_32_4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_32_3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3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_32_3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_32_3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_32_3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_32_3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_32_3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3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_32_3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_32_3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_32_3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3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3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3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3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52" style:family="table-cell" style:parent-style-name="Normal_32_4_32_3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_32_3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_32_3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_32_3" style:data-style-name="N36">
      <style:text-properties fo:color="#000000"/>
    </style:style>
    <style:style style:name="ce56" style:family="table-cell" style:parent-style-name="Normal_32_4_32_3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Normal_32_3" style:data-style-name="N0">
      <style:table-cell-properties fo:border-top="none" fo:border-bottom="none" fo:border-left="none" fo:border-right="thin solid #BFBFBF" style:vertical-align="automatic" fo:wrap-option="wrap" fo:background-color="transparent" style:cell-protect="protected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58" style:family="table-cell" style:parent-style-name="Normal_32_3" style:data-style-name="N0">
      <style:table-cell-properties fo:border-top="none" fo:border-bottom="thin solid #000000" fo:border-left="thin solid #BFBFBF" fo:border-right="none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Normal_32_3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Normal_32_3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62" style:family="table-cell" style:parent-style-name="Normal_32_3" style:data-style-name="N0">
      <style:table-cell-properties fo:border-top="none" fo:border-bottom="2pt solid #000000" fo:border-left="none" fo:border-right="thin solid #BFBFBF" style:vertical-align="automatic" fo:wrap-option="wrap" fo:background-color="transparent" style:cell-protect="protected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3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4" style:family="table-cell" style:parent-style-name="Normal_32_3" style:data-style-name="N0">
      <style:table-cell-properties fo:border-top="none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65" style:family="table-cell" style:parent-style-name="Normal_32_4_32_3" style:data-style-name="N3">
      <style:table-cell-properties fo:border-top="none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Porcentaje_32_3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3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3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69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3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.353cm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Normal_32_3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.353cm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Normal_32_3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3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Normal_32_3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Normal_32_3" style:data-style-name="N0">
      <style:table-cell-properties style:vertical-align="top" fo:background-color="transparent" style:cell-protect="protected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Normal_32_3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7" style:family="table-cell" style:parent-style-name="Normal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8" style:family="table-cell" style:parent-style-name="Normal_32_3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3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3" style:data-style-name="N0">
      <style:table-cell-properties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2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12713" table:style-name="ce9">
            <text:p>17.312.713</text:p>
          </table:table-cell>
          <table:table-cell office:value-type="percentage" office:value="1" table:style-name="ce10">
            <text:p>100,0%</text:p>
          </table:table-cell>
          <table:table-cell office:value-type="float" office:value="7486598" table:style-name="ce8">
            <text:p>7.486.598</text:p>
          </table:table-cell>
          <table:table-cell office:value-type="float" office:value="7347658" table:style-name="ce8">
            <text:p>7.347.658</text:p>
          </table:table-cell>
          <table:table-cell office:value-type="float" office:value="4205162" table:style-name="ce8">
            <text:p>4.205.162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73304" table:style-name="ce14">
            <text:p>2.773.304</text:p>
          </table:table-cell>
          <table:table-cell office:value-type="float" office:value="2680880.5" table:style-name="ce14">
            <text:p>2.680.881</text:p>
          </table:table-cell>
          <table:table-cell office:value-type="percentage" office:value="0.96667386626204699" table:style-name="ce15">
            <text:p>96,7%</text:p>
          </table:table-cell>
          <table:table-cell office:value-type="float" office:value="1151760" table:style-name="ce13">
            <text:p>1.151.760</text:p>
          </table:table-cell>
          <table:table-cell office:value-type="float" office:value="1131457" table:style-name="ce13">
            <text:p>1.131.457</text:p>
          </table:table-cell>
          <table:table-cell office:value-type="float" office:value="726337" table:style-name="ce13">
            <text:p>726.337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1248" table:style-name="ce14">
            <text:p>2.301.248</text:p>
          </table:table-cell>
          <table:table-cell office:value-type="percentage" office:value="0.93802258756277779" table:style-name="ce15">
            <text:p>93,8%</text:p>
          </table:table-cell>
          <table:table-cell office:value-type="float" office:value="929399" table:style-name="ce13">
            <text:p>929.399</text:p>
          </table:table-cell>
          <table:table-cell office:value-type="float" office:value="920298" table:style-name="ce13">
            <text:p>920.298</text:p>
          </table:table-cell>
          <table:table-cell office:value-type="float" office:value="728791" table:style-name="ce13">
            <text:p>728.791</text:p>
          </table:table-cell>
          <table:table-cell office:value-type="date" office:date-value="2022-08-02T00:00:00" table:style-name="ce16">
            <text:p>02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876" table:style-name="ce7">
            <text:p>1.284.876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546" table:style-name="ce14">
            <text:p>2.119.546</text:p>
          </table:table-cell>
          <table:table-cell office:value-type="float" office:value="2056466.5" table:style-name="ce14">
            <text:p>2.056.467</text:p>
          </table:table-cell>
          <table:table-cell office:value-type="percentage" office:value="0.97023914555286839" table:style-name="ce15">
            <text:p>97,0%</text:p>
          </table:table-cell>
          <table:table-cell office:value-type="float" office:value="929072" table:style-name="ce13">
            <text:p>929.072</text:p>
          </table:table-cell>
          <table:table-cell office:value-type="float" office:value="913972" table:style-name="ce13">
            <text:p>913.972</text:p>
          </table:table-cell>
          <table:table-cell office:value-type="float" office:value="491366" table:style-name="ce13">
            <text:p>491.366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89556.5" table:style-name="ce14">
            <text:p>4.189.557</text:p>
          </table:table-cell>
          <table:table-cell office:value-type="percentage" office:value="0.93885512536947524" table:style-name="ce15">
            <text:p>93,9%</text:p>
          </table:table-cell>
          <table:table-cell office:value-type="float" office:value="1823410" table:style-name="ce13">
            <text:p>1.823.410</text:p>
          </table:table-cell>
          <table:table-cell office:value-type="float" office:value="1768365" table:style-name="ce13">
            <text:p>1.768.365</text:p>
          </table:table-cell>
          <table:table-cell office:value-type="float" office:value="1018404" table:style-name="ce13">
            <text:p>1.018.404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9305.5" table:style-name="ce14">
            <text:p>1.269.306</text:p>
          </table:table-cell>
          <table:table-cell office:value-type="percentage" office:value="0.97848129076024115" table:style-name="ce15">
            <text:p>97,8%</text:p>
          </table:table-cell>
          <table:table-cell office:value-type="float" office:value="520082" table:style-name="ce13">
            <text:p>520.082</text:p>
          </table:table-cell>
          <table:table-cell office:value-type="float" office:value="516878" table:style-name="ce13">
            <text:p>516.878</text:p>
          </table:table-cell>
          <table:table-cell office:value-type="float" office:value="355637" table:style-name="ce13">
            <text:p>355.637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11" table:style-name="ce7">
            <text:p>4.084.911</text:p>
          </table:table-cell>
          <table:table-cell office:value-type="float" office:value="280590" table:style-name="ce7">
            <text:p>280.590</text:p>
          </table:table-cell>
          <table:table-cell office:value-type="float" office:value="701610" table:style-name="ce7">
            <text:p>701.61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3916" table:style-name="ce14">
            <text:p>5.633.916</text:p>
          </table:table-cell>
          <table:table-cell office:value-type="float" office:value="5349991.5" table:style-name="ce14">
            <text:p>5.349.992</text:p>
          </table:table-cell>
          <table:table-cell office:value-type="percentage" office:value="0.94960441369732884" table:style-name="ce15">
            <text:p>95,0%</text:p>
          </table:table-cell>
          <table:table-cell office:value-type="float" office:value="2151971" table:style-name="ce13">
            <text:p>2.151.971</text:p>
          </table:table-cell>
          <table:table-cell office:value-type="float" office:value="2126165" table:style-name="ce13">
            <text:p>2.126.165</text:p>
          </table:table-cell>
          <table:table-cell office:value-type="float" office:value="1533481" table:style-name="ce13">
            <text:p>1.533.481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8550" table:style-name="ce14">
            <text:p>4.208.550</text:p>
          </table:table-cell>
          <table:table-cell office:value-type="float" office:value="4033217" table:style-name="ce14">
            <text:p>4.033.217</text:p>
          </table:table-cell>
          <table:table-cell office:value-type="percentage" office:value="0.95833885780138051" table:style-name="ce15">
            <text:p>95,8%</text:p>
          </table:table-cell>
          <table:table-cell office:value-type="float" office:value="1767140" table:style-name="ce13">
            <text:p>1.767.140</text:p>
          </table:table-cell>
          <table:table-cell office:value-type="float" office:value="1716606" table:style-name="ce13">
            <text:p>1.716.606</text:p>
          </table:table-cell>
          <table:table-cell office:value-type="float" office:value="1104732" table:style-name="ce13">
            <text:p>1.104.732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371467.5" table:style-name="ce14">
            <text:p>14.371.468</text:p>
          </table:table-cell>
          <table:table-cell office:value-type="percentage" office:value="0.9984121171650715" table:style-name="ce15">
            <text:p>99,8%</text:p>
          </table:table-cell>
          <table:table-cell office:value-type="float" office:value="6499939" table:style-name="ce13">
            <text:p>6.499.939</text:p>
          </table:table-cell>
          <table:table-cell office:value-type="float" office:value="6365152" table:style-name="ce13">
            <text:p>6.365.152</text:p>
          </table:table-cell>
          <table:table-cell office:value-type="float" office:value="3882518" table:style-name="ce13">
            <text:p>3.882.518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201646.5" table:style-name="ce14">
            <text:p>10.201.647</text:p>
          </table:table-cell>
          <table:table-cell office:value-type="percentage" office:value="0.97170059688029675" table:style-name="ce15">
            <text:p>97,2%</text:p>
          </table:table-cell>
          <table:table-cell office:value-type="float" office:value="4452952" table:style-name="ce13">
            <text:p>4.452.952</text:p>
          </table:table-cell>
          <table:table-cell office:value-type="float" office:value="4391515" table:style-name="ce13">
            <text:p>4.391.515</text:p>
          </table:table-cell>
          <table:table-cell office:value-type="float" office:value="2989990" table:style-name="ce13">
            <text:p>2.989.990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10" table:style-name="ce7">
            <text:p>155.71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49" table:style-name="ce14">
            <text:p>2.319.149</text:p>
          </table:table-cell>
          <table:table-cell office:value-type="float" office:value="2348883" table:style-name="ce14">
            <text:p>2.348.883</text:p>
          </table:table-cell>
          <table:table-cell office:value-type="percentage" office:value="1" table:style-name="ce15">
            <text:p>100,0%</text:p>
          </table:table-cell>
          <table:table-cell office:value-type="float" office:value="970013" table:style-name="ce13">
            <text:p>970.013</text:p>
          </table:table-cell>
          <table:table-cell office:value-type="float" office:value="952619" table:style-name="ce13">
            <text:p>952.619</text:p>
          </table:table-cell>
          <table:table-cell office:value-type="float" office:value="652069" table:style-name="ce13">
            <text:p>652.069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67508.5" table:style-name="ce14">
            <text:p>6.167.509</text:p>
          </table:table-cell>
          <table:table-cell office:value-type="percentage" office:value="1" table:style-name="ce15">
            <text:p>100,0%</text:p>
          </table:table-cell>
          <table:table-cell office:value-type="float" office:value="2481034" table:style-name="ce13">
            <text:p>2.481.034</text:p>
          </table:table-cell>
          <table:table-cell office:value-type="float" office:value="2456513" table:style-name="ce13">
            <text:p>2.456.513</text:p>
          </table:table-cell>
          <table:table-cell office:value-type="float" office:value="1992193" table:style-name="ce13">
            <text:p>1.992.193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80" table:style-name="ce7">
            <text:p>47.1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157" table:style-name="ce14">
            <text:p>689.157</text:p>
          </table:table-cell>
          <table:table-cell office:value-type="float" office:value="657491" table:style-name="ce14">
            <text:p>657.491</text:p>
          </table:table-cell>
          <table:table-cell office:value-type="percentage" office:value="0.95405110881845501" table:style-name="ce15">
            <text:p>95,4%</text:p>
          </table:table-cell>
          <table:table-cell office:value-type="float" office:value="284748" table:style-name="ce13">
            <text:p>284.748</text:p>
          </table:table-cell>
          <table:table-cell office:value-type="float" office:value="286873" table:style-name="ce13">
            <text:p>286.873</text:p>
          </table:table-cell>
          <table:table-cell office:value-type="float" office:value="186064" table:style-name="ce13">
            <text:p>186.064</text:p>
          </table:table-cell>
          <table:table-cell office:value-type="date" office:date-value="2022-08-02T00:00:00" table:style-name="ce16">
            <text:p>02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51916.5" table:style-name="ce14">
            <text:p>13.451.917</text:p>
          </table:table-cell>
          <table:table-cell office:value-type="percentage" office:value="0.98353896361460857" table:style-name="ce15">
            <text:p>98,4%</text:p>
          </table:table-cell>
          <table:table-cell office:value-type="float" office:value="5775655" table:style-name="ce13">
            <text:p>5.775.655</text:p>
          </table:table-cell>
          <table:table-cell office:value-type="float" office:value="5729612" table:style-name="ce13">
            <text:p>5.729.612</text:p>
          </table:table-cell>
          <table:table-cell office:value-type="float" office:value="3491826" table:style-name="ce13">
            <text:p>3.491.826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2425" table:style-name="ce7">
            <text:p>1.782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3235" table:style-name="ce14">
            <text:p>2.933.235</text:p>
          </table:table-cell>
          <table:table-cell office:value-type="float" office:value="2845503" table:style-name="ce14">
            <text:p>2.845.503</text:p>
          </table:table-cell>
          <table:table-cell office:value-type="percentage" office:value="0.97009036098369206" table:style-name="ce15">
            <text:p>97,0%</text:p>
          </table:table-cell>
          <table:table-cell office:value-type="float" office:value="1301169" table:style-name="ce13">
            <text:p>1.301.169</text:p>
          </table:table-cell>
          <table:table-cell office:value-type="float" office:value="1281874" table:style-name="ce13">
            <text:p>1.281.874</text:p>
          </table:table-cell>
          <table:table-cell office:value-type="float" office:value="710599" table:style-name="ce13">
            <text:p>710.599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33716" table:style-name="ce14">
            <text:p>1.333.716</text:p>
          </table:table-cell>
          <table:table-cell office:value-type="percentage" office:value="0.9471291402227151" table:style-name="ce15">
            <text:p>94,7%</text:p>
          </table:table-cell>
          <table:table-cell office:value-type="float" office:value="568707" table:style-name="ce13">
            <text:p>568.707</text:p>
          </table:table-cell>
          <table:table-cell office:value-type="float" office:value="563262" table:style-name="ce13">
            <text:p>563.262</text:p>
          </table:table-cell>
          <table:table-cell office:value-type="float" office:value="368595" table:style-name="ce13">
            <text:p>368.595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0768" table:style-name="ce7">
            <text:p>2.970.76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4173" table:style-name="ce14">
            <text:p>4.514.173</text:p>
          </table:table-cell>
          <table:table-cell office:value-type="float" office:value="4446145.5" table:style-name="ce14">
            <text:p>4.446.146</text:p>
          </table:table-cell>
          <table:table-cell office:value-type="percentage" office:value="0.98493024082151925" table:style-name="ce15">
            <text:p>98,5%</text:p>
          </table:table-cell>
          <table:table-cell office:value-type="float" office:value="1949483" table:style-name="ce13">
            <text:p>1.949.483</text:p>
          </table:table-cell>
          <table:table-cell office:value-type="float" office:value="1913728" table:style-name="ce13">
            <text:p>1.913.728</text:p>
          </table:table-cell>
          <table:table-cell office:value-type="float" office:value="1221758" table:style-name="ce13">
            <text:p>1.221.758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59487" table:style-name="ce14">
            <text:p>159.487</text:p>
          </table:table-cell>
          <table:table-cell office:value-type="percentage" office:value="0.913489240567956" table:style-name="ce15">
            <text:p>91,3%</text:p>
          </table:table-cell>
          <table:table-cell office:value-type="float" office:value="68422" table:style-name="ce13">
            <text:p>68.422</text:p>
          </table:table-cell>
          <table:table-cell office:value-type="float" office:value="65552" table:style-name="ce13">
            <text:p>65.552</text:p>
          </table:table-cell>
          <table:table-cell office:value-type="float" office:value="43366" table:style-name="ce13">
            <text:p>43.366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0653" table:style-name="ce14">
            <text:p>150.653</text:p>
          </table:table-cell>
          <table:table-cell office:value-type="percentage" office:value="0.95085205756122193" table:style-name="ce15">
            <text:p>95,1%</text:p>
          </table:table-cell>
          <table:table-cell office:value-type="float" office:value="66555" table:style-name="ce13">
            <text:p>66.555</text:p>
          </table:table-cell>
          <table:table-cell office:value-type="float" office:value="63302" table:style-name="ce13">
            <text:p>63.302</text:p>
          </table:table-cell>
          <table:table-cell office:value-type="float" office:value="36467" table:style-name="ce13">
            <text:p>36.467</text:p>
          </table:table-cell>
          <table:table-cell office:value-type="date" office:date-value="2022-08-03T00:00:00" table:style-name="ce17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683.5" table:style-name="ce14">
            <text:p>207.684</text:p>
          </table:table-cell>
          <table:table-cell office:value-type="percentage" office:value="0.93008159572943538" table:style-name="ce15">
            <text:p>93,0%</text:p>
          </table:table-cell>
          <table:table-cell office:value-type="float" office:value="95150" table:style-name="ce13">
            <text:p>95.150</text:p>
          </table:table-cell>
          <table:table-cell office:value-type="float" office:value="94772" table:style-name="ce13">
            <text:p>94.772</text:p>
          </table:table-cell>
          <table:table-cell office:value-type="float" office:value="51178" table:style-name="ce13">
            <text:p>51.178</text:p>
          </table:table-cell>
          <table:table-cell office:value-type="date" office:date-value="2022-07-29T00:00:00" table:style-name="ce17">
            <text:p>29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44.5" table:style-name="ce14">
            <text:p>13.445</text:p>
          </table:table-cell>
          <table:table-cell office:value-type="percentage" office:value="1" table:style-name="ce15">
            <text:p>100,0%</text:p>
          </table:table-cell>
          <table:table-cell office:value-type="float" office:value="8121" table:style-name="ce13">
            <text:p>8.121</text:p>
          </table:table-cell>
          <table:table-cell office:value-type="float" office:value="8126" table:style-name="ce13">
            <text:p>8.126</text:p>
          </table:table-cell>
          <table:table-cell office:value-type="float" office:value="4099" table:style-name="ce13">
            <text:p>4.099</text:p>
          </table:table-cell>
          <table:table-cell office:value-type="date" office:date-value="2022-07-08T00:00:00" table:style-name="ce17">
            <text:p>08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75499" table:style-name="ce19">
            <text:p>63.875.499</text:p>
          </table:table-cell>
          <table:table-cell office:value-type="float" office:value="5027840" table:style-name="ce19">
            <text:p>5.027.840</text:p>
          </table:table-cell>
          <table:table-cell office:value-type="float" office:value="17174490" table:style-name="ce20">
            <text:p>17.174.490</text:p>
          </table:table-cell>
          <table:table-cell office:value-type="float" office:value="8968950" table:style-name="ce21">
            <text:p>8.968.950</text:p>
          </table:table-cell>
          <table:table-cell office:value-type="float" office:value="2028555" table:style-name="ce22">
            <text:p>2.028.555</text:p>
          </table:table-cell>
          <table:table-cell office:value-type="float" office:value="97075334" table:style-name="ce23">
            <text:p>97.075.334</text:p>
          </table:table-cell>
          <table:table-cell office:value-type="float" office:value="95548924" table:style-name="ce23">
            <text:p>95.548.924</text:p>
          </table:table-cell>
          <table:table-cell office:value-type="percentage" office:value="0.98427602628696598" table:style-name="ce24">
            <text:p>98,4%</text:p>
          </table:table-cell>
          <table:table-cell office:value-type="float" office:value="41281380" table:style-name="ce23">
            <text:p>41.281.380</text:p>
          </table:table-cell>
          <table:table-cell office:value-type="float" office:value="40614299" table:style-name="ce23">
            <text:p>40.614.299</text:p>
          </table:table-cell>
          <table:table-cell office:value-type="float" office:value="25794632" table:style-name="ce23">
            <text:p>25.794.63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5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1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8"/>
        <table:table-column table:style-name="co6" table:number-columns-repeated="5" table:default-cell-style-name="ce28"/>
        <table:table-column table:style-name="co4" table:number-columns-repeated="2" table:default-cell-style-name="ce28"/>
        <table:table-column table:style-name="co3" table:number-columns-repeated="7" table:default-cell-style-name="ce28"/>
        <table:table-column table:style-name="co4" table:number-columns-repeated="16369" table:default-cell-style-name="ce28"/>
        <table:table-row table:style-name="ro6">
          <table:table-cell table:style-name="ce26"/>
          <table:table-cell office:value-type="string" table:style-name="ce27">
            <text:p>Población a vacunar mayor de 12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Andalucía</text:p>
          </table:table-cell>
          <table:table-cell office:value-type="float" office:value="7508005" table:style-name="ce30">
            <text:p>7.508.005</text:p>
          </table:table-cell>
          <table:table-cell office:value-type="float" office:value="7046294" table:style-name="ce30">
            <text:p>7.046.294</text:p>
          </table:table-cell>
          <table:table-cell office:value-type="percentage" office:value="0.9385041698826786" table:style-name="ce31">
            <text:p>93,9%</text:p>
          </table:table-cell>
          <table:table-cell office:value-type="float" office:value="7034899" table:style-name="ce30">
            <text:p>7.034.899</text:p>
          </table:table-cell>
          <table:table-cell office:value-type="percentage" office:value="0.93698645645547651" table:style-name="ce31">
            <text:p>93,7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0">
            <text:p>1.189.408</text:p>
          </table:table-cell>
          <table:table-cell office:value-type="float" office:value="1098217" table:style-name="ce30">
            <text:p>1.098.217</text:p>
          </table:table-cell>
          <table:table-cell office:value-type="percentage" office:value="0.92333076622992283" table:style-name="ce31">
            <text:p>92,3%</text:p>
          </table:table-cell>
          <table:table-cell office:value-type="float" office:value="1092202" table:style-name="ce30">
            <text:p>1.092.202</text:p>
          </table:table-cell>
          <table:table-cell office:value-type="percentage" office:value="0.91827362856143557" table:style-name="ce31">
            <text:p>91,8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0">
            <text:p>930.447</text:p>
          </table:table-cell>
          <table:table-cell office:value-type="float" office:value="886114" table:style-name="ce30">
            <text:p>886.114</text:p>
          </table:table-cell>
          <table:table-cell office:value-type="percentage" office:value="0.95235300882264118" table:style-name="ce31">
            <text:p>95,2%</text:p>
          </table:table-cell>
          <table:table-cell office:value-type="float" office:value="886856" table:style-name="ce30">
            <text:p>886.856</text:p>
          </table:table-cell>
          <table:table-cell office:value-type="percentage" office:value="0.95315047498675365" table:style-name="ce31">
            <text:p>95,3%</text:p>
          </table:table-cell>
          <table:table-cell office:value-type="date" office:date-value="2022-08-02T00:00:00" table:style-name="ce32">
            <text:p>02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0">
            <text:p>1.083.187</text:p>
          </table:table-cell>
          <table:table-cell office:value-type="float" office:value="897614" table:style-name="ce30">
            <text:p>897.614</text:p>
          </table:table-cell>
          <table:table-cell office:value-type="percentage" office:value="0.82867870460040605" table:style-name="ce31">
            <text:p>82,9%</text:p>
          </table:table-cell>
          <table:table-cell office:value-type="float" office:value="892050" table:style-name="ce30">
            <text:p>892.050</text:p>
          </table:table-cell>
          <table:table-cell office:value-type="percentage" office:value="0.82354201075160616" table:style-name="ce31">
            <text:p>82,4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0">
            <text:p>2.033.513</text:p>
          </table:table-cell>
          <table:table-cell office:value-type="float" office:value="1747614" table:style-name="ce30">
            <text:p>1.747.614</text:p>
          </table:table-cell>
          <table:table-cell office:value-type="percentage" office:value="0.85940635737268456" table:style-name="ce31">
            <text:p>85,9%</text:p>
          </table:table-cell>
          <table:table-cell office:value-type="float" office:value="1715193" table:style-name="ce30">
            <text:p>1.715.193</text:p>
          </table:table-cell>
          <table:table-cell office:value-type="percentage" office:value="0.84346301203877228" table:style-name="ce31">
            <text:p>84,3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0">
            <text:p>527.062</text:p>
          </table:table-cell>
          <table:table-cell office:value-type="float" office:value="495007" table:style-name="ce30">
            <text:p>495.007</text:p>
          </table:table-cell>
          <table:table-cell office:value-type="percentage" office:value="0.93918172814583478" table:style-name="ce31">
            <text:p>93,9%</text:p>
          </table:table-cell>
          <table:table-cell office:value-type="float" office:value="496802" table:style-name="ce30">
            <text:p>496.802</text:p>
          </table:table-cell>
          <table:table-cell office:value-type="percentage" office:value="0.94258739958486859" table:style-name="ce31">
            <text:p>94,3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0">
            <text:p>2.172.149</text:p>
          </table:table-cell>
          <table:table-cell office:value-type="float" office:value="2049308" table:style-name="ce30">
            <text:p>2.049.308</text:p>
          </table:table-cell>
          <table:table-cell office:value-type="percentage" office:value="0.94344724970524585" table:style-name="ce31">
            <text:p>94,3%</text:p>
          </table:table-cell>
          <table:table-cell office:value-type="float" office:value="2041378" table:style-name="ce30">
            <text:p>2.041.378</text:p>
          </table:table-cell>
          <table:table-cell office:value-type="percentage" office:value="0.93979648725755005" table:style-name="ce31">
            <text:p>94,0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0">
            <text:p>1.816.082</text:p>
          </table:table-cell>
          <table:table-cell office:value-type="float" office:value="1663275" table:style-name="ce30">
            <text:p>1.663.275</text:p>
          </table:table-cell>
          <table:table-cell office:value-type="percentage" office:value="0.91585897553084061" table:style-name="ce31">
            <text:p>91,6%</text:p>
          </table:table-cell>
          <table:table-cell office:value-type="float" office:value="1641239" table:style-name="ce30">
            <text:p>1.641.239</text:p>
          </table:table-cell>
          <table:table-cell office:value-type="percentage" office:value="0.90372516218981302" table:style-name="ce31">
            <text:p>90,4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0">
            <text:p>6.782.414</text:p>
          </table:table-cell>
          <table:table-cell office:value-type="float" office:value="6257922" table:style-name="ce30">
            <text:p>6.257.922</text:p>
          </table:table-cell>
          <table:table-cell office:value-type="percentage" office:value="0.9226688314809447" table:style-name="ce31">
            <text:p>92,3%</text:p>
          </table:table-cell>
          <table:table-cell office:value-type="float" office:value="6190722" table:style-name="ce30">
            <text:p>6.190.722</text:p>
          </table:table-cell>
          <table:table-cell office:value-type="percentage" office:value="0.91276085476351043" table:style-name="ce31">
            <text:p>91,3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0">
            <text:p>4.492.026</text:p>
          </table:table-cell>
          <table:table-cell office:value-type="float" office:value="4197809" table:style-name="ce30">
            <text:p>4.197.809</text:p>
          </table:table-cell>
          <table:table-cell office:value-type="percentage" office:value="0.93450238266652952" table:style-name="ce31">
            <text:p>93,5%</text:p>
          </table:table-cell>
          <table:table-cell office:value-type="float" office:value="4221341" table:style-name="ce30">
            <text:p>4.221.341</text:p>
          </table:table-cell>
          <table:table-cell office:value-type="percentage" office:value="0.93974099882770046" table:style-name="ce31">
            <text:p>94,0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0">
            <text:p>949.890</text:p>
          </table:table-cell>
          <table:table-cell office:value-type="float" office:value="910256" table:style-name="ce30">
            <text:p>910.256</text:p>
          </table:table-cell>
          <table:table-cell office:value-type="percentage" office:value="0.95827516870374463" table:style-name="ce31">
            <text:p>95,8%</text:p>
          </table:table-cell>
          <table:table-cell office:value-type="float" office:value="907658" table:style-name="ce30">
            <text:p>907.658</text:p>
          </table:table-cell>
          <table:table-cell office:value-type="percentage" office:value="0.95554011517123039" table:style-name="ce31">
            <text:p>95,6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0">
            <text:p>2.456.127</text:p>
          </table:table-cell>
          <table:table-cell office:value-type="float" office:value="2342464" table:style-name="ce30">
            <text:p>2.342.464</text:p>
          </table:table-cell>
          <table:table-cell office:value-type="percentage" office:value="0.95372266987822696" table:style-name="ce31">
            <text:p>95,4%</text:p>
          </table:table-cell>
          <table:table-cell office:value-type="float" office:value="2349047" table:style-name="ce30">
            <text:p>2.349.047</text:p>
          </table:table-cell>
          <table:table-cell office:value-type="percentage" office:value="0.95640290587579546" table:style-name="ce31">
            <text:p>95,6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0">
            <text:p>281.479</text:p>
          </table:table-cell>
          <table:table-cell office:value-type="float" office:value="269445" table:style-name="ce30">
            <text:p>269.445</text:p>
          </table:table-cell>
          <table:table-cell office:value-type="percentage" office:value="0.95724725467974525" table:style-name="ce31">
            <text:p>95,7%</text:p>
          </table:table-cell>
          <table:table-cell office:value-type="float" office:value="274147" table:style-name="ce30">
            <text:p>274.147</text:p>
          </table:table-cell>
          <table:table-cell office:value-type="percentage" office:value="0.97395187562837726" table:style-name="ce31">
            <text:p>97,4%</text:p>
          </table:table-cell>
          <table:table-cell office:value-type="date" office:date-value="2022-08-02T00:00:00" table:style-name="ce32">
            <text:p>02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0">
            <text:p>5.970.908</text:p>
          </table:table-cell>
          <table:table-cell office:value-type="float" office:value="5521958" table:style-name="ce30">
            <text:p>5.521.958</text:p>
          </table:table-cell>
          <table:table-cell office:value-type="percentage" office:value="0.92481043084234427" table:style-name="ce31">
            <text:p>92,5%</text:p>
          </table:table-cell>
          <table:table-cell office:value-type="float" office:value="5530601" table:style-name="ce30">
            <text:p>5.530.601</text:p>
          </table:table-cell>
          <table:table-cell office:value-type="percentage" office:value="0.92625794937721362" table:style-name="ce31">
            <text:p>92,6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0">
            <text:p>1.317.614</text:p>
          </table:table-cell>
          <table:table-cell office:value-type="float" office:value="1232525" table:style-name="ce30">
            <text:p>1.232.525</text:p>
          </table:table-cell>
          <table:table-cell office:value-type="percentage" office:value="0.93542190656747726" table:style-name="ce31">
            <text:p>93,5%</text:p>
          </table:table-cell>
          <table:table-cell office:value-type="float" office:value="1237763" table:style-name="ce30">
            <text:p>1.237.763</text:p>
          </table:table-cell>
          <table:table-cell office:value-type="percentage" office:value="0.93939727416375363" table:style-name="ce31">
            <text:p>93,9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0">
            <text:p>580.174</text:p>
          </table:table-cell>
          <table:table-cell office:value-type="float" office:value="540215" table:style-name="ce30">
            <text:p>540.215</text:p>
          </table:table-cell>
          <table:table-cell office:value-type="percentage" office:value="0.93112583466339405" table:style-name="ce31">
            <text:p>93,1%</text:p>
          </table:table-cell>
          <table:table-cell office:value-type="float" office:value="541025" table:style-name="ce30">
            <text:p>541.025</text:p>
          </table:table-cell>
          <table:table-cell office:value-type="percentage" office:value="0.9325219675476667" table:style-name="ce31">
            <text:p>93,3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0">
            <text:p>1.955.253</text:p>
          </table:table-cell>
          <table:table-cell office:value-type="float" office:value="1865698" table:style-name="ce30">
            <text:p>1.865.698</text:p>
          </table:table-cell>
          <table:table-cell office:value-type="percentage" office:value="0.95419774320765649" table:style-name="ce31">
            <text:p>95,4%</text:p>
          </table:table-cell>
          <table:table-cell office:value-type="float" office:value="1854419" table:style-name="ce30">
            <text:p>1.854.419</text:p>
          </table:table-cell>
          <table:table-cell office:value-type="percentage" office:value="0.94842918026465117" table:style-name="ce31">
            <text:p>94,8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0">
            <text:p>71.029</text:p>
          </table:table-cell>
          <table:table-cell office:value-type="float" office:value="65408" table:style-name="ce30">
            <text:p>65.408</text:p>
          </table:table-cell>
          <table:table-cell office:value-type="percentage" office:value="0.92086330935251803" table:style-name="ce31">
            <text:p>92,1%</text:p>
          </table:table-cell>
          <table:table-cell office:value-type="float" office:value="63655" table:style-name="ce30">
            <text:p>63.655</text:p>
          </table:table-cell>
          <table:table-cell office:value-type="percentage" office:value="0.89618324909543989" table:style-name="ce31">
            <text:p>89,6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0">
            <text:p>68.266</text:p>
          </table:table-cell>
          <table:table-cell office:value-type="float" office:value="63071" table:style-name="ce30">
            <text:p>63.071</text:p>
          </table:table-cell>
          <table:table-cell office:value-type="percentage" office:value="0.92390062402953155" table:style-name="ce31">
            <text:p>92,4%</text:p>
          </table:table-cell>
          <table:table-cell office:value-type="float" office:value="61463" table:style-name="ce30">
            <text:p>61.463</text:p>
          </table:table-cell>
          <table:table-cell office:value-type="percentage" office:value="0.90034570650104007" table:style-name="ce31">
            <text:p>90,0%</text:p>
          </table:table-cell>
          <table:table-cell office:value-type="date" office:date-value="2022-08-03T00:00:00" table:style-name="ce32">
            <text:p>03/08/2022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0">
            <text:p>-</text:p>
          </table:table-cell>
          <table:table-cell office:value-type="float" office:value="95150" table:style-name="ce30">
            <text:p>95.150</text:p>
          </table:table-cell>
          <table:table-cell office:value-type="string" table:style-name="ce31">
            <text:p>-</text:p>
          </table:table-cell>
          <table:table-cell office:value-type="float" office:value="94772" table:style-name="ce30">
            <text:p>94.772</text:p>
          </table:table-cell>
          <table:table-cell office:value-type="string" table:style-name="ce31">
            <text:p>-</text:p>
          </table:table-cell>
          <table:table-cell office:value-type="date" office:date-value="2022-07-29T00:00:00" table:style-name="ce32">
            <text:p>29/07/2022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0">
            <text:p>-</text:p>
          </table:table-cell>
          <table:table-cell office:value-type="float" office:value="8121" table:style-name="ce30">
            <text:p>8.121</text:p>
          </table:table-cell>
          <table:table-cell office:value-type="string" table:style-name="ce31">
            <text:p>-</text:p>
          </table:table-cell>
          <table:table-cell office:value-type="float" office:value="8126" table:style-name="ce30">
            <text:p>8.126</text:p>
          </table:table-cell>
          <table:table-cell office:value-type="string" table:style-name="ce31">
            <text:p>-</text:p>
          </table:table-cell>
          <table:table-cell office:value-type="date" office:date-value="2022-07-08T00:00:00" table:style-name="ce32">
            <text:p>08/07/2022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3">
            <text:p>42.185.033</text:p>
          </table:table-cell>
          <table:table-cell office:value-type="float" office:value="39253485" table:style-name="ce33">
            <text:p>39.253.485</text:p>
          </table:table-cell>
          <table:table-cell office:value-type="percentage" office:value="0.93050739109295" table:style-name="ce34">
            <text:p>93,1%</text:p>
          </table:table-cell>
          <table:table-cell office:value-type="float" office:value="39135358" table:style-name="ce33">
            <text:p>39.135.358</text:p>
          </table:table-cell>
          <table:table-cell office:value-type="percentage" office:value="0.92770717993749108" table:style-name="ce34">
            <text:p>92,8%</text:p>
          </table:table-cell>
          <table:table-cell table:style-name="ce35"/>
          <table:table-cell table:number-columns-repeated="16377" table:style-name="ce28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5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3" table:number-columns-repeated="20" table:default-cell-style-name="ce28"/>
        <table:table-column table:style-name="co4" table:number-columns-repeated="16344" table:default-cell-style-name="ce28"/>
        <table:table-row table:style-name="ro1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643" table:style-name="ce43">
            <text:p>435.643</text:p>
          </table:table-cell>
          <table:table-cell office:value-type="percentage" office:value="1" table:style-name="ce44">
            <text:p>100,0%</text:p>
          </table:table-cell>
          <table:table-cell office:value-type="float" office:value="656740" table:style-name="ce43">
            <text:p>656.740</text:p>
          </table:table-cell>
          <table:table-cell office:value-type="percentage" office:value="1" table:style-name="ce44">
            <text:p>100,0%</text:p>
          </table:table-cell>
          <table:table-cell office:value-type="float" office:value="937896" table:style-name="ce43">
            <text:p>937.896</text:p>
          </table:table-cell>
          <table:table-cell office:value-type="percentage" office:value="0.97878064637993634" table:style-name="ce44">
            <text:p>97,9%</text:p>
          </table:table-cell>
          <table:table-cell office:value-type="float" office:value="1230157" table:style-name="ce43">
            <text:p>1.230.157</text:p>
          </table:table-cell>
          <table:table-cell office:value-type="percentage" office:value="0.95539422068032476" table:style-name="ce44">
            <text:p>95,5%</text:p>
          </table:table-cell>
          <table:table-cell office:value-type="float" office:value="1278306" table:style-name="ce43">
            <text:p>1.278.306</text:p>
          </table:table-cell>
          <table:table-cell office:value-type="percentage" office:value="0.92340732307763429" table:style-name="ce44">
            <text:p>92,3%</text:p>
          </table:table-cell>
          <table:table-cell office:value-type="float" office:value="969771" table:style-name="ce43">
            <text:p>969.771</text:p>
          </table:table-cell>
          <table:table-cell office:value-type="percentage" office:value="0.88019129167260401" table:style-name="ce44">
            <text:p>88,0%</text:p>
          </table:table-cell>
          <table:table-cell office:value-type="float" office:value="813965" table:style-name="ce43">
            <text:p>813.965</text:p>
          </table:table-cell>
          <table:table-cell office:value-type="percentage" office:value="0.87890557513562073" table:style-name="ce44">
            <text:p>87,9%</text:p>
          </table:table-cell>
          <table:table-cell office:value-type="float" office:value="723816" table:style-name="ce43">
            <text:p>723.816</text:p>
          </table:table-cell>
          <table:table-cell office:value-type="percentage" office:value="0.93655915926329436" table:style-name="ce44">
            <text:p>93,7%</text:p>
          </table:table-cell>
          <table:table-cell office:value-type="float" office:value="7046294" table:style-name="ce43">
            <text:p>7.046.294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85041698826786" table:style-name="ce44">
            <text:p>93,9%</text:p>
          </table:table-cell>
          <table:table-cell office:value-type="percentage" office:value="0.82875960470075039" table:style-name="ce44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742" table:style-name="ce46">
            <text:p>101.742</text:p>
          </table:table-cell>
          <table:table-cell office:value-type="percentage" office:value="1" table:style-name="ce47">
            <text:p>100,0%</text:p>
          </table:table-cell>
          <table:table-cell office:value-type="float" office:value="119915" table:style-name="ce46">
            <text:p>119.915</text:p>
          </table:table-cell>
          <table:table-cell office:value-type="percentage" office:value="1" table:style-name="ce47">
            <text:p>100,0%</text:p>
          </table:table-cell>
          <table:table-cell office:value-type="float" office:value="156123" table:style-name="ce46">
            <text:p>156.123</text:p>
          </table:table-cell>
          <table:table-cell office:value-type="percentage" office:value="0.9678445229681979" table:style-name="ce47">
            <text:p>96,8%</text:p>
          </table:table-cell>
          <table:table-cell office:value-type="float" office:value="188691" table:style-name="ce46">
            <text:p>188.691</text:p>
          </table:table-cell>
          <table:table-cell office:value-type="percentage" office:value="0.93890132855650099" table:style-name="ce47">
            <text:p>93,9%</text:p>
          </table:table-cell>
          <table:table-cell office:value-type="float" office:value="192582" table:style-name="ce46">
            <text:p>192.582</text:p>
          </table:table-cell>
          <table:table-cell office:value-type="percentage" office:value="0.90144497441922511" table:style-name="ce47">
            <text:p>90,1%</text:p>
          </table:table-cell>
          <table:table-cell office:value-type="float" office:value="132287" table:style-name="ce46">
            <text:p>132.287</text:p>
          </table:table-cell>
          <table:table-cell office:value-type="percentage" office:value="0.83578892834127294" table:style-name="ce47">
            <text:p>83,6%</text:p>
          </table:table-cell>
          <table:table-cell office:value-type="float" office:value="111108" table:style-name="ce46">
            <text:p>111.108</text:p>
          </table:table-cell>
          <table:table-cell office:value-type="percentage" office:value="0.84946253000810412" table:style-name="ce47">
            <text:p>84,9%</text:p>
          </table:table-cell>
          <table:table-cell office:value-type="float" office:value="95769" table:style-name="ce46">
            <text:p>95.769</text:p>
          </table:table-cell>
          <table:table-cell office:value-type="percentage" office:value="0.89472799125536029" table:style-name="ce47">
            <text:p>89,5%</text:p>
          </table:table-cell>
          <table:table-cell office:value-type="float" office:value="1098217" table:style-name="ce46">
            <text:p>1.098.217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2333076622992283" table:style-name="ce47">
            <text:p>92,3%</text:p>
          </table:table-cell>
          <table:table-cell office:value-type="percentage" office:value="0.82502424626239457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314" table:style-name="ce46">
            <text:p>89.314</text:p>
          </table:table-cell>
          <table:table-cell office:value-type="percentage" office:value="1" table:style-name="ce47">
            <text:p>100,0%</text:p>
          </table:table-cell>
          <table:table-cell office:value-type="float" office:value="114855" table:style-name="ce46">
            <text:p>114.855</text:p>
          </table:table-cell>
          <table:table-cell office:value-type="percentage" office:value="1" table:style-name="ce47">
            <text:p>100,0%</text:p>
          </table:table-cell>
          <table:table-cell office:value-type="float" office:value="149264" table:style-name="ce46">
            <text:p>149.264</text:p>
          </table:table-cell>
          <table:table-cell office:value-type="percentage" office:value="0.98206460951378383" table:style-name="ce47">
            <text:p>98,2%</text:p>
          </table:table-cell>
          <table:table-cell office:value-type="float" office:value="154543" table:style-name="ce46">
            <text:p>154.543</text:p>
          </table:table-cell>
          <table:table-cell office:value-type="percentage" office:value="0.95348062412467682" table:style-name="ce47">
            <text:p>95,3%</text:p>
          </table:table-cell>
          <table:table-cell office:value-type="float" office:value="152692" table:style-name="ce46">
            <text:p>152.692</text:p>
          </table:table-cell>
          <table:table-cell office:value-type="percentage" office:value="0.92027483124397302" table:style-name="ce47">
            <text:p>92,0%</text:p>
          </table:table-cell>
          <table:table-cell office:value-type="float" office:value="93254" table:style-name="ce46">
            <text:p>93.254</text:p>
          </table:table-cell>
          <table:table-cell office:value-type="percentage" office:value="0.85876361761103592" table:style-name="ce47">
            <text:p>85,9%</text:p>
          </table:table-cell>
          <table:table-cell office:value-type="float" office:value="69025" table:style-name="ce46">
            <text:p>69.025</text:p>
          </table:table-cell>
          <table:table-cell office:value-type="percentage" office:value="0.87106584891850281" table:style-name="ce47">
            <text:p>87,1%</text:p>
          </table:table-cell>
          <table:table-cell office:value-type="float" office:value="63167" table:style-name="ce46">
            <text:p>63.167</text:p>
          </table:table-cell>
          <table:table-cell office:value-type="percentage" office:value="0.96798761799681254" table:style-name="ce47">
            <text:p>96,8%</text:p>
          </table:table-cell>
          <table:table-cell office:value-type="float" office:value="886114" table:style-name="ce46">
            <text:p>886.114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5235300882264118" table:style-name="ce47">
            <text:p>95,2%</text:p>
          </table:table-cell>
          <table:table-cell office:value-type="percentage" office:value="0.87483821030734854" table:style-name="ce47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872" table:style-name="ce46">
            <text:p>51.872</text:p>
          </table:table-cell>
          <table:table-cell office:value-type="percentage" office:value="0.96716573751235246" table:style-name="ce47">
            <text:p>96,7%</text:p>
          </table:table-cell>
          <table:table-cell office:value-type="float" office:value="79968" table:style-name="ce46">
            <text:p>79.968</text:p>
          </table:table-cell>
          <table:table-cell office:value-type="percentage" office:value="0.91670678863745791" table:style-name="ce47">
            <text:p>91,7%</text:p>
          </table:table-cell>
          <table:table-cell office:value-type="float" office:value="112255" table:style-name="ce46">
            <text:p>112.255</text:p>
          </table:table-cell>
          <table:table-cell office:value-type="percentage" office:value="0.88117086496118313" table:style-name="ce47">
            <text:p>88,1%</text:p>
          </table:table-cell>
          <table:table-cell office:value-type="float" office:value="153802" table:style-name="ce46">
            <text:p>153.802</text:p>
          </table:table-cell>
          <table:table-cell office:value-type="percentage" office:value="0.86645108952835925" table:style-name="ce47">
            <text:p>86,6%</text:p>
          </table:table-cell>
          <table:table-cell office:value-type="float" office:value="174062" table:style-name="ce46">
            <text:p>174.062</text:p>
          </table:table-cell>
          <table:table-cell office:value-type="percentage" office:value="0.80352501811903632" table:style-name="ce47">
            <text:p>80,4%</text:p>
          </table:table-cell>
          <table:table-cell office:value-type="float" office:value="135689" table:style-name="ce46">
            <text:p>135.689</text:p>
          </table:table-cell>
          <table:table-cell office:value-type="percentage" office:value="0.73725189761310972" table:style-name="ce47">
            <text:p>73,7%</text:p>
          </table:table-cell>
          <table:table-cell office:value-type="float" office:value="105112" table:style-name="ce46">
            <text:p>105.112</text:p>
          </table:table-cell>
          <table:table-cell office:value-type="percentage" office:value="0.76604986407993414" table:style-name="ce47">
            <text:p>76,6%</text:p>
          </table:table-cell>
          <table:table-cell office:value-type="float" office:value="84854" table:style-name="ce46">
            <text:p>84.854</text:p>
          </table:table-cell>
          <table:table-cell office:value-type="percentage" office:value="0.85249557948882815" table:style-name="ce47">
            <text:p>85,2%</text:p>
          </table:table-cell>
          <table:table-cell office:value-type="float" office:value="897614" table:style-name="ce46">
            <text:p>897.614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867870460040605" table:style-name="ce47">
            <text:p>82,9%</text:p>
          </table:table-cell>
          <table:table-cell office:value-type="percentage" office:value="0.73588489680473856" table:style-name="ce47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906" table:style-name="ce46">
            <text:p>94.906</text:p>
          </table:table-cell>
          <table:table-cell office:value-type="percentage" office:value="0.94563679480281382" table:style-name="ce47">
            <text:p>94,6%</text:p>
          </table:table-cell>
          <table:table-cell office:value-type="float" office:value="156282" table:style-name="ce46">
            <text:p>156.282</text:p>
          </table:table-cell>
          <table:table-cell office:value-type="percentage" office:value="0.93332775939705936" table:style-name="ce47">
            <text:p>93,3%</text:p>
          </table:table-cell>
          <table:table-cell office:value-type="float" office:value="229623" table:style-name="ce46">
            <text:p>229.623</text:p>
          </table:table-cell>
          <table:table-cell office:value-type="percentage" office:value="0.9128142950845739" table:style-name="ce47">
            <text:p>91,3%</text:p>
          </table:table-cell>
          <table:table-cell office:value-type="float" office:value="326233" table:style-name="ce46">
            <text:p>326.233</text:p>
          </table:table-cell>
          <table:table-cell office:value-type="percentage" office:value="0.88590809972654228" table:style-name="ce47">
            <text:p>88,6%</text:p>
          </table:table-cell>
          <table:table-cell office:value-type="float" office:value="325470" table:style-name="ce46">
            <text:p>325.470</text:p>
          </table:table-cell>
          <table:table-cell office:value-type="percentage" office:value="0.82584590401035252" table:style-name="ce47">
            <text:p>82,6%</text:p>
          </table:table-cell>
          <table:table-cell office:value-type="float" office:value="240081" table:style-name="ce46">
            <text:p>240.081</text:p>
          </table:table-cell>
          <table:table-cell office:value-type="percentage" office:value="0.76737027826965243" table:style-name="ce47">
            <text:p>76,7%</text:p>
          </table:table-cell>
          <table:table-cell office:value-type="float" office:value="201901" table:style-name="ce46">
            <text:p>201.901</text:p>
          </table:table-cell>
          <table:table-cell office:value-type="percentage" office:value="0.79279148391454068" table:style-name="ce47">
            <text:p>79,3%</text:p>
          </table:table-cell>
          <table:table-cell office:value-type="float" office:value="173118" table:style-name="ce46">
            <text:p>173.118</text:p>
          </table:table-cell>
          <table:table-cell office:value-type="percentage" office:value="0.93950560334301148" table:style-name="ce47">
            <text:p>94,0%</text:p>
          </table:table-cell>
          <table:table-cell office:value-type="float" office:value="1747614" table:style-name="ce46">
            <text:p>1.747.614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940635737268456" table:style-name="ce47">
            <text:p>85,9%</text:p>
          </table:table-cell>
          <table:table-cell office:value-type="percentage" office:value="0.77866607496360896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601" table:style-name="ce46">
            <text:p>42.601</text:p>
          </table:table-cell>
          <table:table-cell office:value-type="percentage" office:value="1" table:style-name="ce47">
            <text:p>100,0%</text:p>
          </table:table-cell>
          <table:table-cell office:value-type="float" office:value="56233" table:style-name="ce46">
            <text:p>56.233</text:p>
          </table:table-cell>
          <table:table-cell office:value-type="percentage" office:value="1" table:style-name="ce47">
            <text:p>100,0%</text:p>
          </table:table-cell>
          <table:table-cell office:value-type="float" office:value="77318" table:style-name="ce46">
            <text:p>77.318</text:p>
          </table:table-cell>
          <table:table-cell office:value-type="percentage" office:value="0.9755352839496827" table:style-name="ce47">
            <text:p>97,6%</text:p>
          </table:table-cell>
          <table:table-cell office:value-type="float" office:value="85253" table:style-name="ce46">
            <text:p>85.253</text:p>
          </table:table-cell>
          <table:table-cell office:value-type="percentage" office:value="0.93715510607892716" table:style-name="ce47">
            <text:p>93,7%</text:p>
          </table:table-cell>
          <table:table-cell office:value-type="float" office:value="89574" table:style-name="ce46">
            <text:p>89.574</text:p>
          </table:table-cell>
          <table:table-cell office:value-type="percentage" office:value="0.91978313104553011" table:style-name="ce47">
            <text:p>92,0%</text:p>
          </table:table-cell>
          <table:table-cell office:value-type="float" office:value="57028" table:style-name="ce46">
            <text:p>57.028</text:p>
          </table:table-cell>
          <table:table-cell office:value-type="percentage" office:value="0.84916167842997115" table:style-name="ce47">
            <text:p>84,9%</text:p>
          </table:table-cell>
          <table:table-cell office:value-type="float" office:value="43618" table:style-name="ce46">
            <text:p>43.618</text:p>
          </table:table-cell>
          <table:table-cell office:value-type="percentage" office:value="0.8573899711045152" table:style-name="ce47">
            <text:p>85,7%</text:p>
          </table:table-cell>
          <table:table-cell office:value-type="float" office:value="43382" table:style-name="ce46">
            <text:p>43.382</text:p>
          </table:table-cell>
          <table:table-cell office:value-type="percentage" office:value="0.95801956584148573" table:style-name="ce47">
            <text:p>95,8%</text:p>
          </table:table-cell>
          <table:table-cell office:value-type="float" office:value="495007" table:style-name="ce46">
            <text:p>495.007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918172814583478" table:style-name="ce47">
            <text:p>93,9%</text:p>
          </table:table-cell>
          <table:table-cell office:value-type="percentage" office:value="0.84811575331317302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30085" table:style-name="ce46">
            <text:p>230.085</text:p>
          </table:table-cell>
          <table:table-cell office:value-type="percentage" office:value="1" table:style-name="ce47">
            <text:p>100,0%</text:p>
          </table:table-cell>
          <table:table-cell office:value-type="float" office:value="252384" table:style-name="ce46">
            <text:p>252.384</text:p>
          </table:table-cell>
          <table:table-cell office:value-type="percentage" office:value="1" table:style-name="ce47">
            <text:p>100,0%</text:p>
          </table:table-cell>
          <table:table-cell office:value-type="float" office:value="324736" table:style-name="ce46">
            <text:p>324.736</text:p>
          </table:table-cell>
          <table:table-cell office:value-type="percentage" office:value="0.99233902635044902" table:style-name="ce47">
            <text:p>99,2%</text:p>
          </table:table-cell>
          <table:table-cell office:value-type="float" office:value="358048" table:style-name="ce46">
            <text:p>358.048</text:p>
          </table:table-cell>
          <table:table-cell office:value-type="percentage" office:value="0.93925808558694446" table:style-name="ce47">
            <text:p>93,9%</text:p>
          </table:table-cell>
          <table:table-cell office:value-type="float" office:value="326494" table:style-name="ce46">
            <text:p>326.494</text:p>
          </table:table-cell>
          <table:table-cell office:value-type="percentage" office:value="0.90641917590685228" table:style-name="ce47">
            <text:p>90,6%</text:p>
          </table:table-cell>
          <table:table-cell office:value-type="float" office:value="219351" table:style-name="ce46">
            <text:p>219.351</text:p>
          </table:table-cell>
          <table:table-cell office:value-type="percentage" office:value="0.84723563356018883" table:style-name="ce47">
            <text:p>84,7%</text:p>
          </table:table-cell>
          <table:table-cell office:value-type="float" office:value="181577" table:style-name="ce46">
            <text:p>181.577</text:p>
          </table:table-cell>
          <table:table-cell office:value-type="percentage" office:value="0.8573890706821734" table:style-name="ce47">
            <text:p>85,7%</text:p>
          </table:table-cell>
          <table:table-cell office:value-type="float" office:value="156633" table:style-name="ce46">
            <text:p>156.633</text:p>
          </table:table-cell>
          <table:table-cell office:value-type="percentage" office:value="0.93124175079370741" table:style-name="ce47">
            <text:p>93,1%</text:p>
          </table:table-cell>
          <table:table-cell office:value-type="float" office:value="2049308" table:style-name="ce46">
            <text:p>2.049.308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344724970524585" table:style-name="ce47">
            <text:p>94,3%</text:p>
          </table:table-cell>
          <table:table-cell office:value-type="percentage" office:value="0.85865495931743629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151" table:style-name="ce46">
            <text:p>139.151</text:p>
          </table:table-cell>
          <table:table-cell office:value-type="percentage" office:value="1" table:style-name="ce47">
            <text:p>100,0%</text:p>
          </table:table-cell>
          <table:table-cell office:value-type="float" office:value="159624" table:style-name="ce46">
            <text:p>159.624</text:p>
          </table:table-cell>
          <table:table-cell office:value-type="percentage" office:value="1" table:style-name="ce47">
            <text:p>100,0%</text:p>
          </table:table-cell>
          <table:table-cell office:value-type="float" office:value="225750" table:style-name="ce46">
            <text:p>225.750</text:p>
          </table:table-cell>
          <table:table-cell office:value-type="percentage" office:value="0.99000999877208062" table:style-name="ce47">
            <text:p>99,0%</text:p>
          </table:table-cell>
          <table:table-cell office:value-type="float" office:value="290553" table:style-name="ce46">
            <text:p>290.553</text:p>
          </table:table-cell>
          <table:table-cell office:value-type="percentage" office:value="0.93303297613733793" table:style-name="ce47">
            <text:p>93,3%</text:p>
          </table:table-cell>
          <table:table-cell office:value-type="float" office:value="292723" table:style-name="ce46">
            <text:p>292.723</text:p>
          </table:table-cell>
          <table:table-cell office:value-type="percentage" office:value="0.88521263695222885" table:style-name="ce47">
            <text:p>88,5%</text:p>
          </table:table-cell>
          <table:table-cell office:value-type="float" office:value="213112" table:style-name="ce46">
            <text:p>213.112</text:p>
          </table:table-cell>
          <table:table-cell office:value-type="percentage" office:value="0.82681347502046554" table:style-name="ce47">
            <text:p>82,7%</text:p>
          </table:table-cell>
          <table:table-cell office:value-type="float" office:value="181615" table:style-name="ce46">
            <text:p>181.615</text:p>
          </table:table-cell>
          <table:table-cell office:value-type="percentage" office:value="0.82932253232994813" table:style-name="ce47">
            <text:p>82,9%</text:p>
          </table:table-cell>
          <table:table-cell office:value-type="float" office:value="160747" table:style-name="ce46">
            <text:p>160.747</text:p>
          </table:table-cell>
          <table:table-cell office:value-type="percentage" office:value="0.90400751338462226" table:style-name="ce47">
            <text:p>90,4%</text:p>
          </table:table-cell>
          <table:table-cell office:value-type="float" office:value="1663275" table:style-name="ce46">
            <text:p>1.663.275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585897553084061" table:style-name="ce47">
            <text:p>91,6%</text:p>
          </table:table-cell>
          <table:table-cell office:value-type="percentage" office:value="0.81188593887895288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1370" table:style-name="ce46">
            <text:p>461.370</text:p>
          </table:table-cell>
          <table:table-cell office:value-type="percentage" office:value="1" table:style-name="ce47">
            <text:p>100,0%</text:p>
          </table:table-cell>
          <table:table-cell office:value-type="float" office:value="622372" table:style-name="ce46">
            <text:p>622.372</text:p>
          </table:table-cell>
          <table:table-cell office:value-type="percentage" office:value="0.97897869555916295" table:style-name="ce47">
            <text:p>97,9%</text:p>
          </table:table-cell>
          <table:table-cell office:value-type="float" office:value="810545" table:style-name="ce46">
            <text:p>810.545</text:p>
          </table:table-cell>
          <table:table-cell office:value-type="percentage" office:value="0.95080376875108508" table:style-name="ce47">
            <text:p>95,1%</text:p>
          </table:table-cell>
          <table:table-cell office:value-type="float" office:value="1045725" table:style-name="ce46">
            <text:p>1.045.725</text:p>
          </table:table-cell>
          <table:table-cell office:value-type="percentage" office:value="0.952910558674541" table:style-name="ce47">
            <text:p>95,3%</text:p>
          </table:table-cell>
          <table:table-cell office:value-type="float" office:value="1168142" table:style-name="ce46">
            <text:p>1.168.142</text:p>
          </table:table-cell>
          <table:table-cell office:value-type="percentage" office:value="0.91580911464254078" table:style-name="ce47">
            <text:p>91,6%</text:p>
          </table:table-cell>
          <table:table-cell office:value-type="float" office:value="835818" table:style-name="ce46">
            <text:p>835.818</text:p>
          </table:table-cell>
          <table:table-cell office:value-type="percentage" office:value="0.86467389730071964" table:style-name="ce47">
            <text:p>86,5%</text:p>
          </table:table-cell>
          <table:table-cell office:value-type="float" office:value="702769" table:style-name="ce46">
            <text:p>702.769</text:p>
          </table:table-cell>
          <table:table-cell office:value-type="percentage" office:value="0.84768089702779936" table:style-name="ce47">
            <text:p>84,8%</text:p>
          </table:table-cell>
          <table:table-cell office:value-type="float" office:value="611181" table:style-name="ce46">
            <text:p>611.181</text:p>
          </table:table-cell>
          <table:table-cell office:value-type="percentage" office:value="0.91035847968982497" table:style-name="ce47">
            <text:p>91,0%</text:p>
          </table:table-cell>
          <table:table-cell office:value-type="float" office:value="6257922" table:style-name="ce46">
            <text:p>6.257.922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226688314809447" table:style-name="ce47">
            <text:p>92,3%</text:p>
          </table:table-cell>
          <table:table-cell office:value-type="percentage" office:value="0.81576269222250919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9204" table:style-name="ce46">
            <text:p>299.204</text:p>
          </table:table-cell>
          <table:table-cell office:value-type="percentage" office:value="1" table:style-name="ce47">
            <text:p>100,0%</text:p>
          </table:table-cell>
          <table:table-cell office:value-type="float" office:value="437972" table:style-name="ce46">
            <text:p>437.972</text:p>
          </table:table-cell>
          <table:table-cell office:value-type="percentage" office:value="0.99589791166411989" table:style-name="ce47">
            <text:p>99,6%</text:p>
          </table:table-cell>
          <table:table-cell office:value-type="float" office:value="577001" table:style-name="ce46">
            <text:p>577.001</text:p>
          </table:table-cell>
          <table:table-cell office:value-type="percentage" office:value="0.96627424054660549" table:style-name="ce47">
            <text:p>96,6%</text:p>
          </table:table-cell>
          <table:table-cell office:value-type="float" office:value="724329" table:style-name="ce46">
            <text:p>724.329</text:p>
          </table:table-cell>
          <table:table-cell office:value-type="percentage" office:value="0.95019388793854354" table:style-name="ce47">
            <text:p>95,0%</text:p>
          </table:table-cell>
          <table:table-cell office:value-type="float" office:value="768649" table:style-name="ce46">
            <text:p>768.649</text:p>
          </table:table-cell>
          <table:table-cell office:value-type="percentage" office:value="0.91427140687241815" table:style-name="ce47">
            <text:p>91,4%</text:p>
          </table:table-cell>
          <table:table-cell office:value-type="float" office:value="531911" table:style-name="ce46">
            <text:p>531.911</text:p>
          </table:table-cell>
          <table:table-cell office:value-type="percentage" office:value="0.86641603724257676" table:style-name="ce47">
            <text:p>86,6%</text:p>
          </table:table-cell>
          <table:table-cell office:value-type="float" office:value="450147" table:style-name="ce46">
            <text:p>450.147</text:p>
          </table:table-cell>
          <table:table-cell office:value-type="percentage" office:value="0.87786798446876102" table:style-name="ce47">
            <text:p>87,8%</text:p>
          </table:table-cell>
          <table:table-cell office:value-type="float" office:value="408596" table:style-name="ce46">
            <text:p>408.596</text:p>
          </table:table-cell>
          <table:table-cell office:value-type="percentage" office:value="0.94414341138112945" table:style-name="ce47">
            <text:p>94,4%</text:p>
          </table:table-cell>
          <table:table-cell office:value-type="float" office:value="4197809" table:style-name="ce46">
            <text:p>4.197.809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3450238266652952" table:style-name="ce47">
            <text:p>93,5%</text:p>
          </table:table-cell>
          <table:table-cell office:value-type="percentage" office:value="0.83173599601350889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451" table:style-name="ce46">
            <text:p>78.451</text:p>
          </table:table-cell>
          <table:table-cell office:value-type="percentage" office:value="1" table:style-name="ce47">
            <text:p>100,0%</text:p>
          </table:table-cell>
          <table:table-cell office:value-type="float" office:value="96173" table:style-name="ce46">
            <text:p>96.173</text:p>
          </table:table-cell>
          <table:table-cell office:value-type="percentage" office:value="1" table:style-name="ce47">
            <text:p>100,0%</text:p>
          </table:table-cell>
          <table:table-cell office:value-type="float" office:value="133507" table:style-name="ce46">
            <text:p>133.507</text:p>
          </table:table-cell>
          <table:table-cell office:value-type="percentage" office:value="1" table:style-name="ce47">
            <text:p>100,0%</text:p>
          </table:table-cell>
          <table:table-cell office:value-type="float" office:value="162401" table:style-name="ce46">
            <text:p>162.401</text:p>
          </table:table-cell>
          <table:table-cell office:value-type="percentage" office:value="0.96694313290027567" table:style-name="ce47">
            <text:p>96,7%</text:p>
          </table:table-cell>
          <table:table-cell office:value-type="float" office:value="147447" table:style-name="ce46">
            <text:p>147.447</text:p>
          </table:table-cell>
          <table:table-cell office:value-type="percentage" office:value="0.93595749542961604" table:style-name="ce47">
            <text:p>93,6%</text:p>
          </table:table-cell>
          <table:table-cell office:value-type="float" office:value="114975" table:style-name="ce46">
            <text:p>114.975</text:p>
          </table:table-cell>
          <table:table-cell office:value-type="percentage" office:value="0.88549929914819547" table:style-name="ce47">
            <text:p>88,5%</text:p>
          </table:table-cell>
          <table:table-cell office:value-type="float" office:value="95813" table:style-name="ce46">
            <text:p>95.813</text:p>
          </table:table-cell>
          <table:table-cell office:value-type="percentage" office:value="0.85162569107425379" table:style-name="ce47">
            <text:p>85,2%</text:p>
          </table:table-cell>
          <table:table-cell office:value-type="float" office:value="81489" table:style-name="ce46">
            <text:p>81.489</text:p>
          </table:table-cell>
          <table:table-cell office:value-type="percentage" office:value="0.95076363042387613" table:style-name="ce47">
            <text:p>95,1%</text:p>
          </table:table-cell>
          <table:table-cell office:value-type="float" office:value="910256" table:style-name="ce46">
            <text:p>910.256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827516870374463" table:style-name="ce47">
            <text:p>95,8%</text:p>
          </table:table-cell>
          <table:table-cell office:value-type="percentage" office:value="0.860356200714745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3137" table:style-name="ce46">
            <text:p>243.137</text:p>
          </table:table-cell>
          <table:table-cell office:value-type="percentage" office:value="1" table:style-name="ce47">
            <text:p>100,0%</text:p>
          </table:table-cell>
          <table:table-cell office:value-type="float" office:value="292425" table:style-name="ce46">
            <text:p>292.425</text:p>
          </table:table-cell>
          <table:table-cell office:value-type="percentage" office:value="1" table:style-name="ce47">
            <text:p>100,0%</text:p>
          </table:table-cell>
          <table:table-cell office:value-type="float" office:value="348358" table:style-name="ce46">
            <text:p>348.358</text:p>
          </table:table-cell>
          <table:table-cell office:value-type="percentage" office:value="0.98527007687390755" table:style-name="ce47">
            <text:p>98,5%</text:p>
          </table:table-cell>
          <table:table-cell office:value-type="float" office:value="394001" table:style-name="ce46">
            <text:p>394.001</text:p>
          </table:table-cell>
          <table:table-cell office:value-type="percentage" office:value="0.96285679374389055" table:style-name="ce47">
            <text:p>96,3%</text:p>
          </table:table-cell>
          <table:table-cell office:value-type="float" office:value="412799" table:style-name="ce46">
            <text:p>412.799</text:p>
          </table:table-cell>
          <table:table-cell office:value-type="percentage" office:value="0.93216917285592671" table:style-name="ce47">
            <text:p>93,2%</text:p>
          </table:table-cell>
          <table:table-cell office:value-type="float" office:value="269295" table:style-name="ce46">
            <text:p>269.295</text:p>
          </table:table-cell>
          <table:table-cell office:value-type="percentage" office:value="0.87264013376625904" table:style-name="ce47">
            <text:p>87,3%</text:p>
          </table:table-cell>
          <table:table-cell office:value-type="float" office:value="205117" table:style-name="ce46">
            <text:p>205.117</text:p>
          </table:table-cell>
          <table:table-cell office:value-type="percentage" office:value="0.890411613026454" table:style-name="ce47">
            <text:p>89,0%</text:p>
          </table:table-cell>
          <table:table-cell office:value-type="float" office:value="177332" table:style-name="ce46">
            <text:p>177.332</text:p>
          </table:table-cell>
          <table:table-cell office:value-type="percentage" office:value="0.96720918055676763" table:style-name="ce47">
            <text:p>96,7%</text:p>
          </table:table-cell>
          <table:table-cell office:value-type="float" office:value="2342464" table:style-name="ce46">
            <text:p>2.342.464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372266987822696" table:style-name="ce47">
            <text:p>95,4%</text:p>
          </table:table-cell>
          <table:table-cell office:value-type="percentage" office:value="0.86858424339865825" table:style-name="ce47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92" table:style-name="ce46">
            <text:p>23.492</text:p>
          </table:table-cell>
          <table:table-cell office:value-type="percentage" office:value="1" table:style-name="ce47">
            <text:p>100,0%</text:p>
          </table:table-cell>
          <table:table-cell office:value-type="float" office:value="28791" table:style-name="ce46">
            <text:p>28.791</text:p>
          </table:table-cell>
          <table:table-cell office:value-type="percentage" office:value="1" table:style-name="ce47">
            <text:p>100,0%</text:p>
          </table:table-cell>
          <table:table-cell office:value-type="float" office:value="38544" table:style-name="ce46">
            <text:p>38.544</text:p>
          </table:table-cell>
          <table:table-cell office:value-type="percentage" office:value="0.9981871859947169" table:style-name="ce47">
            <text:p>99,8%</text:p>
          </table:table-cell>
          <table:table-cell office:value-type="float" office:value="45984" table:style-name="ce46">
            <text:p>45.984</text:p>
          </table:table-cell>
          <table:table-cell office:value-type="percentage" office:value="0.96808421052631577" table:style-name="ce47">
            <text:p>96,8%</text:p>
          </table:table-cell>
          <table:table-cell office:value-type="float" office:value="48556" table:style-name="ce46">
            <text:p>48.556</text:p>
          </table:table-cell>
          <table:table-cell office:value-type="percentage" office:value="0.93875183667156448" table:style-name="ce47">
            <text:p>93,9%</text:p>
          </table:table-cell>
          <table:table-cell office:value-type="float" office:value="32619" table:style-name="ce46">
            <text:p>32.619</text:p>
          </table:table-cell>
          <table:table-cell office:value-type="percentage" office:value="0.88073766065449832" table:style-name="ce47">
            <text:p>88,1%</text:p>
          </table:table-cell>
          <table:table-cell office:value-type="float" office:value="25896" table:style-name="ce46">
            <text:p>25.896</text:p>
          </table:table-cell>
          <table:table-cell office:value-type="percentage" office:value="0.85844991049525954" table:style-name="ce47">
            <text:p>85,8%</text:p>
          </table:table-cell>
          <table:table-cell office:value-type="float" office:value="25563" table:style-name="ce46">
            <text:p>25.563</text:p>
          </table:table-cell>
          <table:table-cell office:value-type="percentage" office:value="0.98375986145853378" table:style-name="ce47">
            <text:p>98,4%</text:p>
          </table:table-cell>
          <table:table-cell office:value-type="float" office:value="269445" table:style-name="ce46">
            <text:p>269.445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724725467974525" table:style-name="ce47">
            <text:p>95,7%</text:p>
          </table:table-cell>
          <table:table-cell office:value-type="percentage" office:value="0.85219940792470017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099" table:style-name="ce46">
            <text:p>375.099</text:p>
          </table:table-cell>
          <table:table-cell office:value-type="percentage" office:value="1" table:style-name="ce47">
            <text:p>100,0%</text:p>
          </table:table-cell>
          <table:table-cell office:value-type="float" office:value="512912" table:style-name="ce46">
            <text:p>512.912</text:p>
          </table:table-cell>
          <table:table-cell office:value-type="percentage" office:value="0.97317522056730865" table:style-name="ce47">
            <text:p>97,3%</text:p>
          </table:table-cell>
          <table:table-cell office:value-type="float" office:value="694682" table:style-name="ce46">
            <text:p>694.682</text:p>
          </table:table-cell>
          <table:table-cell office:value-type="percentage" office:value="0.96422275830096971" table:style-name="ce47">
            <text:p>96,4%</text:p>
          </table:table-cell>
          <table:table-cell office:value-type="float" office:value="951416" table:style-name="ce46">
            <text:p>951.416</text:p>
          </table:table-cell>
          <table:table-cell office:value-type="percentage" office:value="0.96126026638808038" table:style-name="ce47">
            <text:p>96,1%</text:p>
          </table:table-cell>
          <table:table-cell office:value-type="float" office:value="1055012" table:style-name="ce46">
            <text:p>1.055.012</text:p>
          </table:table-cell>
          <table:table-cell office:value-type="percentage" office:value="0.91261408627608387" table:style-name="ce47">
            <text:p>91,3%</text:p>
          </table:table-cell>
          <table:table-cell office:value-type="float" office:value="783389" table:style-name="ce46">
            <text:p>783.389</text:p>
          </table:table-cell>
          <table:table-cell office:value-type="percentage" office:value="0.86961671499171889" table:style-name="ce47">
            <text:p>87,0%</text:p>
          </table:table-cell>
          <table:table-cell office:value-type="float" office:value="640729" table:style-name="ce46">
            <text:p>640.729</text:p>
          </table:table-cell>
          <table:table-cell office:value-type="percentage" office:value="0.8710800114742977" table:style-name="ce47">
            <text:p>87,1%</text:p>
          </table:table-cell>
          <table:table-cell office:value-type="float" office:value="508719" table:style-name="ce46">
            <text:p>508.719</text:p>
          </table:table-cell>
          <table:table-cell office:value-type="percentage" office:value="0.89133230542804076" table:style-name="ce47">
            <text:p>89,1%</text:p>
          </table:table-cell>
          <table:table-cell office:value-type="float" office:value="5521958" table:style-name="ce46">
            <text:p>5.521.958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481043084234427" table:style-name="ce47">
            <text:p>92,5%</text:p>
          </table:table-cell>
          <table:table-cell office:value-type="percentage" office:value="0.81736213532967383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97" table:style-name="ce46">
            <text:p>72.897</text:p>
          </table:table-cell>
          <table:table-cell office:value-type="percentage" office:value="1" table:style-name="ce47">
            <text:p>100,0%</text:p>
          </table:table-cell>
          <table:table-cell office:value-type="float" office:value="103907" table:style-name="ce46">
            <text:p>103.907</text:p>
          </table:table-cell>
          <table:table-cell office:value-type="percentage" office:value="0.99985566097650158" table:style-name="ce47">
            <text:p>100,0%</text:p>
          </table:table-cell>
          <table:table-cell office:value-type="float" office:value="149937" table:style-name="ce46">
            <text:p>149.937</text:p>
          </table:table-cell>
          <table:table-cell office:value-type="percentage" office:value="0.97652744218156717" table:style-name="ce47">
            <text:p>97,7%</text:p>
          </table:table-cell>
          <table:table-cell office:value-type="float" office:value="210139" table:style-name="ce46">
            <text:p>210.139</text:p>
          </table:table-cell>
          <table:table-cell office:value-type="percentage" office:value="0.96348514234100402" table:style-name="ce47">
            <text:p>96,3%</text:p>
          </table:table-cell>
          <table:table-cell office:value-type="float" office:value="237132" table:style-name="ce46">
            <text:p>237.132</text:p>
          </table:table-cell>
          <table:table-cell office:value-type="percentage" office:value="0.93925566804505922" table:style-name="ce47">
            <text:p>93,9%</text:p>
          </table:table-cell>
          <table:table-cell office:value-type="float" office:value="175232" table:style-name="ce46">
            <text:p>175.232</text:p>
          </table:table-cell>
          <table:table-cell office:value-type="percentage" office:value="0.88023549032018245" table:style-name="ce47">
            <text:p>88,0%</text:p>
          </table:table-cell>
          <table:table-cell office:value-type="float" office:value="150622" table:style-name="ce46">
            <text:p>150.622</text:p>
          </table:table-cell>
          <table:table-cell office:value-type="percentage" office:value="0.8659472573718372" table:style-name="ce47">
            <text:p>86,6%</text:p>
          </table:table-cell>
          <table:table-cell office:value-type="float" office:value="132659" table:style-name="ce46">
            <text:p>132.659</text:p>
          </table:table-cell>
          <table:table-cell office:value-type="percentage" office:value="0.91731896885545172" table:style-name="ce47">
            <text:p>91,7%</text:p>
          </table:table-cell>
          <table:table-cell office:value-type="float" office:value="1232525" table:style-name="ce46">
            <text:p>1.232.525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542190656747726" table:style-name="ce47">
            <text:p>93,5%</text:p>
          </table:table-cell>
          <table:table-cell office:value-type="percentage" office:value="0.81458234748287595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89" table:style-name="ce46">
            <text:p>42.589</text:p>
          </table:table-cell>
          <table:table-cell office:value-type="percentage" office:value="1" table:style-name="ce47">
            <text:p>100,0%</text:p>
          </table:table-cell>
          <table:table-cell office:value-type="float" office:value="56016" table:style-name="ce46">
            <text:p>56.016</text:p>
          </table:table-cell>
          <table:table-cell office:value-type="percentage" office:value="0.98898305084745763" table:style-name="ce47">
            <text:p>98,9%</text:p>
          </table:table-cell>
          <table:table-cell office:value-type="float" office:value="72660" table:style-name="ce46">
            <text:p>72.660</text:p>
          </table:table-cell>
          <table:table-cell office:value-type="percentage" office:value="0.96022201665124884" table:style-name="ce47">
            <text:p>96,0%</text:p>
          </table:table-cell>
          <table:table-cell office:value-type="float" office:value="92586" table:style-name="ce46">
            <text:p>92.586</text:p>
          </table:table-cell>
          <table:table-cell office:value-type="percentage" office:value="0.94767548977461158" table:style-name="ce47">
            <text:p>94,8%</text:p>
          </table:table-cell>
          <table:table-cell office:value-type="float" office:value="96677" table:style-name="ce46">
            <text:p>96.677</text:p>
          </table:table-cell>
          <table:table-cell office:value-type="percentage" office:value="0.9144367829138409" table:style-name="ce47">
            <text:p>91,4%</text:p>
          </table:table-cell>
          <table:table-cell office:value-type="float" office:value="66152" table:style-name="ce46">
            <text:p>66.152</text:p>
          </table:table-cell>
          <table:table-cell office:value-type="percentage" office:value="0.86215120749651375" table:style-name="ce47">
            <text:p>86,2%</text:p>
          </table:table-cell>
          <table:table-cell office:value-type="float" office:value="60159" table:style-name="ce46">
            <text:p>60.159</text:p>
          </table:table-cell>
          <table:table-cell office:value-type="percentage" office:value="0.87437865178337837" table:style-name="ce47">
            <text:p>87,4%</text:p>
          </table:table-cell>
          <table:table-cell office:value-type="float" office:value="53376" table:style-name="ce46">
            <text:p>53.376</text:p>
          </table:table-cell>
          <table:table-cell office:value-type="percentage" office:value="0.92793936127675114" table:style-name="ce47">
            <text:p>92,8%</text:p>
          </table:table-cell>
          <table:table-cell office:value-type="float" office:value="540215" table:style-name="ce46">
            <text:p>540.215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3112583466339405" table:style-name="ce47">
            <text:p>93,1%</text:p>
          </table:table-cell>
          <table:table-cell office:value-type="percentage" office:value="0.82142737670568411" table:style-name="ce47">
            <text:p>82,1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5103" table:style-name="ce46">
            <text:p>165.103</text:p>
          </table:table-cell>
          <table:table-cell office:value-type="percentage" office:value="1" table:style-name="ce47">
            <text:p>100,0%</text:p>
          </table:table-cell>
          <table:table-cell office:value-type="float" office:value="214639" table:style-name="ce46">
            <text:p>214.639</text:p>
          </table:table-cell>
          <table:table-cell office:value-type="percentage" office:value="0.99201815442352315" table:style-name="ce47">
            <text:p>99,2%</text:p>
          </table:table-cell>
          <table:table-cell office:value-type="float" office:value="280605" table:style-name="ce46">
            <text:p>280.605</text:p>
          </table:table-cell>
          <table:table-cell office:value-type="percentage" office:value="0.98747901732456367" table:style-name="ce47">
            <text:p>98,7%</text:p>
          </table:table-cell>
          <table:table-cell office:value-type="float" office:value="327614" table:style-name="ce46">
            <text:p>327.614</text:p>
          </table:table-cell>
          <table:table-cell office:value-type="percentage" office:value="0.97080307111510167" table:style-name="ce47">
            <text:p>97,1%</text:p>
          </table:table-cell>
          <table:table-cell office:value-type="float" office:value="327161" table:style-name="ce46">
            <text:p>327.161</text:p>
          </table:table-cell>
          <table:table-cell office:value-type="percentage" office:value="0.93994495265238576" table:style-name="ce47">
            <text:p>94,0%</text:p>
          </table:table-cell>
          <table:table-cell office:value-type="float" office:value="213010" table:style-name="ce46">
            <text:p>213.010</text:p>
          </table:table-cell>
          <table:table-cell office:value-type="percentage" office:value="0.89637469228017763" table:style-name="ce47">
            <text:p>89,6%</text:p>
          </table:table-cell>
          <table:table-cell office:value-type="float" office:value="176500" table:style-name="ce46">
            <text:p>176.500</text:p>
          </table:table-cell>
          <table:table-cell office:value-type="percentage" office:value="0.8859774615365309" table:style-name="ce47">
            <text:p>88,6%</text:p>
          </table:table-cell>
          <table:table-cell office:value-type="float" office:value="161066" table:style-name="ce46">
            <text:p>161.066</text:p>
          </table:table-cell>
          <table:table-cell office:value-type="percentage" office:value="0.93200321727607816" table:style-name="ce47">
            <text:p>93,2%</text:p>
          </table:table-cell>
          <table:table-cell office:value-type="float" office:value="1865698" table:style-name="ce46">
            <text:p>1.865.698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419774320765649" table:style-name="ce47">
            <text:p>95,4%</text:p>
          </table:table-cell>
          <table:table-cell office:value-type="percentage" office:value="0.85351167569723885" table:style-name="ce47">
            <text:p>85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9" table:style-name="ce46">
            <text:p>2.409</text:p>
          </table:table-cell>
          <table:table-cell office:value-type="percentage" office:value="0.84913641170250265" table:style-name="ce47">
            <text:p>84,9%</text:p>
          </table:table-cell>
          <table:table-cell office:value-type="float" office:value="3937" table:style-name="ce46">
            <text:p>3.937</text:p>
          </table:table-cell>
          <table:table-cell office:value-type="percentage" office:value="0.8939600363306085" table:style-name="ce47">
            <text:p>89,4%</text:p>
          </table:table-cell>
          <table:table-cell office:value-type="float" office:value="7730" table:style-name="ce46">
            <text:p>7.730</text:p>
          </table:table-cell>
          <table:table-cell office:value-type="percentage" office:value="0.92808260295353584" table:style-name="ce47">
            <text:p>92,8%</text:p>
          </table:table-cell>
          <table:table-cell office:value-type="float" office:value="10707" table:style-name="ce46">
            <text:p>10.707</text:p>
          </table:table-cell>
          <table:table-cell office:value-type="percentage" office:value="0.92645150125465081" table:style-name="ce47">
            <text:p>92,6%</text:p>
          </table:table-cell>
          <table:table-cell office:value-type="float" office:value="11351" table:style-name="ce46">
            <text:p>11.351</text:p>
          </table:table-cell>
          <table:table-cell office:value-type="percentage" office:value="0.91858865420409486" table:style-name="ce47">
            <text:p>91,9%</text:p>
          </table:table-cell>
          <table:table-cell office:value-type="float" office:value="9666" table:style-name="ce46">
            <text:p>9.666</text:p>
          </table:table-cell>
          <table:table-cell office:value-type="percentage" office:value="0.8479691200982542" table:style-name="ce47">
            <text:p>84,8%</text:p>
          </table:table-cell>
          <table:table-cell office:value-type="float" office:value="9914" table:style-name="ce46">
            <text:p>9.914</text:p>
          </table:table-cell>
          <table:table-cell office:value-type="percentage" office:value="0.91247123791992635" table:style-name="ce47">
            <text:p>91,2%</text:p>
          </table:table-cell>
          <table:table-cell office:value-type="float" office:value="9694" table:style-name="ce46">
            <text:p>9.694</text:p>
          </table:table-cell>
          <table:table-cell office:value-type="percentage" office:value="1.0444995151384548" table:style-name="ce47">
            <text:p>104,4%</text:p>
          </table:table-cell>
          <table:table-cell office:value-type="float" office:value="65408" table:style-name="ce46">
            <text:p>65.408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2086330935251803" table:style-name="ce47">
            <text:p>92,1%</text:p>
          </table:table-cell>
          <table:table-cell office:value-type="percentage" office:value="0.78316989355460565" table:style-name="ce47">
            <text:p>78,3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102" table:style-name="ce46">
            <text:p>2.102</text:p>
          </table:table-cell>
          <table:table-cell office:value-type="percentage" office:value="0.83711668657905214" table:style-name="ce47">
            <text:p>83,7%</text:p>
          </table:table-cell>
          <table:table-cell office:value-type="float" office:value="3433" table:style-name="ce46">
            <text:p>3.433</text:p>
          </table:table-cell>
          <table:table-cell office:value-type="percentage" office:value="0.90270838811464638" table:style-name="ce47">
            <text:p>90,3%</text:p>
          </table:table-cell>
          <table:table-cell office:value-type="float" office:value="7521" table:style-name="ce46">
            <text:p>7.521</text:p>
          </table:table-cell>
          <table:table-cell office:value-type="percentage" office:value="0.93953778888194883" table:style-name="ce47">
            <text:p>94,0%</text:p>
          </table:table-cell>
          <table:table-cell office:value-type="float" office:value="10175" table:style-name="ce46">
            <text:p>10.175</text:p>
          </table:table-cell>
          <table:table-cell office:value-type="percentage" office:value="0.9420424034811592" table:style-name="ce47">
            <text:p>94,2%</text:p>
          </table:table-cell>
          <table:table-cell office:value-type="float" office:value="10717" table:style-name="ce46">
            <text:p>10.717</text:p>
          </table:table-cell>
          <table:table-cell office:value-type="percentage" office:value="0.98114071225853705" table:style-name="ce47">
            <text:p>98,1%</text:p>
          </table:table-cell>
          <table:table-cell office:value-type="float" office:value="9428" table:style-name="ce46">
            <text:p>9.428</text:p>
          </table:table-cell>
          <table:table-cell office:value-type="percentage" office:value="0.86084733382030676" table:style-name="ce47">
            <text:p>86,1%</text:p>
          </table:table-cell>
          <table:table-cell office:value-type="float" office:value="10439" table:style-name="ce46">
            <text:p>10.439</text:p>
          </table:table-cell>
          <table:table-cell office:value-type="percentage" office:value="0.89290907535711228" table:style-name="ce47">
            <text:p>89,3%</text:p>
          </table:table-cell>
          <table:table-cell office:value-type="float" office:value="9256" table:style-name="ce46">
            <text:p>9.256</text:p>
          </table:table-cell>
          <table:table-cell office:value-type="percentage" office:value="0.96617954070981216" table:style-name="ce47">
            <text:p>96,6%</text:p>
          </table:table-cell>
          <table:table-cell office:value-type="float" office:value="63071" table:style-name="ce46">
            <text:p>63.071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92390062402953155" table:style-name="ce47">
            <text:p>92,4%</text:p>
          </table:table-cell>
          <table:table-cell office:value-type="percentage" office:value="0.75064863964199857" table:style-name="ce47">
            <text:p>75,1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7" table:style-name="ce46">
            <text:p>3.697</text:p>
          </table:table-cell>
          <table:table-cell office:value-type="string" table:style-name="ce47">
            <text:p>-</text:p>
          </table:table-cell>
          <table:table-cell office:value-type="float" office:value="9664" table:style-name="ce46">
            <text:p>9.664</text:p>
          </table:table-cell>
          <table:table-cell office:value-type="string" table:style-name="ce47">
            <text:p>-</text:p>
          </table:table-cell>
          <table:table-cell office:value-type="float" office:value="22696" table:style-name="ce46">
            <text:p>22.696</text:p>
          </table:table-cell>
          <table:table-cell office:value-type="string" table:style-name="ce47">
            <text:p>-</text:p>
          </table:table-cell>
          <table:table-cell office:value-type="float" office:value="32681" table:style-name="ce46">
            <text:p>32.681</text:p>
          </table:table-cell>
          <table:table-cell office:value-type="string" table:style-name="ce47">
            <text:p>-</text:p>
          </table:table-cell>
          <table:table-cell office:value-type="float" office:value="25126" table:style-name="ce46">
            <text:p>25.126</text:p>
          </table:table-cell>
          <table:table-cell office:value-type="string" table:style-name="ce47">
            <text:p>-</text:p>
          </table:table-cell>
          <table:table-cell office:value-type="float" office:value="1236" table:style-name="ce46">
            <text:p>1.236</text:p>
          </table:table-cell>
          <table:table-cell office:value-type="string" table:style-name="ce47">
            <text:p>-</text:p>
          </table:table-cell>
          <table:table-cell office:value-type="float" office:value="95150" table:style-name="ce46">
            <text:p>95.15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9" table:style-name="ce49">
            <text:p>319</text:p>
          </table:table-cell>
          <table:table-cell office:value-type="string" table:style-name="ce50">
            <text:p>-</text:p>
          </table:table-cell>
          <table:table-cell office:value-type="float" office:value="923" table:style-name="ce49">
            <text:p>923</text:p>
          </table:table-cell>
          <table:table-cell office:value-type="string" table:style-name="ce50">
            <text:p>-</text:p>
          </table:table-cell>
          <table:table-cell office:value-type="float" office:value="1969" table:style-name="ce49">
            <text:p>1.969</text:p>
          </table:table-cell>
          <table:table-cell office:value-type="string" table:style-name="ce50">
            <text:p>-</text:p>
          </table:table-cell>
          <table:table-cell office:value-type="float" office:value="2428" table:style-name="ce49">
            <text:p>2.428</text:p>
          </table:table-cell>
          <table:table-cell office:value-type="string" table:style-name="ce50">
            <text:p>-</text:p>
          </table:table-cell>
          <table:table-cell office:value-type="float" office:value="2126" table:style-name="ce49">
            <text:p>2.126</text:p>
          </table:table-cell>
          <table:table-cell office:value-type="string" table:style-name="ce50">
            <text:p>-</text:p>
          </table:table-cell>
          <table:table-cell office:value-type="float" office:value="271" table:style-name="ce49">
            <text:p>271</text:p>
          </table:table-cell>
          <table:table-cell office:value-type="string" table:style-name="ce50">
            <text:p>-</text:p>
          </table:table-cell>
          <table:table-cell office:value-type="float" office:value="8121" table:style-name="ce49">
            <text:p>8.12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8"/>
          <table:table-cell table:number-columns-repeated="16339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51230" table:style-name="ce53">
            <text:p>2.951.230</text:p>
          </table:table-cell>
          <table:table-cell office:value-type="percentage" office:value="1" table:style-name="ce54">
            <text:p>100,0%</text:p>
          </table:table-cell>
          <table:table-cell office:value-type="float" office:value="3968650" table:style-name="ce53">
            <text:p>3.968.650</text:p>
          </table:table-cell>
          <table:table-cell office:value-type="percentage" office:value="0.99294966084363379" table:style-name="ce54">
            <text:p>99,3%</text:p>
          </table:table-cell>
          <table:table-cell office:value-type="float" office:value="5338071" table:style-name="ce53">
            <text:p>5.338.071</text:p>
          </table:table-cell>
          <table:table-cell office:value-type="percentage" office:value="0.96920852049690798" table:style-name="ce54">
            <text:p>96,9%</text:p>
          </table:table-cell>
          <table:table-cell office:value-type="float" office:value="6772944" table:style-name="ce53">
            <text:p>6.772.944</text:p>
          </table:table-cell>
          <table:table-cell office:value-type="percentage" office:value="0.94996012462771995" table:style-name="ce54">
            <text:p>95,0%</text:p>
          </table:table-cell>
          <table:table-cell office:value-type="float" office:value="7140211" table:style-name="ce53">
            <text:p>7.140.211</text:p>
          </table:table-cell>
          <table:table-cell office:value-type="percentage" office:value="0.91344331343433283" table:style-name="ce54">
            <text:p>91,3%</text:p>
          </table:table-cell>
          <table:table-cell office:value-type="float" office:value="5137177" table:style-name="ce53">
            <text:p>5.137.177</text:p>
          </table:table-cell>
          <table:table-cell office:value-type="percentage" office:value="0.86455060736921119" table:style-name="ce54">
            <text:p>86,5%</text:p>
          </table:table-cell>
          <table:table-cell office:value-type="float" office:value="4263278" table:style-name="ce53">
            <text:p>4.263.278</text:p>
          </table:table-cell>
          <table:table-cell office:value-type="percentage" office:value="0.86570963559513914" table:style-name="ce54">
            <text:p>86,6%</text:p>
          </table:table-cell>
          <table:table-cell office:value-type="float" office:value="3681924" table:style-name="ce53">
            <text:p>3.681.924</text:p>
          </table:table-cell>
          <table:table-cell office:value-type="percentage" office:value="0.92418652587549777" table:style-name="ce54">
            <text:p>92,4%</text:p>
          </table:table-cell>
          <table:table-cell office:value-type="float" office:value="39253485" table:style-name="ce53">
            <text:p>39.253.485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3050739109295" table:style-name="ce54">
            <text:p>93,1%</text:p>
          </table:table-cell>
          <table:table-cell office:value-type="percentage" office:value="0.82815536047330585" table:style-name="ce54">
            <text:p>82,8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5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3" table:default-cell-style-name="ce28"/>
        <table:table-column table:style-name="co3" table:number-columns-repeated="20" table:default-cell-style-name="ce28"/>
        <table:table-column table:style-name="co4" table:number-columns-repeated="16343" table:default-cell-style-name="ce28"/>
        <table:table-row table:style-name="ro1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874" table:style-name="ce43">
            <text:p>430.874</text:p>
          </table:table-cell>
          <table:table-cell office:value-type="percentage" office:value="1" table:style-name="ce44">
            <text:p>100,0%</text:p>
          </table:table-cell>
          <table:table-cell office:value-type="float" office:value="653142" table:style-name="ce43">
            <text:p>653.142</text:p>
          </table:table-cell>
          <table:table-cell office:value-type="percentage" office:value="0.99819508102267529" table:style-name="ce44">
            <text:p>99,8%</text:p>
          </table:table-cell>
          <table:table-cell office:value-type="float" office:value="934895" table:style-name="ce43">
            <text:p>934.895</text:p>
          </table:table-cell>
          <table:table-cell office:value-type="percentage" office:value="0.97564882715926982" table:style-name="ce44">
            <text:p>97,6%</text:p>
          </table:table-cell>
          <table:table-cell office:value-type="float" office:value="1225330" table:style-name="ce43">
            <text:p>1.225.330</text:p>
          </table:table-cell>
          <table:table-cell office:value-type="percentage" office:value="0.95164535943478945" table:style-name="ce44">
            <text:p>95,2%</text:p>
          </table:table-cell>
          <table:table-cell office:value-type="float" office:value="1272626" table:style-name="ce43">
            <text:p>1.272.626</text:p>
          </table:table-cell>
          <table:table-cell office:value-type="percentage" office:value="0.91930427295107542" table:style-name="ce44">
            <text:p>91,9%</text:p>
          </table:table-cell>
          <table:table-cell office:value-type="float" office:value="957373" table:style-name="ce43">
            <text:p>957.373</text:p>
          </table:table-cell>
          <table:table-cell office:value-type="percentage" office:value="0.86893852000366678" table:style-name="ce44">
            <text:p>86,9%</text:p>
          </table:table-cell>
          <table:table-cell office:value-type="float" office:value="798808" table:style-name="ce43">
            <text:p>798.808</text:p>
          </table:table-cell>
          <table:table-cell office:value-type="percentage" office:value="0.86253930410144775" table:style-name="ce44">
            <text:p>86,3%</text:p>
          </table:table-cell>
          <table:table-cell office:value-type="float" office:value="761851" table:style-name="ce43">
            <text:p>761.851</text:p>
          </table:table-cell>
          <table:table-cell office:value-type="percentage" office:value="0.98577336235161983" table:style-name="ce44">
            <text:p>98,6%</text:p>
          </table:table-cell>
          <table:table-cell office:value-type="float" office:value="7034899" table:style-name="ce43">
            <text:p>7.034.899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698645645547651" table:style-name="ce44">
            <text:p>93,7%</text:p>
          </table:table-cell>
          <table:table-cell office:value-type="percentage" office:value="0.82741936603123634" table:style-name="ce44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532" table:style-name="ce46">
            <text:p>100.532</text:p>
          </table:table-cell>
          <table:table-cell office:value-type="percentage" office:value="1" table:style-name="ce47">
            <text:p>100,0%</text:p>
          </table:table-cell>
          <table:table-cell office:value-type="float" office:value="119280" table:style-name="ce46">
            <text:p>119.280</text:p>
          </table:table-cell>
          <table:table-cell office:value-type="percentage" office:value="0.99711598746081509" table:style-name="ce47">
            <text:p>99,7%</text:p>
          </table:table-cell>
          <table:table-cell office:value-type="float" office:value="155580" table:style-name="ce46">
            <text:p>155.580</text:p>
          </table:table-cell>
          <table:table-cell office:value-type="percentage" office:value="0.96447833364329549" table:style-name="ce47">
            <text:p>96,4%</text:p>
          </table:table-cell>
          <table:table-cell office:value-type="float" office:value="188520" table:style-name="ce46">
            <text:p>188.520</text:p>
          </table:table-cell>
          <table:table-cell office:value-type="percentage" office:value="0.93805045529183462" table:style-name="ce47">
            <text:p>93,8%</text:p>
          </table:table-cell>
          <table:table-cell office:value-type="float" office:value="191246" table:style-name="ce46">
            <text:p>191.246</text:p>
          </table:table-cell>
          <table:table-cell office:value-type="percentage" office:value="0.89519137602568843" table:style-name="ce47">
            <text:p>89,5%</text:p>
          </table:table-cell>
          <table:table-cell office:value-type="float" office:value="130233" table:style-name="ce46">
            <text:p>130.233</text:p>
          </table:table-cell>
          <table:table-cell office:value-type="percentage" office:value="0.82281176158404834" table:style-name="ce47">
            <text:p>82,3%</text:p>
          </table:table-cell>
          <table:table-cell office:value-type="float" office:value="108589" table:style-name="ce46">
            <text:p>108.589</text:p>
          </table:table-cell>
          <table:table-cell office:value-type="percentage" office:value="0.83020382574657103" table:style-name="ce47">
            <text:p>83,0%</text:p>
          </table:table-cell>
          <table:table-cell office:value-type="float" office:value="98222" table:style-name="ce46">
            <text:p>98.222</text:p>
          </table:table-cell>
          <table:table-cell office:value-type="percentage" office:value="0.91764530022328727" table:style-name="ce47">
            <text:p>91,8%</text:p>
          </table:table-cell>
          <table:table-cell office:value-type="float" office:value="1092202" table:style-name="ce46">
            <text:p>1.092.202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827362856143557" table:style-name="ce47">
            <text:p>91,8%</text:p>
          </table:table-cell>
          <table:table-cell office:value-type="percentage" office:value="0.82050553926617398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635" table:style-name="ce46">
            <text:p>88.635</text:p>
          </table:table-cell>
          <table:table-cell office:value-type="percentage" office:value="1" table:style-name="ce47">
            <text:p>100,0%</text:p>
          </table:table-cell>
          <table:table-cell office:value-type="float" office:value="114687" table:style-name="ce46">
            <text:p>114.687</text:p>
          </table:table-cell>
          <table:table-cell office:value-type="percentage" office:value="1" table:style-name="ce47">
            <text:p>100,0%</text:p>
          </table:table-cell>
          <table:table-cell office:value-type="float" office:value="149554" table:style-name="ce46">
            <text:p>149.554</text:p>
          </table:table-cell>
          <table:table-cell office:value-type="percentage" office:value="0.98397262977827493" table:style-name="ce47">
            <text:p>98,4%</text:p>
          </table:table-cell>
          <table:table-cell office:value-type="float" office:value="155004" table:style-name="ce46">
            <text:p>155.004</text:p>
          </table:table-cell>
          <table:table-cell office:value-type="percentage" office:value="0.95632484591227951" table:style-name="ce47">
            <text:p>95,6%</text:p>
          </table:table-cell>
          <table:table-cell office:value-type="float" office:value="152411" table:style-name="ce46">
            <text:p>152.411</text:p>
          </table:table-cell>
          <table:table-cell office:value-type="percentage" office:value="0.91858124397299901" table:style-name="ce47">
            <text:p>91,9%</text:p>
          </table:table-cell>
          <table:table-cell office:value-type="float" office:value="91944" table:style-name="ce46">
            <text:p>91.944</text:p>
          </table:table-cell>
          <table:table-cell office:value-type="percentage" office:value="0.84670000276265989" table:style-name="ce47">
            <text:p>84,7%</text:p>
          </table:table-cell>
          <table:table-cell office:value-type="float" office:value="67442" table:style-name="ce46">
            <text:p>67.442</text:p>
          </table:table-cell>
          <table:table-cell office:value-type="percentage" office:value="0.85108906892809366" table:style-name="ce47">
            <text:p>85,1%</text:p>
          </table:table-cell>
          <table:table-cell office:value-type="float" office:value="67179" table:style-name="ce46">
            <text:p>67.179</text:p>
          </table:table-cell>
          <table:table-cell office:value-type="percentage" office:value="1.0294685546156674" table:style-name="ce47">
            <text:p>102,9%</text:p>
          </table:table-cell>
          <table:table-cell office:value-type="float" office:value="886856" table:style-name="ce46">
            <text:p>886.856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5315047498675365" table:style-name="ce47">
            <text:p>95,3%</text:p>
          </table:table-cell>
          <table:table-cell office:value-type="percentage" office:value="0.87557076836652392" table:style-name="ce47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33" table:style-name="ce46">
            <text:p>51.433</text:p>
          </table:table-cell>
          <table:table-cell office:value-type="percentage" office:value="0.95898047843678336" table:style-name="ce47">
            <text:p>95,9%</text:p>
          </table:table-cell>
          <table:table-cell office:value-type="float" office:value="79877" table:style-name="ce46">
            <text:p>79.877</text:p>
          </table:table-cell>
          <table:table-cell office:value-type="percentage" office:value="0.91566361739688651" table:style-name="ce47">
            <text:p>91,6%</text:p>
          </table:table-cell>
          <table:table-cell office:value-type="float" office:value="112195" table:style-name="ce46">
            <text:p>112.195</text:p>
          </table:table-cell>
          <table:table-cell office:value-type="percentage" office:value="0.88069988146915446" table:style-name="ce47">
            <text:p>88,1%</text:p>
          </table:table-cell>
          <table:table-cell office:value-type="float" office:value="153155" table:style-name="ce46">
            <text:p>153.155</text:p>
          </table:table-cell>
          <table:table-cell office:value-type="percentage" office:value="0.86280618338328419" table:style-name="ce47">
            <text:p>86,3%</text:p>
          </table:table-cell>
          <table:table-cell office:value-type="float" office:value="172947" table:style-name="ce46">
            <text:p>172.947</text:p>
          </table:table-cell>
          <table:table-cell office:value-type="percentage" office:value="0.7983778269158861" table:style-name="ce47">
            <text:p>79,8%</text:p>
          </table:table-cell>
          <table:table-cell office:value-type="float" office:value="133651" table:style-name="ce46">
            <text:p>133.651</text:p>
          </table:table-cell>
          <table:table-cell office:value-type="percentage" office:value="0.7261786391519558" table:style-name="ce47">
            <text:p>72,6%</text:p>
          </table:table-cell>
          <table:table-cell office:value-type="float" office:value="102970" table:style-name="ce46">
            <text:p>102.970</text:p>
          </table:table-cell>
          <table:table-cell office:value-type="percentage" office:value="0.75043909833616351" table:style-name="ce47">
            <text:p>75,0%</text:p>
          </table:table-cell>
          <table:table-cell office:value-type="float" office:value="85822" table:style-name="ce46">
            <text:p>85.822</text:p>
          </table:table-cell>
          <table:table-cell office:value-type="percentage" office:value="0.86222070406687024" table:style-name="ce47">
            <text:p>86,2%</text:p>
          </table:table-cell>
          <table:table-cell office:value-type="float" office:value="892050" table:style-name="ce46">
            <text:p>892.050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354201075160616" table:style-name="ce47">
            <text:p>82,4%</text:p>
          </table:table-cell>
          <table:table-cell office:value-type="percentage" office:value="0.73132339980734151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885" table:style-name="ce46">
            <text:p>92.885</text:p>
          </table:table-cell>
          <table:table-cell office:value-type="percentage" office:value="0.92549969111815233" table:style-name="ce47">
            <text:p>92,5%</text:p>
          </table:table-cell>
          <table:table-cell office:value-type="float" office:value="152125" table:style-name="ce46">
            <text:p>152.125</text:p>
          </table:table-cell>
          <table:table-cell office:value-type="percentage" office:value="0.90850184537104495" table:style-name="ce47">
            <text:p>90,9%</text:p>
          </table:table-cell>
          <table:table-cell office:value-type="float" office:value="225682" table:style-name="ce46">
            <text:p>225.682</text:p>
          </table:table-cell>
          <table:table-cell office:value-type="percentage" office:value="0.89714774105066486" table:style-name="ce47">
            <text:p>89,7%</text:p>
          </table:table-cell>
          <table:table-cell office:value-type="float" office:value="324852" table:style-name="ce46">
            <text:p>324.852</text:p>
          </table:table-cell>
          <table:table-cell office:value-type="percentage" office:value="0.88215789945335599" table:style-name="ce47">
            <text:p>88,2%</text:p>
          </table:table-cell>
          <table:table-cell office:value-type="float" office:value="322606" table:style-name="ce46">
            <text:p>322.606</text:p>
          </table:table-cell>
          <table:table-cell office:value-type="percentage" office:value="0.81857880514076198" table:style-name="ce47">
            <text:p>81,9%</text:p>
          </table:table-cell>
          <table:table-cell office:value-type="float" office:value="234130" table:style-name="ce46">
            <text:p>234.130</text:p>
          </table:table-cell>
          <table:table-cell office:value-type="percentage" office:value="0.74834911238820945" table:style-name="ce47">
            <text:p>74,8%</text:p>
          </table:table-cell>
          <table:table-cell office:value-type="float" office:value="192188" table:style-name="ce46">
            <text:p>192.188</text:p>
          </table:table-cell>
          <table:table-cell office:value-type="percentage" office:value="0.75465208052742561" table:style-name="ce47">
            <text:p>75,5%</text:p>
          </table:table-cell>
          <table:table-cell office:value-type="float" office:value="170725" table:style-name="ce46">
            <text:p>170.725</text:p>
          </table:table-cell>
          <table:table-cell office:value-type="percentage" office:value="0.92651887227634111" table:style-name="ce47">
            <text:p>92,7%</text:p>
          </table:table-cell>
          <table:table-cell office:value-type="float" office:value="1715193" table:style-name="ce46">
            <text:p>1.715.193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4346301203877228" table:style-name="ce47">
            <text:p>84,3%</text:p>
          </table:table-cell>
          <table:table-cell office:value-type="percentage" office:value="0.76422058939505932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97" table:style-name="ce46">
            <text:p>42.297</text:p>
          </table:table-cell>
          <table:table-cell office:value-type="percentage" office:value="1" table:style-name="ce47">
            <text:p>100,0%</text:p>
          </table:table-cell>
          <table:table-cell office:value-type="float" office:value="56114" table:style-name="ce46">
            <text:p>56.114</text:p>
          </table:table-cell>
          <table:table-cell office:value-type="percentage" office:value="1" table:style-name="ce47">
            <text:p>100,0%</text:p>
          </table:table-cell>
          <table:table-cell office:value-type="float" office:value="77205" table:style-name="ce46">
            <text:p>77.205</text:p>
          </table:table-cell>
          <table:table-cell office:value-type="percentage" office:value="0.97410954237480596" table:style-name="ce47">
            <text:p>97,4%</text:p>
          </table:table-cell>
          <table:table-cell office:value-type="float" office:value="85183" table:style-name="ce46">
            <text:p>85.183</text:p>
          </table:table-cell>
          <table:table-cell office:value-type="percentage" office:value="0.93638562163350558" table:style-name="ce47">
            <text:p>93,6%</text:p>
          </table:table-cell>
          <table:table-cell office:value-type="float" office:value="89393" table:style-name="ce46">
            <text:p>89.393</text:p>
          </table:table-cell>
          <table:table-cell office:value-type="percentage" office:value="0.91792454767625742" table:style-name="ce47">
            <text:p>91,8%</text:p>
          </table:table-cell>
          <table:table-cell office:value-type="float" office:value="56849" table:style-name="ce46">
            <text:p>56.849</text:p>
          </table:table-cell>
          <table:table-cell office:value-type="percentage" office:value="0.84649632210607817" table:style-name="ce47">
            <text:p>84,6%</text:p>
          </table:table-cell>
          <table:table-cell office:value-type="float" office:value="43532" table:style-name="ce46">
            <text:p>43.532</text:p>
          </table:table-cell>
          <table:table-cell office:value-type="percentage" office:value="0.85569948695771825" table:style-name="ce47">
            <text:p>85,6%</text:p>
          </table:table-cell>
          <table:table-cell office:value-type="float" office:value="46229" table:style-name="ce46">
            <text:p>46.229</text:p>
          </table:table-cell>
          <table:table-cell office:value-type="percentage" office:value="1.0208908420378509" table:style-name="ce47">
            <text:p>102,1%</text:p>
          </table:table-cell>
          <table:table-cell office:value-type="float" office:value="496802" table:style-name="ce46">
            <text:p>496.802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4258739958486859" table:style-name="ce47">
            <text:p>94,3%</text:p>
          </table:table-cell>
          <table:table-cell office:value-type="percentage" office:value="0.85119120028098794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8244" table:style-name="ce46">
            <text:p>228.244</text:p>
          </table:table-cell>
          <table:table-cell office:value-type="percentage" office:value="1" table:style-name="ce47">
            <text:p>100,0%</text:p>
          </table:table-cell>
          <table:table-cell office:value-type="float" office:value="250753" table:style-name="ce46">
            <text:p>250.753</text:p>
          </table:table-cell>
          <table:table-cell office:value-type="percentage" office:value="1" table:style-name="ce47">
            <text:p>100,0%</text:p>
          </table:table-cell>
          <table:table-cell office:value-type="float" office:value="323950" table:style-name="ce46">
            <text:p>323.950</text:p>
          </table:table-cell>
          <table:table-cell office:value-type="percentage" office:value="0.98993714151257628" table:style-name="ce47">
            <text:p>99,0%</text:p>
          </table:table-cell>
          <table:table-cell office:value-type="float" office:value="355516" table:style-name="ce46">
            <text:p>355.516</text:p>
          </table:table-cell>
          <table:table-cell office:value-type="percentage" office:value="0.93261595527842123" table:style-name="ce47">
            <text:p>93,3%</text:p>
          </table:table-cell>
          <table:table-cell office:value-type="float" office:value="324051" table:style-name="ce46">
            <text:p>324.051</text:p>
          </table:table-cell>
          <table:table-cell office:value-type="percentage" office:value="0.89963687042270724" table:style-name="ce47">
            <text:p>90,0%</text:p>
          </table:table-cell>
          <table:table-cell office:value-type="float" office:value="216413" table:style-name="ce46">
            <text:p>216.413</text:p>
          </table:table-cell>
          <table:table-cell office:value-type="percentage" office:value="0.83588771040779908" table:style-name="ce47">
            <text:p>83,6%</text:p>
          </table:table-cell>
          <table:table-cell office:value-type="float" office:value="178600" table:style-name="ce46">
            <text:p>178.600</text:p>
          </table:table-cell>
          <table:table-cell office:value-type="percentage" office:value="0.84333196398132015" table:style-name="ce47">
            <text:p>84,3%</text:p>
          </table:table-cell>
          <table:table-cell office:value-type="float" office:value="163851" table:style-name="ce46">
            <text:p>163.851</text:p>
          </table:table-cell>
          <table:table-cell office:value-type="percentage" office:value="0.97415545963685657" table:style-name="ce47">
            <text:p>97,4%</text:p>
          </table:table-cell>
          <table:table-cell office:value-type="float" office:value="2041378" table:style-name="ce46">
            <text:p>2.041.378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979648725755005" table:style-name="ce47">
            <text:p>94,0%</text:p>
          </table:table-cell>
          <table:table-cell office:value-type="percentage" office:value="0.8553323090240752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096" table:style-name="ce46">
            <text:p>137.096</text:p>
          </table:table-cell>
          <table:table-cell office:value-type="percentage" office:value="1" table:style-name="ce47">
            <text:p>100,0%</text:p>
          </table:table-cell>
          <table:table-cell office:value-type="float" office:value="158239" table:style-name="ce46">
            <text:p>158.239</text:p>
          </table:table-cell>
          <table:table-cell office:value-type="percentage" office:value="1" table:style-name="ce47">
            <text:p>100,0%</text:p>
          </table:table-cell>
          <table:table-cell office:value-type="float" office:value="223108" table:style-name="ce46">
            <text:p>223.108</text:p>
          </table:table-cell>
          <table:table-cell office:value-type="percentage" office:value="0.97842370235234266" table:style-name="ce47">
            <text:p>97,8%</text:p>
          </table:table-cell>
          <table:table-cell office:value-type="float" office:value="286622" table:style-name="ce46">
            <text:p>286.622</text:p>
          </table:table-cell>
          <table:table-cell office:value-type="percentage" office:value="0.92040962470336252" table:style-name="ce47">
            <text:p>92,0%</text:p>
          </table:table-cell>
          <table:table-cell office:value-type="float" office:value="287156" table:style-name="ce46">
            <text:p>287.156</text:p>
          </table:table-cell>
          <table:table-cell office:value-type="percentage" office:value="0.86837768120938308" table:style-name="ce47">
            <text:p>86,8%</text:p>
          </table:table-cell>
          <table:table-cell office:value-type="float" office:value="206915" table:style-name="ce46">
            <text:p>206.915</text:p>
          </table:table-cell>
          <table:table-cell office:value-type="percentage" office:value="0.80277089128655177" table:style-name="ce47">
            <text:p>80,3%</text:p>
          </table:table-cell>
          <table:table-cell office:value-type="float" office:value="174611" table:style-name="ce46">
            <text:p>174.611</text:p>
          </table:table-cell>
          <table:table-cell office:value-type="percentage" office:value="0.79733962884488929" table:style-name="ce47">
            <text:p>79,7%</text:p>
          </table:table-cell>
          <table:table-cell office:value-type="float" office:value="167492" table:style-name="ce46">
            <text:p>167.492</text:p>
          </table:table-cell>
          <table:table-cell office:value-type="percentage" office:value="0.94193998290367575" table:style-name="ce47">
            <text:p>94,2%</text:p>
          </table:table-cell>
          <table:table-cell office:value-type="float" office:value="1641239" table:style-name="ce46">
            <text:p>1.641.23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0372516218981302" table:style-name="ce47">
            <text:p>90,4%</text:p>
          </table:table-cell>
          <table:table-cell office:value-type="percentage" office:value="0.80112961863778009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5778" table:style-name="ce46">
            <text:p>455.778</text:p>
          </table:table-cell>
          <table:table-cell office:value-type="percentage" office:value="1" table:style-name="ce47">
            <text:p>100,0%</text:p>
          </table:table-cell>
          <table:table-cell office:value-type="float" office:value="618610" table:style-name="ce46">
            <text:p>618.610</text:p>
          </table:table-cell>
          <table:table-cell office:value-type="percentage" office:value="0.97306114487774797" table:style-name="ce47">
            <text:p>97,3%</text:p>
          </table:table-cell>
          <table:table-cell office:value-type="float" office:value="802465" table:style-name="ce46">
            <text:p>802.465</text:p>
          </table:table-cell>
          <table:table-cell office:value-type="percentage" office:value="0.94132558499631669" table:style-name="ce47">
            <text:p>94,1%</text:p>
          </table:table-cell>
          <table:table-cell office:value-type="float" office:value="1040131" table:style-name="ce46">
            <text:p>1.040.131</text:p>
          </table:table-cell>
          <table:table-cell office:value-type="percentage" office:value="0.94781306013025324" table:style-name="ce47">
            <text:p>94,8%</text:p>
          </table:table-cell>
          <table:table-cell office:value-type="float" office:value="1156585" table:style-name="ce46">
            <text:p>1.156.585</text:p>
          </table:table-cell>
          <table:table-cell office:value-type="percentage" office:value="0.90674856726223607" table:style-name="ce47">
            <text:p>90,7%</text:p>
          </table:table-cell>
          <table:table-cell office:value-type="float" office:value="819882" table:style-name="ce46">
            <text:p>819.882</text:p>
          </table:table-cell>
          <table:table-cell office:value-type="percentage" office:value="0.84818772061227277" table:style-name="ce47">
            <text:p>84,8%</text:p>
          </table:table-cell>
          <table:table-cell office:value-type="float" office:value="684898" table:style-name="ce46">
            <text:p>684.898</text:p>
          </table:table-cell>
          <table:table-cell office:value-type="percentage" office:value="0.82612487319808603" table:style-name="ce47">
            <text:p>82,6%</text:p>
          </table:table-cell>
          <table:table-cell office:value-type="float" office:value="612373" table:style-name="ce46">
            <text:p>612.373</text:p>
          </table:table-cell>
          <table:table-cell office:value-type="percentage" office:value="0.91213397223260739" table:style-name="ce47">
            <text:p>91,2%</text:p>
          </table:table-cell>
          <table:table-cell office:value-type="float" office:value="6190722" table:style-name="ce46">
            <text:p>6.190.722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276085476351043" table:style-name="ce47">
            <text:p>91,3%</text:p>
          </table:table-cell>
          <table:table-cell office:value-type="percentage" office:value="0.807002715201806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5522" table:style-name="ce46">
            <text:p>295.522</text:p>
          </table:table-cell>
          <table:table-cell office:value-type="percentage" office:value="1" table:style-name="ce47">
            <text:p>100,0%</text:p>
          </table:table-cell>
          <table:table-cell office:value-type="float" office:value="435679" table:style-name="ce46">
            <text:p>435.679</text:p>
          </table:table-cell>
          <table:table-cell office:value-type="percentage" office:value="0.99068389361856946" table:style-name="ce47">
            <text:p>99,1%</text:p>
          </table:table-cell>
          <table:table-cell office:value-type="float" office:value="579666" table:style-name="ce46">
            <text:p>579.666</text:p>
          </table:table-cell>
          <table:table-cell office:value-type="percentage" office:value="0.97073718056067249" table:style-name="ce47">
            <text:p>97,1%</text:p>
          </table:table-cell>
          <table:table-cell office:value-type="float" office:value="733631" table:style-name="ce46">
            <text:p>733.631</text:p>
          </table:table-cell>
          <table:table-cell office:value-type="percentage" office:value="0.96239649689884244" table:style-name="ce47">
            <text:p>96,2%</text:p>
          </table:table-cell>
          <table:table-cell office:value-type="float" office:value="769823" table:style-name="ce46">
            <text:p>769.823</text:p>
          </table:table-cell>
          <table:table-cell office:value-type="percentage" office:value="0.91566782400386337" table:style-name="ce47">
            <text:p>91,6%</text:p>
          </table:table-cell>
          <table:table-cell office:value-type="float" office:value="530322" table:style-name="ce46">
            <text:p>530.322</text:p>
          </table:table-cell>
          <table:table-cell office:value-type="percentage" office:value="0.8638277563399851" table:style-name="ce47">
            <text:p>86,4%</text:p>
          </table:table-cell>
          <table:table-cell office:value-type="float" office:value="447089" table:style-name="ce46">
            <text:p>447.089</text:p>
          </table:table-cell>
          <table:table-cell office:value-type="percentage" office:value="0.87190433193635386" table:style-name="ce47">
            <text:p>87,2%</text:p>
          </table:table-cell>
          <table:table-cell office:value-type="float" office:value="429609" table:style-name="ce46">
            <text:p>429.609</text:p>
          </table:table-cell>
          <table:table-cell office:value-type="percentage" office:value="0.99269818309536961" table:style-name="ce47">
            <text:p>99,3%</text:p>
          </table:table-cell>
          <table:table-cell office:value-type="float" office:value="4221341" table:style-name="ce46">
            <text:p>4.221.341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3974099882770046" table:style-name="ce47">
            <text:p>94,0%</text:p>
          </table:table-cell>
          <table:table-cell office:value-type="percentage" office:value="0.8363985262663598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87" table:style-name="ce46">
            <text:p>77.687</text:p>
          </table:table-cell>
          <table:table-cell office:value-type="percentage" office:value="1" table:style-name="ce47">
            <text:p>100,0%</text:p>
          </table:table-cell>
          <table:table-cell office:value-type="float" office:value="95772" table:style-name="ce46">
            <text:p>95.772</text:p>
          </table:table-cell>
          <table:table-cell office:value-type="percentage" office:value="1" table:style-name="ce47">
            <text:p>100,0%</text:p>
          </table:table-cell>
          <table:table-cell office:value-type="float" office:value="132890" table:style-name="ce46">
            <text:p>132.890</text:p>
          </table:table-cell>
          <table:table-cell office:value-type="percentage" office:value="1.0168726326663351" table:style-name="ce47">
            <text:p>101,7%</text:p>
          </table:table-cell>
          <table:table-cell office:value-type="float" office:value="161598" table:style-name="ce46">
            <text:p>161.598</text:p>
          </table:table-cell>
          <table:table-cell office:value-type="percentage" office:value="0.96216203342601803" table:style-name="ce47">
            <text:p>96,2%</text:p>
          </table:table-cell>
          <table:table-cell office:value-type="float" office:value="146241" table:style-name="ce46">
            <text:p>146.241</text:p>
          </table:table-cell>
          <table:table-cell office:value-type="percentage" office:value="0.9283021023765996" table:style-name="ce47">
            <text:p>92,8%</text:p>
          </table:table-cell>
          <table:table-cell office:value-type="float" office:value="113372" table:style-name="ce46">
            <text:p>113.372</text:p>
          </table:table-cell>
          <table:table-cell office:value-type="percentage" office:value="0.87315352505352661" table:style-name="ce47">
            <text:p>87,3%</text:p>
          </table:table-cell>
          <table:table-cell office:value-type="float" office:value="93580" table:style-name="ce46">
            <text:p>93.580</text:p>
          </table:table-cell>
          <table:table-cell office:value-type="percentage" office:value="0.83177786073631632" table:style-name="ce47">
            <text:p>83,2%</text:p>
          </table:table-cell>
          <table:table-cell office:value-type="float" office:value="86518" table:style-name="ce46">
            <text:p>86.518</text:p>
          </table:table-cell>
          <table:table-cell office:value-type="percentage" office:value="1.0094389153997829" table:style-name="ce47">
            <text:p>100,9%</text:p>
          </table:table-cell>
          <table:table-cell office:value-type="float" office:value="907658" table:style-name="ce46">
            <text:p>907.658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54011517123039" table:style-name="ce47">
            <text:p>95,6%</text:p>
          </table:table-cell>
          <table:table-cell office:value-type="percentage" office:value="0.8579006218342361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770" table:style-name="ce46">
            <text:p>241.770</text:p>
          </table:table-cell>
          <table:table-cell office:value-type="percentage" office:value="1" table:style-name="ce47">
            <text:p>100,0%</text:p>
          </table:table-cell>
          <table:table-cell office:value-type="float" office:value="291552" table:style-name="ce46">
            <text:p>291.552</text:p>
          </table:table-cell>
          <table:table-cell office:value-type="percentage" office:value="0.99850336827757213" table:style-name="ce47">
            <text:p>99,9%</text:p>
          </table:table-cell>
          <table:table-cell office:value-type="float" office:value="348201" table:style-name="ce46">
            <text:p>348.201</text:p>
          </table:table-cell>
          <table:table-cell office:value-type="percentage" office:value="0.98482602965217247" table:style-name="ce47">
            <text:p>98,5%</text:p>
          </table:table-cell>
          <table:table-cell office:value-type="float" office:value="393059" table:style-name="ce46">
            <text:p>393.059</text:p>
          </table:table-cell>
          <table:table-cell office:value-type="percentage" office:value="0.96055474095796678" table:style-name="ce47">
            <text:p>96,1%</text:p>
          </table:table-cell>
          <table:table-cell office:value-type="float" office:value="411446" table:style-name="ce46">
            <text:p>411.446</text:p>
          </table:table-cell>
          <table:table-cell office:value-type="percentage" office:value="0.92911387259872147" table:style-name="ce47">
            <text:p>92,9%</text:p>
          </table:table-cell>
          <table:table-cell office:value-type="float" office:value="267476" table:style-name="ce46">
            <text:p>267.476</text:p>
          </table:table-cell>
          <table:table-cell office:value-type="percentage" office:value="0.86674573393217069" table:style-name="ce47">
            <text:p>86,7%</text:p>
          </table:table-cell>
          <table:table-cell office:value-type="float" office:value="202613" table:style-name="ce46">
            <text:p>202.613</text:p>
          </table:table-cell>
          <table:table-cell office:value-type="percentage" office:value="0.87954176470077527" table:style-name="ce47">
            <text:p>88,0%</text:p>
          </table:table-cell>
          <table:table-cell office:value-type="float" office:value="192930" table:style-name="ce46">
            <text:p>192.930</text:p>
          </table:table-cell>
          <table:table-cell office:value-type="percentage" office:value="1.0522842307356663" table:style-name="ce47">
            <text:p>105,2%</text:p>
          </table:table-cell>
          <table:table-cell office:value-type="float" office:value="2349047" table:style-name="ce46">
            <text:p>2.349.047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640290587579546" table:style-name="ce47">
            <text:p>95,6%</text:p>
          </table:table-cell>
          <table:table-cell office:value-type="percentage" office:value="0.87102521584233017" table:style-name="ce47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5118" table:style-name="ce46">
            <text:p>25.118</text:p>
          </table:table-cell>
          <table:table-cell office:value-type="percentage" office:value="1" table:style-name="ce47">
            <text:p>100,0%</text:p>
          </table:table-cell>
          <table:table-cell office:value-type="float" office:value="30716" table:style-name="ce46">
            <text:p>30.716</text:p>
          </table:table-cell>
          <table:table-cell office:value-type="percentage" office:value="1" table:style-name="ce47">
            <text:p>100,0%</text:p>
          </table:table-cell>
          <table:table-cell office:value-type="float" office:value="39709" table:style-name="ce46">
            <text:p>39.709</text:p>
          </table:table-cell>
          <table:table-cell office:value-type="percentage" office:value="1.0283575905112134" table:style-name="ce47">
            <text:p>102,8%</text:p>
          </table:table-cell>
          <table:table-cell office:value-type="float" office:value="46313" table:style-name="ce46">
            <text:p>46.313</text:p>
          </table:table-cell>
          <table:table-cell office:value-type="percentage" office:value="0.97501052631578944" table:style-name="ce47">
            <text:p>97,5%</text:p>
          </table:table-cell>
          <table:table-cell office:value-type="float" office:value="48646" table:style-name="ce46">
            <text:p>48.646</text:p>
          </table:table-cell>
          <table:table-cell office:value-type="percentage" office:value="0.94049184131157681" table:style-name="ce47">
            <text:p>94,0%</text:p>
          </table:table-cell>
          <table:table-cell office:value-type="float" office:value="32455" table:style-name="ce46">
            <text:p>32.455</text:p>
          </table:table-cell>
          <table:table-cell office:value-type="percentage" office:value="0.87630953666702671" table:style-name="ce47">
            <text:p>87,6%</text:p>
          </table:table-cell>
          <table:table-cell office:value-type="float" office:value="25514" table:style-name="ce46">
            <text:p>25.514</text:p>
          </table:table-cell>
          <table:table-cell office:value-type="percentage" office:value="0.8457866472187231" table:style-name="ce47">
            <text:p>84,6%</text:p>
          </table:table-cell>
          <table:table-cell office:value-type="float" office:value="25676" table:style-name="ce46">
            <text:p>25.676</text:p>
          </table:table-cell>
          <table:table-cell office:value-type="percentage" office:value="0.98810852414854722" table:style-name="ce47">
            <text:p>98,8%</text:p>
          </table:table-cell>
          <table:table-cell office:value-type="float" office:value="274147" table:style-name="ce46">
            <text:p>274.147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7395187562837726" table:style-name="ce47">
            <text:p>97,4%</text:p>
          </table:table-cell>
          <table:table-cell office:value-type="percentage" office:value="0.86707087191943732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046" table:style-name="ce46">
            <text:p>372.046</text:p>
          </table:table-cell>
          <table:table-cell office:value-type="percentage" office:value="1" table:style-name="ce47">
            <text:p>100,0%</text:p>
          </table:table-cell>
          <table:table-cell office:value-type="float" office:value="511185" table:style-name="ce46">
            <text:p>511.185</text:p>
          </table:table-cell>
          <table:table-cell office:value-type="percentage" office:value="0.96989849160421215" table:style-name="ce47">
            <text:p>97,0%</text:p>
          </table:table-cell>
          <table:table-cell office:value-type="float" office:value="691127" table:style-name="ce46">
            <text:p>691.127</text:p>
          </table:table-cell>
          <table:table-cell office:value-type="percentage" office:value="0.95928839710295399" table:style-name="ce47">
            <text:p>95,9%</text:p>
          </table:table-cell>
          <table:table-cell office:value-type="float" office:value="961666" table:style-name="ce46">
            <text:p>961.666</text:p>
          </table:table-cell>
          <table:table-cell office:value-type="percentage" office:value="0.97161632276139953" table:style-name="ce47">
            <text:p>97,2%</text:p>
          </table:table-cell>
          <table:table-cell office:value-type="float" office:value="1052879" table:style-name="ce46">
            <text:p>1.052.879</text:p>
          </table:table-cell>
          <table:table-cell office:value-type="percentage" office:value="0.91076898323836775" table:style-name="ce47">
            <text:p>91,1%</text:p>
          </table:table-cell>
          <table:table-cell office:value-type="float" office:value="773652" table:style-name="ce46">
            <text:p>773.652</text:p>
          </table:table-cell>
          <table:table-cell office:value-type="percentage" office:value="0.85880796231089951" table:style-name="ce47">
            <text:p>85,9%</text:p>
          </table:table-cell>
          <table:table-cell office:value-type="float" office:value="629591" table:style-name="ce46">
            <text:p>629.591</text:p>
          </table:table-cell>
          <table:table-cell office:value-type="percentage" office:value="0.85593774513735854" table:style-name="ce47">
            <text:p>85,6%</text:p>
          </table:table-cell>
          <table:table-cell office:value-type="float" office:value="538455" table:style-name="ce46">
            <text:p>538.455</text:p>
          </table:table-cell>
          <table:table-cell office:value-type="percentage" office:value="0.94343308686967797" table:style-name="ce47">
            <text:p>94,3%</text:p>
          </table:table-cell>
          <table:table-cell office:value-type="float" office:value="5530601" table:style-name="ce46">
            <text:p>5.530.601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625794937721362" table:style-name="ce47">
            <text:p>92,6%</text:p>
          </table:table-cell>
          <table:table-cell office:value-type="percentage" office:value="0.81864147518261265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5962" table:style-name="ce46">
            <text:p>75.962</text:p>
          </table:table-cell>
          <table:table-cell office:value-type="percentage" office:value="1" table:style-name="ce47">
            <text:p>100,0%</text:p>
          </table:table-cell>
          <table:table-cell office:value-type="float" office:value="108320" table:style-name="ce46">
            <text:p>108.320</text:p>
          </table:table-cell>
          <table:table-cell office:value-type="percentage" office:value="1" table:style-name="ce47">
            <text:p>100,0%</text:p>
          </table:table-cell>
          <table:table-cell office:value-type="float" office:value="154007" table:style-name="ce46">
            <text:p>154.007</text:p>
          </table:table-cell>
          <table:table-cell office:value-type="percentage" office:value="1.0030350199620948" table:style-name="ce47">
            <text:p>100,3%</text:p>
          </table:table-cell>
          <table:table-cell office:value-type="float" office:value="212012" table:style-name="ce46">
            <text:p>212.012</text:p>
          </table:table-cell>
          <table:table-cell office:value-type="percentage" office:value="0.97207282797577288" table:style-name="ce47">
            <text:p>97,2%</text:p>
          </table:table-cell>
          <table:table-cell office:value-type="float" office:value="235946" table:style-name="ce46">
            <text:p>235.946</text:p>
          </table:table-cell>
          <table:table-cell office:value-type="percentage" office:value="0.93455804299950884" table:style-name="ce47">
            <text:p>93,5%</text:p>
          </table:table-cell>
          <table:table-cell office:value-type="float" office:value="171965" table:style-name="ce46">
            <text:p>171.965</text:p>
          </table:table-cell>
          <table:table-cell office:value-type="percentage" office:value="0.86382450746958417" table:style-name="ce47">
            <text:p>86,4%</text:p>
          </table:table-cell>
          <table:table-cell office:value-type="float" office:value="145673" table:style-name="ce46">
            <text:p>145.673</text:p>
          </table:table-cell>
          <table:table-cell office:value-type="percentage" office:value="0.83749475390797923" table:style-name="ce47">
            <text:p>83,7%</text:p>
          </table:table-cell>
          <table:table-cell office:value-type="float" office:value="133878" table:style-name="ce46">
            <text:p>133.878</text:p>
          </table:table-cell>
          <table:table-cell office:value-type="percentage" office:value="0.9257481883055817" table:style-name="ce47">
            <text:p>92,6%</text:p>
          </table:table-cell>
          <table:table-cell office:value-type="float" office:value="1237763" table:style-name="ce46">
            <text:p>1.237.763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939727416375363" table:style-name="ce47">
            <text:p>93,9%</text:p>
          </table:table-cell>
          <table:table-cell office:value-type="percentage" office:value="0.81804416962531956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317" table:style-name="ce46">
            <text:p>42.317</text:p>
          </table:table-cell>
          <table:table-cell office:value-type="percentage" office:value="1" table:style-name="ce47">
            <text:p>100,0%</text:p>
          </table:table-cell>
          <table:table-cell office:value-type="float" office:value="55903" table:style-name="ce46">
            <text:p>55.903</text:p>
          </table:table-cell>
          <table:table-cell office:value-type="percentage" office:value="0.9869879943502825" table:style-name="ce47">
            <text:p>98,7%</text:p>
          </table:table-cell>
          <table:table-cell office:value-type="float" office:value="72614" table:style-name="ce46">
            <text:p>72.614</text:p>
          </table:table-cell>
          <table:table-cell office:value-type="percentage" office:value="0.95961411391568652" table:style-name="ce47">
            <text:p>96,0%</text:p>
          </table:table-cell>
          <table:table-cell office:value-type="float" office:value="92590" table:style-name="ce46">
            <text:p>92.590</text:p>
          </table:table-cell>
          <table:table-cell office:value-type="percentage" office:value="0.94771643227087554" table:style-name="ce47">
            <text:p>94,8%</text:p>
          </table:table-cell>
          <table:table-cell office:value-type="float" office:value="96440" table:style-name="ce46">
            <text:p>96.440</text:p>
          </table:table-cell>
          <table:table-cell office:value-type="percentage" office:value="0.9121950758113182" table:style-name="ce47">
            <text:p>91,2%</text:p>
          </table:table-cell>
          <table:table-cell office:value-type="float" office:value="65690" table:style-name="ce46">
            <text:p>65.690</text:p>
          </table:table-cell>
          <table:table-cell office:value-type="percentage" office:value="0.85613001603044481" table:style-name="ce47">
            <text:p>85,6%</text:p>
          </table:table-cell>
          <table:table-cell office:value-type="float" office:value="59365" table:style-name="ce46">
            <text:p>59.365</text:p>
          </table:table-cell>
          <table:table-cell office:value-type="percentage" office:value="0.86283828958460507" table:style-name="ce47">
            <text:p>86,3%</text:p>
          </table:table-cell>
          <table:table-cell office:value-type="float" office:value="56106" table:style-name="ce46">
            <text:p>56.106</text:p>
          </table:table-cell>
          <table:table-cell office:value-type="percentage" office:value="0.97540028859025396" table:style-name="ce47">
            <text:p>97,5%</text:p>
          </table:table-cell>
          <table:table-cell office:value-type="float" office:value="541025" table:style-name="ce46">
            <text:p>541.025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325219675476667" table:style-name="ce47">
            <text:p>93,3%</text:p>
          </table:table-cell>
          <table:table-cell office:value-type="percentage" office:value="0.82265902739130303" table:style-name="ce47">
            <text:p>82,3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3208" table:style-name="ce46">
            <text:p>163.208</text:p>
          </table:table-cell>
          <table:table-cell office:value-type="percentage" office:value="1.0230808770984041" table:style-name="ce47">
            <text:p>102,3%</text:p>
          </table:table-cell>
          <table:table-cell office:value-type="float" office:value="213838" table:style-name="ce46">
            <text:p>213.838</text:p>
          </table:table-cell>
          <table:table-cell office:value-type="percentage" office:value="0.98831609402586362" table:style-name="ce47">
            <text:p>98,8%</text:p>
          </table:table-cell>
          <table:table-cell office:value-type="float" office:value="277123" table:style-name="ce46">
            <text:p>277.123</text:p>
          </table:table-cell>
          <table:table-cell office:value-type="percentage" office:value="0.9752254867804746" table:style-name="ce47">
            <text:p>97,5%</text:p>
          </table:table-cell>
          <table:table-cell office:value-type="float" office:value="326148" table:style-name="ce46">
            <text:p>326.148</text:p>
          </table:table-cell>
          <table:table-cell office:value-type="percentage" office:value="0.96645894265217047" table:style-name="ce47">
            <text:p>96,6%</text:p>
          </table:table-cell>
          <table:table-cell office:value-type="float" office:value="324562" table:style-name="ce46">
            <text:p>324.562</text:p>
          </table:table-cell>
          <table:table-cell office:value-type="percentage" office:value="0.93247793509239685" table:style-name="ce47">
            <text:p>93,2%</text:p>
          </table:table-cell>
          <table:table-cell office:value-type="float" office:value="209531" table:style-name="ce46">
            <text:p>209.531</text:p>
          </table:table-cell>
          <table:table-cell office:value-type="percentage" office:value="0.88173459296820755" table:style-name="ce47">
            <text:p>88,2%</text:p>
          </table:table-cell>
          <table:table-cell office:value-type="float" office:value="173248" table:style-name="ce46">
            <text:p>173.248</text:p>
          </table:table-cell>
          <table:table-cell office:value-type="percentage" office:value="0.8696533895539994" table:style-name="ce47">
            <text:p>87,0%</text:p>
          </table:table-cell>
          <table:table-cell office:value-type="float" office:value="166761" table:style-name="ce46">
            <text:p>166.761</text:p>
          </table:table-cell>
          <table:table-cell office:value-type="percentage" office:value="0.96495715120618919" table:style-name="ce47">
            <text:p>96,5%</text:p>
          </table:table-cell>
          <table:table-cell office:value-type="float" office:value="1854419" table:style-name="ce46">
            <text:p>1.854.419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842918026465117" table:style-name="ce47">
            <text:p>94,8%</text:p>
          </table:table-cell>
          <table:table-cell office:value-type="percentage" office:value="0.84835180620593365" table:style-name="ce47">
            <text:p>84,8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94" table:style-name="ce46">
            <text:p>2.394</text:p>
          </table:table-cell>
          <table:table-cell office:value-type="percentage" office:value="0.84384913641170245" table:style-name="ce47">
            <text:p>84,4%</text:p>
          </table:table-cell>
          <table:table-cell office:value-type="float" office:value="3903" table:style-name="ce46">
            <text:p>3.903</text:p>
          </table:table-cell>
          <table:table-cell office:value-type="percentage" office:value="0.88623978201634879" table:style-name="ce47">
            <text:p>88,6%</text:p>
          </table:table-cell>
          <table:table-cell office:value-type="float" office:value="7654" table:style-name="ce46">
            <text:p>7.654</text:p>
          </table:table-cell>
          <table:table-cell office:value-type="percentage" office:value="0.91895785808620478" table:style-name="ce47">
            <text:p>91,9%</text:p>
          </table:table-cell>
          <table:table-cell office:value-type="float" office:value="10621" table:style-name="ce46">
            <text:p>10.621</text:p>
          </table:table-cell>
          <table:table-cell office:value-type="percentage" office:value="0.91901012373453317" table:style-name="ce47">
            <text:p>91,9%</text:p>
          </table:table-cell>
          <table:table-cell office:value-type="float" office:value="11207" table:style-name="ce46">
            <text:p>11.207</text:p>
          </table:table-cell>
          <table:table-cell office:value-type="percentage" office:value="0.90693534029295131" table:style-name="ce47">
            <text:p>90,7%</text:p>
          </table:table-cell>
          <table:table-cell office:value-type="float" office:value="9390" table:style-name="ce46">
            <text:p>9.390</text:p>
          </table:table-cell>
          <table:table-cell office:value-type="percentage" office:value="0.82375646986577766" table:style-name="ce47">
            <text:p>82,4%</text:p>
          </table:table-cell>
          <table:table-cell office:value-type="float" office:value="9234" table:style-name="ce46">
            <text:p>9.234</text:p>
          </table:table-cell>
          <table:table-cell office:value-type="percentage" office:value="0.84988495167970546" table:style-name="ce47">
            <text:p>85,0%</text:p>
          </table:table-cell>
          <table:table-cell office:value-type="float" office:value="9252" table:style-name="ce46">
            <text:p>9.252</text:p>
          </table:table-cell>
          <table:table-cell office:value-type="percentage" office:value="0.99687533670940631" table:style-name="ce47">
            <text:p>99,7%</text:p>
          </table:table-cell>
          <table:table-cell office:value-type="float" office:value="63655" table:style-name="ce46">
            <text:p>63.655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618324909543989" table:style-name="ce47">
            <text:p>89,6%</text:p>
          </table:table-cell>
          <table:table-cell office:value-type="percentage" office:value="0.76218015493851554" table:style-name="ce47">
            <text:p>76,2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7" table:style-name="ce46">
            <text:p>2.057</text:p>
          </table:table-cell>
          <table:table-cell office:value-type="percentage" office:value="0.81919553962564717" table:style-name="ce47">
            <text:p>81,9%</text:p>
          </table:table-cell>
          <table:table-cell office:value-type="float" office:value="3371" table:style-name="ce46">
            <text:p>3.371</text:p>
          </table:table-cell>
          <table:table-cell office:value-type="percentage" office:value="0.88640546936628972" table:style-name="ce47">
            <text:p>88,6%</text:p>
          </table:table-cell>
          <table:table-cell office:value-type="float" office:value="7424" table:style-name="ce46">
            <text:p>7.424</text:p>
          </table:table-cell>
          <table:table-cell office:value-type="percentage" office:value="0.92742036227357905" table:style-name="ce47">
            <text:p>92,7%</text:p>
          </table:table-cell>
          <table:table-cell office:value-type="float" office:value="10079" table:style-name="ce46">
            <text:p>10.079</text:p>
          </table:table-cell>
          <table:table-cell office:value-type="percentage" office:value="0.93315433756133692" table:style-name="ce47">
            <text:p>93,3%</text:p>
          </table:table-cell>
          <table:table-cell office:value-type="float" office:value="10599" table:style-name="ce46">
            <text:p>10.599</text:p>
          </table:table-cell>
          <table:table-cell office:value-type="percentage" office:value="0.97033781928041751" table:style-name="ce47">
            <text:p>97,0%</text:p>
          </table:table-cell>
          <table:table-cell office:value-type="float" office:value="9170" table:style-name="ce46">
            <text:p>9.170</text:p>
          </table:table-cell>
          <table:table-cell office:value-type="percentage" office:value="0.83728999269539806" table:style-name="ce47">
            <text:p>83,7%</text:p>
          </table:table-cell>
          <table:table-cell office:value-type="float" office:value="9750" table:style-name="ce46">
            <text:p>9.750</text:p>
          </table:table-cell>
          <table:table-cell office:value-type="percentage" office:value="0.83397485245060299" table:style-name="ce47">
            <text:p>83,4%</text:p>
          </table:table-cell>
          <table:table-cell office:value-type="float" office:value="9013" table:style-name="ce46">
            <text:p>9.013</text:p>
          </table:table-cell>
          <table:table-cell office:value-type="percentage" office:value="0.94081419624217122" table:style-name="ce47">
            <text:p>94,1%</text:p>
          </table:table-cell>
          <table:table-cell office:value-type="float" office:value="61463" table:style-name="ce46">
            <text:p>61.463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90034570650104007" table:style-name="ce47">
            <text:p>90,0%</text:p>
          </table:table-cell>
          <table:table-cell office:value-type="percentage" office:value="0.73151079479184022" table:style-name="ce47">
            <text:p>73,2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703" table:style-name="ce46">
            <text:p>3.703</text:p>
          </table:table-cell>
          <table:table-cell office:value-type="string" table:style-name="ce47">
            <text:p>-</text:p>
          </table:table-cell>
          <table:table-cell office:value-type="float" office:value="9839" table:style-name="ce46">
            <text:p>9.839</text:p>
          </table:table-cell>
          <table:table-cell office:value-type="string" table:style-name="ce47">
            <text:p>-</text:p>
          </table:table-cell>
          <table:table-cell office:value-type="float" office:value="22739" table:style-name="ce46">
            <text:p>22.739</text:p>
          </table:table-cell>
          <table:table-cell office:value-type="string" table:style-name="ce47">
            <text:p>-</text:p>
          </table:table-cell>
          <table:table-cell office:value-type="float" office:value="32570" table:style-name="ce46">
            <text:p>32.570</text:p>
          </table:table-cell>
          <table:table-cell office:value-type="string" table:style-name="ce47">
            <text:p>-</text:p>
          </table:table-cell>
          <table:table-cell office:value-type="float" office:value="24554" table:style-name="ce46">
            <text:p>24.554</text:p>
          </table:table-cell>
          <table:table-cell office:value-type="string" table:style-name="ce47">
            <text:p>-</text:p>
          </table:table-cell>
          <table:table-cell office:value-type="float" office:value="1325" table:style-name="ce46">
            <text:p>1.325</text:p>
          </table:table-cell>
          <table:table-cell office:value-type="string" table:style-name="ce47">
            <text:p>-</text:p>
          </table:table-cell>
          <table:table-cell office:value-type="float" office:value="94772" table:style-name="ce46">
            <text:p>94.77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1" table:style-name="ce49">
            <text:p>31</text:p>
          </table:table-cell>
          <table:table-cell office:value-type="string" table:style-name="ce50">
            <text:p>-</text:p>
          </table:table-cell>
          <table:table-cell office:value-type="float" office:value="49" table:style-name="ce49">
            <text:p>49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21" table:style-name="ce49">
            <text:p>921</text:p>
          </table:table-cell>
          <table:table-cell office:value-type="string" table:style-name="ce50">
            <text:p>-</text:p>
          </table:table-cell>
          <table:table-cell office:value-type="float" office:value="1972" table:style-name="ce49">
            <text:p>1.972</text:p>
          </table:table-cell>
          <table:table-cell office:value-type="string" table:style-name="ce50">
            <text:p>-</text:p>
          </table:table-cell>
          <table:table-cell office:value-type="float" office:value="2446" table:style-name="ce49">
            <text:p>2.446</text:p>
          </table:table-cell>
          <table:table-cell office:value-type="string" table:style-name="ce50">
            <text:p>-</text:p>
          </table:table-cell>
          <table:table-cell office:value-type="float" office:value="2139" table:style-name="ce49">
            <text:p>2.139</text:p>
          </table:table-cell>
          <table:table-cell office:value-type="string" table:style-name="ce50">
            <text:p>-</text:p>
          </table:table-cell>
          <table:table-cell office:value-type="float" office:value="257" table:style-name="ce49">
            <text:p>257</text:p>
          </table:table-cell>
          <table:table-cell office:value-type="string" table:style-name="ce50">
            <text:p>-</text:p>
          </table:table-cell>
          <table:table-cell office:value-type="float" office:value="8126" table:style-name="ce49">
            <text:p>8.12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8"/>
          <table:table-cell table:number-columns-repeated="16343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25909" table:style-name="ce53">
            <text:p>2.925.909</text:p>
          </table:table-cell>
          <table:table-cell office:value-type="percentage" office:value="1" table:style-name="ce54">
            <text:p>100,0%</text:p>
          </table:table-cell>
          <table:table-cell office:value-type="float" office:value="3953134" table:style-name="ce53">
            <text:p>3.953.134</text:p>
          </table:table-cell>
          <table:table-cell office:value-type="percentage" office:value="0.98906758332668221" table:style-name="ce54">
            <text:p>98,9%</text:p>
          </table:table-cell>
          <table:table-cell office:value-type="float" office:value="5319063" table:style-name="ce53">
            <text:p>5.319.063</text:p>
          </table:table-cell>
          <table:table-cell office:value-type="percentage" office:value="0.96575732706811968" table:style-name="ce54">
            <text:p>96,6%</text:p>
          </table:table-cell>
          <table:table-cell office:value-type="float" office:value="6772790" table:style-name="ce53">
            <text:p>6.772.790</text:p>
          </table:table-cell>
          <table:table-cell office:value-type="percentage" office:value="0.94993852488332631" table:style-name="ce54">
            <text:p>95,0%</text:p>
          </table:table-cell>
          <table:table-cell office:value-type="float" office:value="7101521" table:style-name="ce53">
            <text:p>7.101.521</text:p>
          </table:table-cell>
          <table:table-cell office:value-type="percentage" office:value="0.90849372275742224" table:style-name="ce54">
            <text:p>90,8%</text:p>
          </table:table-cell>
          <table:table-cell office:value-type="float" office:value="5065429" table:style-name="ce53">
            <text:p>5.065.429</text:p>
          </table:table-cell>
          <table:table-cell office:value-type="percentage" office:value="0.85247592569530228" table:style-name="ce54">
            <text:p>85,2%</text:p>
          </table:table-cell>
          <table:table-cell office:value-type="float" office:value="4173988" table:style-name="ce53">
            <text:p>4.173.988</text:p>
          </table:table-cell>
          <table:table-cell office:value-type="percentage" office:value="0.84757823216278261" table:style-name="ce54">
            <text:p>84,8%</text:p>
          </table:table-cell>
          <table:table-cell office:value-type="float" office:value="3823524" table:style-name="ce53">
            <text:p>3.823.524</text:p>
          </table:table-cell>
          <table:table-cell office:value-type="percentage" office:value="0.95972903356005901" table:style-name="ce54">
            <text:p>96,0%</text:p>
          </table:table-cell>
          <table:table-cell office:value-type="float" office:value="39135358" table:style-name="ce53">
            <text:p>39.135.358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770717993749108" table:style-name="ce54">
            <text:p>92,8%</text:p>
          </table:table-cell>
          <table:table-cell office:value-type="percentage" office:value="0.825663161162426" table:style-name="ce54">
            <text:p>82,6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5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61"/>
        <table:table-row table:style-name="ro10">
          <table:table-cell table:number-columns-spanned="1" table:number-rows-spanned="2" table:style-name="ce62"/>
          <table:table-cell office:value-type="string" table:number-columns-spanned="2" table:number-rows-spanned="1" table:style-name="ce84">
            <text:p><text:s/>Mayores de 70 años</text:p>
          </table:table-cell>
          <table:covered-table-cell/>
          <table:table-cell office:value-type="string" table:number-columns-spanned="2" table:number-rows-spanned="1" table:style-name="ce84">
            <text:p>60-69 años</text:p>
          </table:table-cell>
          <table:covered-table-cell/>
          <table:table-cell office:value-type="string" table:number-columns-spanned="2" table:number-rows-spanned="1" table:style-name="ce84">
            <text:p>50-59 años</text:p>
          </table:table-cell>
          <table:covered-table-cell/>
          <table:table-cell office:value-type="string" table:number-columns-spanned="2" table:number-rows-spanned="1" table:style-name="ce84">
            <text:p>40-49 años</text:p>
          </table:table-cell>
          <table:covered-table-cell/>
          <table:table-cell office:value-type="string" table:number-columns-spanned="2" table:number-rows-spanned="1" table:style-name="ce84">
            <text:p>30-39 años</text:p>
          </table:table-cell>
          <table:covered-table-cell/>
          <table:table-cell office:value-type="string" table:number-columns-spanned="2" table:number-rows-spanned="1" table:style-name="ce84">
            <text:p>20-29 años</text:p>
          </table:table-cell>
          <table:covered-table-cell/>
          <table:table-cell office:value-type="string" table:number-columns-spanned="2" table:number-rows-spanned="1" table:style-name="ce58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3">
            <text:p>Nº Personas &gt; 70 años con <text:s/>dosis de recuerdo</text:p>
          </table:table-cell>
          <table:table-cell office:value-type="string" table:style-name="ce63">
            <text:p>% Dosis de recuerdo en &gt; 70 años</text:p>
          </table:table-cell>
          <table:table-cell office:value-type="string" table:style-name="ce63">
            <text:p>Nº Personas 60-69 años con <text:s/>dosis de recuerdo</text:p>
          </table:table-cell>
          <table:table-cell office:value-type="string" table:style-name="ce63">
            <text:p>% Dosis de recuerdo en 60-69 años</text:p>
          </table:table-cell>
          <table:table-cell office:value-type="string" table:style-name="ce63">
            <text:p>Nº Personas 50-59 años con <text:s/>dosis de recuerdo</text:p>
          </table:table-cell>
          <table:table-cell office:value-type="string" table:style-name="ce63">
            <text:p>% Dosis de recuerdo en 50-59 años</text:p>
          </table:table-cell>
          <table:table-cell office:value-type="string" table:style-name="ce63">
            <text:p>Nº Personas 40-49 años con <text:s/>dosis de recuerdo</text:p>
          </table:table-cell>
          <table:table-cell office:value-type="string" table:style-name="ce63">
            <text:p>% Dosis de recuerdo en 40-49 años</text:p>
          </table:table-cell>
          <table:table-cell office:value-type="string" table:style-name="ce63">
            <text:p>Nº Personas 30-39 años con <text:s/>dosis de recuerdo</text:p>
          </table:table-cell>
          <table:table-cell office:value-type="string" table:style-name="ce63">
            <text:p>% Dosis de recuerdo en 30-39 años</text:p>
          </table:table-cell>
          <table:table-cell office:value-type="string" table:style-name="ce63">
            <text:p>Nº Personas 20-29 años con <text:s/>dosis de recuerdo</text:p>
          </table:table-cell>
          <table:table-cell office:value-type="string" table:style-name="ce63">
            <text:p>% Dosis de recuerdo en 20-29 años</text:p>
          </table:table-cell>
          <table:table-cell office:value-type="string" table:style-name="ce63">
            <text:p>Nº Personas 18-19 años con <text:s/>dosis de recuerdo</text:p>
          </table:table-cell>
          <table:table-cell office:value-type="string" table:style-name="ce63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4">
            <text:p>Andalucía</text:p>
          </table:table-cell>
          <table:table-cell office:value-type="float" office:value="998859" table:style-name="ce65">
            <text:p>998.859</text:p>
          </table:table-cell>
          <table:table-cell office:value-type="percentage" office:value="0.92144304143112277" table:style-name="ce66">
            <text:p>92,1%</text:p>
          </table:table-cell>
          <table:table-cell office:value-type="float" office:value="873482" table:style-name="ce65">
            <text:p>873.482</text:p>
          </table:table-cell>
          <table:table-cell office:value-type="percentage" office:value="0.93431027013728818" table:style-name="ce66">
            <text:p>93,4%</text:p>
          </table:table-cell>
          <table:table-cell office:value-type="float" office:value="889144" table:style-name="ce65">
            <text:p>889.144</text:p>
          </table:table-cell>
          <table:table-cell office:value-type="percentage" office:value="0.72563635918487268" table:style-name="ce66">
            <text:p>72,6%</text:p>
          </table:table-cell>
          <table:table-cell office:value-type="float" office:value="719861" table:style-name="ce65">
            <text:p>719.861</text:p>
          </table:table-cell>
          <table:table-cell office:value-type="percentage" office:value="0.56565008101358927" table:style-name="ce66">
            <text:p>56,6%</text:p>
          </table:table-cell>
          <table:table-cell office:value-type="float" office:value="400023" table:style-name="ce65">
            <text:p>400.023</text:p>
          </table:table-cell>
          <table:table-cell office:value-type="percentage" office:value="0.41783401035959861" table:style-name="ce66">
            <text:p>41,8%</text:p>
          </table:table-cell>
          <table:table-cell office:value-type="float" office:value="283621" table:style-name="ce65">
            <text:p>283.621</text:p>
          </table:table-cell>
          <table:table-cell office:value-type="percentage" office:value="0.35505528237073242" table:style-name="ce66">
            <text:p>35,5%</text:p>
          </table:table-cell>
          <table:table-cell office:value-type="float" office:value="32669" table:style-name="ce65">
            <text:p>32.669</text:p>
          </table:table-cell>
          <table:table-cell office:value-type="percentage" office:value="0.19354934267043469" table:style-name="ce66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Aragón</text:p>
          </table:table-cell>
          <table:table-cell office:value-type="float" office:value="202214" table:style-name="ce7">
            <text:p>202.214</text:p>
          </table:table-cell>
          <table:table-cell office:value-type="percentage" office:value="0.9199406765781668" table:style-name="ce47">
            <text:p>92,0%</text:p>
          </table:table-cell>
          <table:table-cell office:value-type="float" office:value="145982" table:style-name="ce7">
            <text:p>145.982</text:p>
          </table:table-cell>
          <table:table-cell office:value-type="percentage" office:value="0.93830826584393878" table:style-name="ce47">
            <text:p>93,8%</text:p>
          </table:table-cell>
          <table:table-cell office:value-type="float" office:value="144462" table:style-name="ce7">
            <text:p>144.462</text:p>
          </table:table-cell>
          <table:table-cell office:value-type="percentage" office:value="0.76629535327816678" table:style-name="ce47">
            <text:p>76,6%</text:p>
          </table:table-cell>
          <table:table-cell office:value-type="float" office:value="115569" table:style-name="ce7">
            <text:p>115.569</text:p>
          </table:table-cell>
          <table:table-cell office:value-type="percentage" office:value="0.60429499179067803" table:style-name="ce47">
            <text:p>60,4%</text:p>
          </table:table-cell>
          <table:table-cell office:value-type="float" office:value="59837" table:style-name="ce7">
            <text:p>59.837</text:p>
          </table:table-cell>
          <table:table-cell office:value-type="percentage" office:value="0.45946111968548681" table:style-name="ce47">
            <text:p>45,9%</text:p>
          </table:table-cell>
          <table:table-cell office:value-type="float" office:value="45623" table:style-name="ce7">
            <text:p>45.623</text:p>
          </table:table-cell>
          <table:table-cell office:value-type="percentage" office:value="0.42014384514085218" table:style-name="ce47">
            <text:p>42,0%</text:p>
          </table:table-cell>
          <table:table-cell office:value-type="float" office:value="10283" table:style-name="ce65">
            <text:p>10.283</text:p>
          </table:table-cell>
          <table:table-cell office:value-type="percentage" office:value="0.4545374176722804" table:style-name="ce66">
            <text:p>45,5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Asturias<text:s/></text:p>
          </table:table-cell>
          <table:table-cell office:value-type="float" office:value="192213" table:style-name="ce7">
            <text:p>192.213</text:p>
          </table:table-cell>
          <table:table-cell office:value-type="percentage" office:value="0.94536252840322244" table:style-name="ce47">
            <text:p>94,5%</text:p>
          </table:table-cell>
          <table:table-cell office:value-type="float" office:value="142936" table:style-name="ce7">
            <text:p>142.936</text:p>
          </table:table-cell>
          <table:table-cell office:value-type="percentage" office:value="0.95574842531794535" table:style-name="ce47">
            <text:p>95,6%</text:p>
          </table:table-cell>
          <table:table-cell office:value-type="float" office:value="145758" table:style-name="ce7">
            <text:p>145.758</text:p>
          </table:table-cell>
          <table:table-cell office:value-type="percentage" office:value="0.9403499264535109" table:style-name="ce47">
            <text:p>94,0%</text:p>
          </table:table-cell>
          <table:table-cell office:value-type="float" office:value="128739" table:style-name="ce7">
            <text:p>128.739</text:p>
          </table:table-cell>
          <table:table-cell office:value-type="percentage" office:value="0.84468312654598421" table:style-name="ce47">
            <text:p>84,5%</text:p>
          </table:table-cell>
          <table:table-cell office:value-type="float" office:value="63557" table:style-name="ce7">
            <text:p>63.557</text:p>
          </table:table-cell>
          <table:table-cell office:value-type="percentage" office:value="0.69125772209170799" table:style-name="ce47">
            <text:p>69,1%</text:p>
          </table:table-cell>
          <table:table-cell office:value-type="float" office:value="45025" table:style-name="ce7">
            <text:p>45.025</text:p>
          </table:table-cell>
          <table:table-cell office:value-type="percentage" office:value="0.66761068770202547" table:style-name="ce47">
            <text:p>66,8%</text:p>
          </table:table-cell>
          <table:table-cell office:value-type="float" office:value="10214" table:style-name="ce65">
            <text:p>10.214</text:p>
          </table:table-cell>
          <table:table-cell office:value-type="percentage" office:value="0.70955192775269194" table:style-name="ce66">
            <text:p>71,0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Baleares</text:p>
          </table:table-cell>
          <table:table-cell office:value-type="float" office:value="120399" table:style-name="ce7">
            <text:p>120.399</text:p>
          </table:table-cell>
          <table:table-cell office:value-type="percentage" office:value="0.91690655700251311" table:style-name="ce47">
            <text:p>91,7%</text:p>
          </table:table-cell>
          <table:table-cell office:value-type="float" office:value="99658" table:style-name="ce7">
            <text:p>99.658</text:p>
          </table:table-cell>
          <table:table-cell office:value-type="percentage" office:value="0.88825705245331787" table:style-name="ce47">
            <text:p>88,8%</text:p>
          </table:table-cell>
          <table:table-cell office:value-type="float" office:value="111573" table:style-name="ce7">
            <text:p>111.573</text:p>
          </table:table-cell>
          <table:table-cell office:value-type="percentage" office:value="0.72849727400346054" table:style-name="ce47">
            <text:p>72,8%</text:p>
          </table:table-cell>
          <table:table-cell office:value-type="float" office:value="86465" table:style-name="ce7">
            <text:p>86.465</text:p>
          </table:table-cell>
          <table:table-cell office:value-type="percentage" office:value="0.4999508519951199" table:style-name="ce47">
            <text:p>50,0%</text:p>
          </table:table-cell>
          <table:table-cell office:value-type="float" office:value="40605" table:style-name="ce7">
            <text:p>40.605</text:p>
          </table:table-cell>
          <table:table-cell office:value-type="percentage" office:value="0.30381366394564951" table:style-name="ce47">
            <text:p>30,4%</text:p>
          </table:table-cell>
          <table:table-cell office:value-type="float" office:value="27662" table:style-name="ce7">
            <text:p>27.662</text:p>
          </table:table-cell>
          <table:table-cell office:value-type="percentage" office:value="0.26864135185005339" table:style-name="ce47">
            <text:p>26,9%</text:p>
          </table:table-cell>
          <table:table-cell office:value-type="float" office:value="3457" table:style-name="ce65">
            <text:p>3.457</text:p>
          </table:table-cell>
          <table:table-cell office:value-type="percentage" office:value="0.17356160257053921" table:style-name="ce66">
            <text:p>17,4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Canarias</text:p>
          </table:table-cell>
          <table:table-cell office:value-type="float" office:value="225032" table:style-name="ce7">
            <text:p>225.032</text:p>
          </table:table-cell>
          <table:table-cell office:value-type="percentage" office:value="0.91846047100118366" table:style-name="ce47">
            <text:p>91,8%</text:p>
          </table:table-cell>
          <table:table-cell office:value-type="float" office:value="200905" table:style-name="ce7">
            <text:p>200.905</text:p>
          </table:table-cell>
          <table:table-cell office:value-type="percentage" office:value="0.89021277727067294" table:style-name="ce47">
            <text:p>89,0%</text:p>
          </table:table-cell>
          <table:table-cell office:value-type="float" office:value="247797" table:style-name="ce7">
            <text:p>247.797</text:p>
          </table:table-cell>
          <table:table-cell office:value-type="percentage" office:value="0.76279967492889067" table:style-name="ce47">
            <text:p>76,3%</text:p>
          </table:table-cell>
          <table:table-cell office:value-type="float" office:value="194534" table:style-name="ce7">
            <text:p>194.534</text:p>
          </table:table-cell>
          <table:table-cell office:value-type="percentage" office:value="0.60300800357091933" table:style-name="ce47">
            <text:p>60,3%</text:p>
          </table:table-cell>
          <table:table-cell office:value-type="float" office:value="89395" table:style-name="ce7">
            <text:p>89.395</text:p>
          </table:table-cell>
          <table:table-cell office:value-type="percentage" office:value="0.38181779353350703" table:style-name="ce47">
            <text:p>38,2%</text:p>
          </table:table-cell>
          <table:table-cell office:value-type="float" office:value="53478" table:style-name="ce7">
            <text:p>53.478</text:p>
          </table:table-cell>
          <table:table-cell office:value-type="percentage" office:value="0.27825878826981915" table:style-name="ce47">
            <text:p>27,8%</text:p>
          </table:table-cell>
          <table:table-cell office:value-type="float" office:value="6152" table:style-name="ce65">
            <text:p>6.152</text:p>
          </table:table-cell>
          <table:table-cell office:value-type="percentage" office:value="0.15011102164312032" table:style-name="ce66">
            <text:p>15,0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Cantabria</text:p>
          </table:table-cell>
          <table:table-cell office:value-type="float" office:value="92389" table:style-name="ce7">
            <text:p>92.389</text:p>
          </table:table-cell>
          <table:table-cell office:value-type="percentage" office:value="0.93880765361595753" table:style-name="ce47">
            <text:p>93,9%</text:p>
          </table:table-cell>
          <table:table-cell office:value-type="float" office:value="75905" table:style-name="ce7">
            <text:p>75.905</text:p>
          </table:table-cell>
          <table:table-cell office:value-type="percentage" office:value="0.98316171232433136" table:style-name="ce47">
            <text:p>98,3%</text:p>
          </table:table-cell>
          <table:table-cell office:value-type="float" office:value="71886" table:style-name="ce7">
            <text:p>71.886</text:p>
          </table:table-cell>
          <table:table-cell office:value-type="percentage" office:value="0.84390077832431354" table:style-name="ce47">
            <text:p>84,4%</text:p>
          </table:table-cell>
          <table:table-cell office:value-type="float" office:value="61774" table:style-name="ce7">
            <text:p>61.774</text:p>
          </table:table-cell>
          <table:table-cell office:value-type="percentage" office:value="0.69103844820064209" table:style-name="ce47">
            <text:p>69,1%</text:p>
          </table:table-cell>
          <table:table-cell office:value-type="float" office:value="31113" table:style-name="ce7">
            <text:p>31.113</text:p>
          </table:table-cell>
          <table:table-cell office:value-type="percentage" office:value="0.54729194884694543" table:style-name="ce47">
            <text:p>54,7%</text:p>
          </table:table-cell>
          <table:table-cell office:value-type="float" office:value="19703" table:style-name="ce7">
            <text:p>19.703</text:p>
          </table:table-cell>
          <table:table-cell office:value-type="percentage" office:value="0.45260957456583661" table:style-name="ce47">
            <text:p>45,3%</text:p>
          </table:table-cell>
          <table:table-cell office:value-type="float" office:value="2622" table:style-name="ce65">
            <text:p>2.622</text:p>
          </table:table-cell>
          <table:table-cell office:value-type="percentage" office:value="0.2625938908362544" table:style-name="ce66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Castilla y León<text:s/></text:p>
          </table:table-cell>
          <table:table-cell office:value-type="float" office:value="446432" table:style-name="ce7">
            <text:p>446.432</text:p>
          </table:table-cell>
          <table:table-cell office:value-type="percentage" office:value="0.93201418798030056" table:style-name="ce47">
            <text:p>93,2%</text:p>
          </table:table-cell>
          <table:table-cell office:value-type="float" office:value="298538" table:style-name="ce7">
            <text:p>298.538</text:p>
          </table:table-cell>
          <table:table-cell office:value-type="percentage" office:value="0.92155579564747647" table:style-name="ce47">
            <text:p>92,2%</text:p>
          </table:table-cell>
          <table:table-cell office:value-type="float" office:value="310563" table:style-name="ce7">
            <text:p>310.563</text:p>
          </table:table-cell>
          <table:table-cell office:value-type="percentage" office:value="0.87355562056278757" table:style-name="ce47">
            <text:p>87,4%</text:p>
          </table:table-cell>
          <table:table-cell office:value-type="float" office:value="237421" table:style-name="ce7">
            <text:p>237.421</text:p>
          </table:table-cell>
          <table:table-cell office:value-type="percentage" office:value="0.73266553721482108" table:style-name="ce47">
            <text:p>73,3%</text:p>
          </table:table-cell>
          <table:table-cell office:value-type="float" office:value="128544" table:style-name="ce7">
            <text:p>128.544</text:p>
          </table:table-cell>
          <table:table-cell office:value-type="percentage" office:value="0.59397540813167415" table:style-name="ce47">
            <text:p>59,4%</text:p>
          </table:table-cell>
          <table:table-cell office:value-type="float" office:value="97720" table:style-name="ce7">
            <text:p>97.720</text:p>
          </table:table-cell>
          <table:table-cell office:value-type="percentage" office:value="0.54714445688689806" table:style-name="ce47">
            <text:p>54,7%</text:p>
          </table:table-cell>
          <table:table-cell office:value-type="float" office:value="12724" table:style-name="ce65">
            <text:p>12.724</text:p>
          </table:table-cell>
          <table:table-cell office:value-type="percentage" office:value="0.33985042735042736" table:style-name="ce66">
            <text:p>34,0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Castilla - La Mancha</text:p>
          </table:table-cell>
          <table:table-cell office:value-type="float" office:value="274706" table:style-name="ce7">
            <text:p>274.706</text:p>
          </table:table-cell>
          <table:table-cell office:value-type="percentage" office:value="0.93015050705131463" table:style-name="ce47">
            <text:p>93,0%</text:p>
          </table:table-cell>
          <table:table-cell office:value-type="float" office:value="211387" table:style-name="ce7">
            <text:p>211.387</text:p>
          </table:table-cell>
          <table:table-cell office:value-type="percentage" office:value="0.94746490488911195" table:style-name="ce47">
            <text:p>94,7%</text:p>
          </table:table-cell>
          <table:table-cell office:value-type="float" office:value="234048" table:style-name="ce7">
            <text:p>234.048</text:p>
          </table:table-cell>
          <table:table-cell office:value-type="percentage" office:value="0.8165737452114632" table:style-name="ce47">
            <text:p>81,7%</text:p>
          </table:table-cell>
          <table:table-cell office:value-type="float" office:value="191427" table:style-name="ce7">
            <text:p>191.427</text:p>
          </table:table-cell>
          <table:table-cell office:value-type="percentage" office:value="0.66663068158074357" table:style-name="ce47">
            <text:p>66,7%</text:p>
          </table:table-cell>
          <table:table-cell office:value-type="float" office:value="103401" table:style-name="ce7">
            <text:p>103.401</text:p>
          </table:table-cell>
          <table:table-cell office:value-type="percentage" office:value="0.49972694101442622" table:style-name="ce47">
            <text:p>50,0%</text:p>
          </table:table-cell>
          <table:table-cell office:value-type="float" office:value="76265" table:style-name="ce7">
            <text:p>76.265</text:p>
          </table:table-cell>
          <table:table-cell office:value-type="percentage" office:value="0.43677087926877461" table:style-name="ce47">
            <text:p>43,7%</text:p>
          </table:table-cell>
          <table:table-cell office:value-type="float" office:value="11329" table:style-name="ce65">
            <text:p>11.329</text:p>
          </table:table-cell>
          <table:table-cell office:value-type="percentage" office:value="0.307268782207757" table:style-name="ce66">
            <text:p>30,7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Cataluña</text:p>
          </table:table-cell>
          <table:table-cell office:value-type="float" office:value="979485" table:style-name="ce7">
            <text:p>979.485</text:p>
          </table:table-cell>
          <table:table-cell office:value-type="percentage" office:value="0.9116678518375112" table:style-name="ce47">
            <text:p>91,2%</text:p>
          </table:table-cell>
          <table:table-cell office:value-type="float" office:value="736859" table:style-name="ce7">
            <text:p>736.859</text:p>
          </table:table-cell>
          <table:table-cell office:value-type="percentage" office:value="0.91824440941349472" table:style-name="ce47">
            <text:p>91,8%</text:p>
          </table:table-cell>
          <table:table-cell office:value-type="float" office:value="801734" table:style-name="ce7">
            <text:p>801.734</text:p>
          </table:table-cell>
          <table:table-cell office:value-type="percentage" office:value="0.77080098564507737" table:style-name="ce47">
            <text:p>77,1%</text:p>
          </table:table-cell>
          <table:table-cell office:value-type="float" office:value="696950" table:style-name="ce7">
            <text:p>696.950</text:p>
          </table:table-cell>
          <table:table-cell office:value-type="percentage" office:value="0.60259297846677939" table:style-name="ce47">
            <text:p>60,3%</text:p>
          </table:table-cell>
          <table:table-cell office:value-type="float" office:value="367181" table:style-name="ce7">
            <text:p>367.181</text:p>
          </table:table-cell>
          <table:table-cell office:value-type="percentage" office:value="0.44784615347086532" table:style-name="ce47">
            <text:p>44,8%</text:p>
          </table:table-cell>
          <table:table-cell office:value-type="float" office:value="254783" table:style-name="ce7">
            <text:p>254.783</text:p>
          </table:table-cell>
          <table:table-cell office:value-type="percentage" office:value="0.3720013783074268" table:style-name="ce47">
            <text:p>37,2%</text:p>
          </table:table-cell>
          <table:table-cell office:value-type="float" office:value="36008" table:style-name="ce65">
            <text:p>36.008</text:p>
          </table:table-cell>
          <table:table-cell office:value-type="percentage" office:value="0.25336870325154626" table:style-name="ce66">
            <text:p>25,3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C. Valenciana</text:p>
          </table:table-cell>
          <table:table-cell office:value-type="float" office:value="685369" table:style-name="ce7">
            <text:p>685.369</text:p>
          </table:table-cell>
          <table:table-cell office:value-type="percentage" office:value="0.93731956055858789" table:style-name="ce47">
            <text:p>93,7%</text:p>
          </table:table-cell>
          <table:table-cell office:value-type="float" office:value="560540" table:style-name="ce7">
            <text:p>560.540</text:p>
          </table:table-cell>
          <table:table-cell office:value-type="percentage" office:value="0.96700513744121619" table:style-name="ce47">
            <text:p>96,7%</text:p>
          </table:table-cell>
          <table:table-cell office:value-type="float" office:value="614944" table:style-name="ce7">
            <text:p>614.944</text:p>
          </table:table-cell>
          <table:table-cell office:value-type="percentage" office:value="0.83821975897965051" table:style-name="ce47">
            <text:p>83,8%</text:p>
          </table:table-cell>
          <table:table-cell office:value-type="float" office:value="540905" table:style-name="ce7">
            <text:p>540.905</text:p>
          </table:table-cell>
          <table:table-cell office:value-type="percentage" office:value="0.70263554089706337" table:style-name="ce47">
            <text:p>70,3%</text:p>
          </table:table-cell>
          <table:table-cell office:value-type="float" office:value="299488" table:style-name="ce7">
            <text:p>299.488</text:p>
          </table:table-cell>
          <table:table-cell office:value-type="percentage" office:value="0.56472859885126392" table:style-name="ce47">
            <text:p>56,5%</text:p>
          </table:table-cell>
          <table:table-cell office:value-type="float" office:value="232283" table:style-name="ce7">
            <text:p>232.283</text:p>
          </table:table-cell>
          <table:table-cell office:value-type="percentage" office:value="0.51954532542737575" table:style-name="ce47">
            <text:p>52,0%</text:p>
          </table:table-cell>
          <table:table-cell office:value-type="float" office:value="48797" table:style-name="ce65">
            <text:p>48.797</text:p>
          </table:table-cell>
          <table:table-cell office:value-type="percentage" office:value="0.51103291547540508" table:style-name="ce66">
            <text:p>51,1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Extremadura</text:p>
          </table:table-cell>
          <table:table-cell office:value-type="float" office:value="154979" table:style-name="ce7">
            <text:p>154.979</text:p>
          </table:table-cell>
          <table:table-cell office:value-type="percentage" office:value="0.89346185553934931" table:style-name="ce47">
            <text:p>89,3%</text:p>
          </table:table-cell>
          <table:table-cell office:value-type="float" office:value="127517" table:style-name="ce7">
            <text:p>127.517</text:p>
          </table:table-cell>
          <table:table-cell office:value-type="percentage" office:value="0.95956806381217552" table:style-name="ce47">
            <text:p>96,0%</text:p>
          </table:table-cell>
          <table:table-cell office:value-type="float" office:value="135807" table:style-name="ce7">
            <text:p>135.807</text:p>
          </table:table-cell>
          <table:table-cell office:value-type="percentage" office:value="0.84040025247837224" table:style-name="ce47">
            <text:p>84,0%</text:p>
          </table:table-cell>
          <table:table-cell office:value-type="float" office:value="106463" table:style-name="ce7">
            <text:p>106.463</text:p>
          </table:table-cell>
          <table:table-cell office:value-type="percentage" office:value="0.72799693656361764" table:style-name="ce47">
            <text:p>72,8%</text:p>
          </table:table-cell>
          <table:table-cell office:value-type="float" office:value="71010" table:style-name="ce7">
            <text:p>71.010</text:p>
          </table:table-cell>
          <table:table-cell office:value-type="percentage" office:value="0.62634512930882402" table:style-name="ce47">
            <text:p>62,6%</text:p>
          </table:table-cell>
          <table:table-cell office:value-type="float" office:value="49508" table:style-name="ce7">
            <text:p>49.508</text:p>
          </table:table-cell>
          <table:table-cell office:value-type="percentage" office:value="0.5290446676640308" table:style-name="ce47">
            <text:p>52,9%</text:p>
          </table:table-cell>
          <table:table-cell office:value-type="float" office:value="6037" table:style-name="ce65">
            <text:p>6.037</text:p>
          </table:table-cell>
          <table:table-cell office:value-type="percentage" office:value="0.31352895351856663" table:style-name="ce66">
            <text:p>31,4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Galicia</text:p>
          </table:table-cell>
          <table:table-cell office:value-type="float" office:value="507978" table:style-name="ce7">
            <text:p>507.978</text:p>
          </table:table-cell>
          <table:table-cell office:value-type="percentage" office:value="0.95247899017854132" table:style-name="ce47">
            <text:p>95,2%</text:p>
          </table:table-cell>
          <table:table-cell office:value-type="float" office:value="338322" table:style-name="ce7">
            <text:p>338.322</text:p>
          </table:table-cell>
          <table:table-cell office:value-type="percentage" office:value="0.97162845597801273" table:style-name="ce47">
            <text:p>97,2%</text:p>
          </table:table-cell>
          <table:table-cell office:value-type="float" office:value="378062" table:style-name="ce7">
            <text:p>378.062</text:p>
          </table:table-cell>
          <table:table-cell office:value-type="percentage" office:value="0.96184542269735585" table:style-name="ce47">
            <text:p>96,2%</text:p>
          </table:table-cell>
          <table:table-cell office:value-type="float" office:value="390202" table:style-name="ce7">
            <text:p>390.202</text:p>
          </table:table-cell>
          <table:table-cell office:value-type="percentage" office:value="0.94836746498933033" table:style-name="ce47">
            <text:p>94,8%</text:p>
          </table:table-cell>
          <table:table-cell office:value-type="float" office:value="205037" table:style-name="ce7">
            <text:p>205.037</text:p>
          </table:table-cell>
          <table:table-cell office:value-type="percentage" office:value="0.76656223362096043" table:style-name="ce47">
            <text:p>76,7%</text:p>
          </table:table-cell>
          <table:table-cell office:value-type="float" office:value="148611" table:style-name="ce7">
            <text:p>148.611</text:p>
          </table:table-cell>
          <table:table-cell office:value-type="percentage" office:value="0.73347218589132979" table:style-name="ce47">
            <text:p>73,3%</text:p>
          </table:table-cell>
          <table:table-cell office:value-type="float" office:value="22797" table:style-name="ce65">
            <text:p>22.797</text:p>
          </table:table-cell>
          <table:table-cell office:value-type="percentage" office:value="0.54632381134969321" table:style-name="ce66">
            <text:p>54,6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La Rioja</text:p>
          </table:table-cell>
          <table:table-cell office:value-type="float" office:value="45989" table:style-name="ce7">
            <text:p>45.989</text:p>
          </table:table-cell>
          <table:table-cell office:value-type="percentage" office:value="0.8236737471791381" table:style-name="ce47">
            <text:p>82,4%</text:p>
          </table:table-cell>
          <table:table-cell office:value-type="float" office:value="36982" table:style-name="ce7">
            <text:p>36.982</text:p>
          </table:table-cell>
          <table:table-cell office:value-type="percentage" office:value="0.93132539222846211" table:style-name="ce47">
            <text:p>93,1%</text:p>
          </table:table-cell>
          <table:table-cell office:value-type="float" office:value="37720" table:style-name="ce7">
            <text:p>37.720</text:p>
          </table:table-cell>
          <table:table-cell office:value-type="percentage" office:value="0.81445814350182455" table:style-name="ce47">
            <text:p>81,4%</text:p>
          </table:table-cell>
          <table:table-cell office:value-type="float" office:value="33956" table:style-name="ce7">
            <text:p>33.956</text:p>
          </table:table-cell>
          <table:table-cell office:value-type="percentage" office:value="0.6980224478888295" table:style-name="ce47">
            <text:p>69,8%</text:p>
          </table:table-cell>
          <table:table-cell office:value-type="float" office:value="17566" table:style-name="ce7">
            <text:p>17.566</text:p>
          </table:table-cell>
          <table:table-cell office:value-type="percentage" office:value="0.54124171930365117" table:style-name="ce47">
            <text:p>54,1%</text:p>
          </table:table-cell>
          <table:table-cell office:value-type="float" office:value="11743" table:style-name="ce7">
            <text:p>11.743</text:p>
          </table:table-cell>
          <table:table-cell office:value-type="percentage" office:value="0.46025711374147527" table:style-name="ce47">
            <text:p>46,0%</text:p>
          </table:table-cell>
          <table:table-cell office:value-type="float" office:value="1842" table:style-name="ce65">
            <text:p>1.842</text:p>
          </table:table-cell>
          <table:table-cell office:value-type="percentage" office:value="0.33123538931846791" table:style-name="ce66">
            <text:p>33,1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Madrid</text:p>
          </table:table-cell>
          <table:table-cell office:value-type="float" office:value="833308" table:style-name="ce7">
            <text:p>833.308</text:p>
          </table:table-cell>
          <table:table-cell office:value-type="percentage" office:value="0.94347684807258803" table:style-name="ce47">
            <text:p>94,3%</text:p>
          </table:table-cell>
          <table:table-cell office:value-type="float" office:value="629407" table:style-name="ce7">
            <text:p>629.407</text:p>
          </table:table-cell>
          <table:table-cell office:value-type="percentage" office:value="0.91069658687911192" table:style-name="ce47">
            <text:p>91,1%</text:p>
          </table:table-cell>
          <table:table-cell office:value-type="float" office:value="726220" table:style-name="ce7">
            <text:p>726.220</text:p>
          </table:table-cell>
          <table:table-cell office:value-type="percentage" office:value="0.75516863443232884" table:style-name="ce47">
            <text:p>75,5%</text:p>
          </table:table-cell>
          <table:table-cell office:value-type="float" office:value="636835" table:style-name="ce7">
            <text:p>636.835</text:p>
          </table:table-cell>
          <table:table-cell office:value-type="percentage" office:value="0.60485107975370389" table:style-name="ce47">
            <text:p>60,5%</text:p>
          </table:table-cell>
          <table:table-cell office:value-type="float" office:value="368855" table:style-name="ce7">
            <text:p>368.855</text:p>
          </table:table-cell>
          <table:table-cell office:value-type="percentage" office:value="0.47677120979458465" table:style-name="ce47">
            <text:p>47,7%</text:p>
          </table:table-cell>
          <table:table-cell office:value-type="float" office:value="266110" table:style-name="ce7">
            <text:p>266.110</text:p>
          </table:table-cell>
          <table:table-cell office:value-type="percentage" office:value="0.42267122624052755" table:style-name="ce47">
            <text:p>42,3%</text:p>
          </table:table-cell>
          <table:table-cell office:value-type="float" office:value="30880" table:style-name="ce65">
            <text:p>30.880</text:p>
          </table:table-cell>
          <table:table-cell office:value-type="percentage" office:value="0.25055783196072862" table:style-name="ce66">
            <text:p>25,1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Murcia<text:s/></text:p>
          </table:table-cell>
          <table:table-cell office:value-type="float" office:value="161715" table:style-name="ce7">
            <text:p>161.715</text:p>
          </table:table-cell>
          <table:table-cell office:value-type="percentage" office:value="0.87754094268566651" table:style-name="ce47">
            <text:p>87,8%</text:p>
          </table:table-cell>
          <table:table-cell office:value-type="float" office:value="134579" table:style-name="ce7">
            <text:p>134.579</text:p>
          </table:table-cell>
          <table:table-cell office:value-type="percentage" office:value="0.87384988994006763" table:style-name="ce47">
            <text:p>87,4%</text:p>
          </table:table-cell>
          <table:table-cell office:value-type="float" office:value="155062" table:style-name="ce7">
            <text:p>155.062</text:p>
          </table:table-cell>
          <table:table-cell office:value-type="percentage" office:value="0.73138312925683446" table:style-name="ce47">
            <text:p>73,1%</text:p>
          </table:table-cell>
          <table:table-cell office:value-type="float" office:value="135458" table:style-name="ce7">
            <text:p>135.458</text:p>
          </table:table-cell>
          <table:table-cell office:value-type="percentage" office:value="0.57410593949463018" table:style-name="ce47">
            <text:p>57,4%</text:p>
          </table:table-cell>
          <table:table-cell office:value-type="float" office:value="66679" table:style-name="ce7">
            <text:p>66.679</text:p>
          </table:table-cell>
          <table:table-cell office:value-type="percentage" office:value="0.38774750676009651" table:style-name="ce47">
            <text:p>38,8%</text:p>
          </table:table-cell>
          <table:table-cell office:value-type="float" office:value="49555" table:style-name="ce7">
            <text:p>49.555</text:p>
          </table:table-cell>
          <table:table-cell office:value-type="percentage" office:value="0.34017971758664955" table:style-name="ce47">
            <text:p>34,0%</text:p>
          </table:table-cell>
          <table:table-cell office:value-type="float" office:value="6076" table:style-name="ce65">
            <text:p>6.076</text:p>
          </table:table-cell>
          <table:table-cell office:value-type="percentage" office:value="0.19841943700607406" table:style-name="ce66">
            <text:p>19,8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Navarra</text:p>
          </table:table-cell>
          <table:table-cell office:value-type="float" office:value="93280" table:style-name="ce7">
            <text:p>93.280</text:p>
          </table:table-cell>
          <table:table-cell office:value-type="percentage" office:value="0.94970474445123187" table:style-name="ce47">
            <text:p>95,0%</text:p>
          </table:table-cell>
          <table:table-cell office:value-type="float" office:value="71757" table:style-name="ce7">
            <text:p>71.757</text:p>
          </table:table-cell>
          <table:table-cell office:value-type="percentage" office:value="0.98819786817968991" table:style-name="ce47">
            <text:p>98,8%</text:p>
          </table:table-cell>
          <table:table-cell office:value-type="float" office:value="76510" table:style-name="ce7">
            <text:p>76.510</text:p>
          </table:table-cell>
          <table:table-cell office:value-type="percentage" office:value="0.8263311372718436" table:style-name="ce47">
            <text:p>82,6%</text:p>
          </table:table-cell>
          <table:table-cell office:value-type="float" office:value="64351" table:style-name="ce7">
            <text:p>64.351</text:p>
          </table:table-cell>
          <table:table-cell office:value-type="percentage" office:value="0.66726462048942348" table:style-name="ce47">
            <text:p>66,7%</text:p>
          </table:table-cell>
          <table:table-cell office:value-type="float" office:value="33096" table:style-name="ce7">
            <text:p>33.096</text:p>
          </table:table-cell>
          <table:table-cell office:value-type="percentage" office:value="0.50382097731770437" table:style-name="ce47">
            <text:p>50,4%</text:p>
          </table:table-cell>
          <table:table-cell office:value-type="float" office:value="25507" table:style-name="ce7">
            <text:p>25.507</text:p>
          </table:table-cell>
          <table:table-cell office:value-type="percentage" office:value="0.42966394340099384" table:style-name="ce47">
            <text:p>43,0%</text:p>
          </table:table-cell>
          <table:table-cell office:value-type="float" office:value="3692" table:style-name="ce65">
            <text:p>3.692</text:p>
          </table:table-cell>
          <table:table-cell office:value-type="percentage" office:value="0.27632662225881294" table:style-name="ce66">
            <text:p>27,6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País Vasco</text:p>
          </table:table-cell>
          <table:table-cell office:value-type="float" office:value="344563" table:style-name="ce7">
            <text:p>344.563</text:p>
          </table:table-cell>
          <table:table-cell office:value-type="percentage" office:value="0.91384870811519014" table:style-name="ce47">
            <text:p>91,4%</text:p>
          </table:table-cell>
          <table:table-cell office:value-type="float" office:value="255183" table:style-name="ce7">
            <text:p>255.183</text:p>
          </table:table-cell>
          <table:table-cell office:value-type="percentage" office:value="0.92082937901220763" table:style-name="ce47">
            <text:p>92,1%</text:p>
          </table:table-cell>
          <table:table-cell office:value-type="float" office:value="265471" table:style-name="ce7">
            <text:p>265.471</text:p>
          </table:table-cell>
          <table:table-cell office:value-type="percentage" office:value="0.8139586935992249" table:style-name="ce47">
            <text:p>81,4%</text:p>
          </table:table-cell>
          <table:table-cell office:value-type="float" office:value="195800" table:style-name="ce7">
            <text:p>195.800</text:p>
          </table:table-cell>
          <table:table-cell office:value-type="percentage" office:value="0.60327456695484993" table:style-name="ce47">
            <text:p>60,3%</text:p>
          </table:table-cell>
          <table:table-cell office:value-type="float" office:value="87305" table:style-name="ce7">
            <text:p>87.305</text:p>
          </table:table-cell>
          <table:table-cell office:value-type="percentage" office:value="0.41666865523478624" table:style-name="ce47">
            <text:p>41,7%</text:p>
          </table:table-cell>
          <table:table-cell office:value-type="float" office:value="60445" table:style-name="ce7">
            <text:p>60.445</text:p>
          </table:table-cell>
          <table:table-cell office:value-type="percentage" office:value="0.34889291651274473" table:style-name="ce47">
            <text:p>34,9%</text:p>
          </table:table-cell>
          <table:table-cell office:value-type="float" office:value="10746" table:style-name="ce65">
            <text:p>10.746</text:p>
          </table:table-cell>
          <table:table-cell office:value-type="percentage" office:value="0.279719915662337" table:style-name="ce66">
            <text:p>28,0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Ceuta</text:p>
          </table:table-cell>
          <table:table-cell office:value-type="float" office:value="5710" table:style-name="ce7">
            <text:p>5.710</text:p>
          </table:table-cell>
          <table:table-cell office:value-type="percentage" office:value="0.90678100682864859" table:style-name="ce47">
            <text:p>90,7%</text:p>
          </table:table-cell>
          <table:table-cell office:value-type="float" office:value="7303" table:style-name="ce7">
            <text:p>7.303</text:p>
          </table:table-cell>
          <table:table-cell office:value-type="percentage" office:value="0.95414162529396396" table:style-name="ce47">
            <text:p>95,4%</text:p>
          </table:table-cell>
          <table:table-cell office:value-type="float" office:value="9210" table:style-name="ce7">
            <text:p>9.210</text:p>
          </table:table-cell>
          <table:table-cell office:value-type="percentage" office:value="0.86714998587703607" table:style-name="ce47">
            <text:p>86,7%</text:p>
          </table:table-cell>
          <table:table-cell office:value-type="float" office:value="8833" table:style-name="ce7">
            <text:p>8.833</text:p>
          </table:table-cell>
          <table:table-cell office:value-type="percentage" office:value="0.78816810921745339" table:style-name="ce47">
            <text:p>78,8%</text:p>
          </table:table-cell>
          <table:table-cell office:value-type="float" office:value="6235" table:style-name="ce7">
            <text:p>6.235</text:p>
          </table:table-cell>
          <table:table-cell office:value-type="percentage" office:value="0.66400425985090517" table:style-name="ce47">
            <text:p>66,4%</text:p>
          </table:table-cell>
          <table:table-cell office:value-type="float" office:value="5074" table:style-name="ce7">
            <text:p>5.074</text:p>
          </table:table-cell>
          <table:table-cell office:value-type="percentage" office:value="0.54949101147931556" table:style-name="ce47">
            <text:p>54,9%</text:p>
          </table:table-cell>
          <table:table-cell office:value-type="float" office:value="945" table:style-name="ce65">
            <text:p>945</text:p>
          </table:table-cell>
          <table:table-cell office:value-type="percentage" office:value="0.40750323415265199" table:style-name="ce66">
            <text:p>40,8%</text:p>
          </table:table-cell>
          <table:table-cell table:number-columns-repeated="16369"/>
        </table:table-row>
        <table:table-row table:style-name="ro5">
          <table:table-cell office:value-type="string" table:style-name="ce67">
            <text:p>Melilla</text:p>
          </table:table-cell>
          <table:table-cell office:value-type="float" office:value="4515" table:style-name="ce7">
            <text:p>4.515</text:p>
          </table:table-cell>
          <table:table-cell office:value-type="percentage" office:value="0.83179808400884303" table:style-name="ce47">
            <text:p>83,2%</text:p>
          </table:table-cell>
          <table:table-cell office:value-type="float" office:value="6112" table:style-name="ce7">
            <text:p>6.112</text:p>
          </table:table-cell>
          <table:table-cell office:value-type="percentage" office:value="0.82327586206896552" table:style-name="ce47">
            <text:p>82,3%</text:p>
          </table:table-cell>
          <table:table-cell office:value-type="float" office:value="7927" table:style-name="ce7">
            <text:p>7.927</text:p>
          </table:table-cell>
          <table:table-cell office:value-type="percentage" office:value="0.78648675463835693" table:style-name="ce47">
            <text:p>78,6%</text:p>
          </table:table-cell>
          <table:table-cell office:value-type="float" office:value="7667" table:style-name="ce7">
            <text:p>7.667</text:p>
          </table:table-cell>
          <table:table-cell office:value-type="percentage" office:value="0.72337012925747712" table:style-name="ce47">
            <text:p>72,3%</text:p>
          </table:table-cell>
          <table:table-cell office:value-type="float" office:value="4929" table:style-name="ce7">
            <text:p>4.929</text:p>
          </table:table-cell>
          <table:table-cell office:value-type="percentage" office:value="0.53751363140676123" table:style-name="ce47">
            <text:p>53,8%</text:p>
          </table:table-cell>
          <table:table-cell office:value-type="float" office:value="4321" table:style-name="ce7">
            <text:p>4.321</text:p>
          </table:table-cell>
          <table:table-cell office:value-type="percentage" office:value="0.44317948717948719" table:style-name="ce47">
            <text:p>44,3%</text:p>
          </table:table-cell>
          <table:table-cell office:value-type="float" office:value="916" table:style-name="ce65">
            <text:p>916</text:p>
          </table:table-cell>
          <table:table-cell office:value-type="percentage" office:value="0.38024076380240762" table:style-name="ce66">
            <text:p>38,0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7">
            <text:p>16,7%</text:p>
          </table:table-cell>
          <table:table-cell office:value-type="float" office:value="2374" table:style-name="ce7">
            <text:p>2.374</text:p>
          </table:table-cell>
          <table:table-cell office:value-type="percentage" office:value="0.64110180934377536" table:style-name="ce47">
            <text:p>64,1%</text:p>
          </table:table-cell>
          <table:table-cell office:value-type="float" office:value="7385" table:style-name="ce7">
            <text:p>7.385</text:p>
          </table:table-cell>
          <table:table-cell office:value-type="percentage" office:value="0.75058440898465295" table:style-name="ce47">
            <text:p>75,1%</text:p>
          </table:table-cell>
          <table:table-cell office:value-type="float" office:value="15177" table:style-name="ce7">
            <text:p>15.177</text:p>
          </table:table-cell>
          <table:table-cell office:value-type="percentage" office:value="0.66744359910286288" table:style-name="ce47">
            <text:p>66,7%</text:p>
          </table:table-cell>
          <table:table-cell office:value-type="float" office:value="15187" table:style-name="ce7">
            <text:p>15.187</text:p>
          </table:table-cell>
          <table:table-cell office:value-type="percentage" office:value="0.46628799508750385" table:style-name="ce47">
            <text:p>46,6%</text:p>
          </table:table-cell>
          <table:table-cell office:value-type="float" office:value="10836" table:style-name="ce7">
            <text:p>10.836</text:p>
          </table:table-cell>
          <table:table-cell office:value-type="percentage" office:value="0.441313024354484" table:style-name="ce47">
            <text:p>44,1%</text:p>
          </table:table-cell>
          <table:table-cell office:value-type="float" office:value="212" table:style-name="ce65">
            <text:p>212</text:p>
          </table:table-cell>
          <table:table-cell office:value-type="percentage" office:value="0.16245210727969348" table:style-name="ce66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68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0">
            <text:p>96,3%</text:p>
          </table:table-cell>
          <table:table-cell office:value-type="float" office:value="298" table:style-name="ce7">
            <text:p>298</text:p>
          </table:table-cell>
          <table:table-cell office:value-type="percentage" office:value="0.95819935691318325" table:style-name="ce50">
            <text:p>95,8%</text:p>
          </table:table-cell>
          <table:table-cell office:value-type="float" office:value="696" table:style-name="ce7">
            <text:p>696</text:p>
          </table:table-cell>
          <table:table-cell office:value-type="percentage" office:value="0.75570032573289903" table:style-name="ce50">
            <text:p>75,6%</text:p>
          </table:table-cell>
          <table:table-cell office:value-type="float" office:value="928" table:style-name="ce7">
            <text:p>928</text:p>
          </table:table-cell>
          <table:table-cell office:value-type="percentage" office:value="0.47058823529411764" table:style-name="ce50">
            <text:p>47,1%</text:p>
          </table:table-cell>
          <table:table-cell office:value-type="float" office:value="1152" table:style-name="ce7">
            <text:p>1.152</text:p>
          </table:table-cell>
          <table:table-cell office:value-type="percentage" office:value="0.47097301717089124" table:style-name="ce50">
            <text:p>47,1%</text:p>
          </table:table-cell>
          <table:table-cell office:value-type="float" office:value="922" table:style-name="ce7">
            <text:p>922</text:p>
          </table:table-cell>
          <table:table-cell office:value-type="percentage" office:value="0.4310425432445068" table:style-name="ce50">
            <text:p>43,1%</text:p>
          </table:table-cell>
          <table:table-cell office:value-type="float" office:value="20" table:style-name="ce65">
            <text:p>20</text:p>
          </table:table-cell>
          <table:table-cell office:value-type="percentage" office:value="0.11627906976744186" table:style-name="ce66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9">
            <text:p>Totales</text:p>
          </table:table-cell>
          <table:table-cell office:value-type="float" office:value="6369219" table:style-name="ce70">
            <text:p>6.369.219</text:p>
          </table:table-cell>
          <table:table-cell office:value-type="percentage" office:value="0.92588736543731442" table:style-name="ce71">
            <text:p>92,59%</text:p>
          </table:table-cell>
          <table:table-cell office:value-type="float" office:value="4956026" table:style-name="ce70">
            <text:p>4.956.026</text:p>
          </table:table-cell>
          <table:table-cell office:value-type="percentage" office:value="0.93174794131973993" table:style-name="ce71">
            <text:p>93,17%</text:p>
          </table:table-cell>
          <table:table-cell office:value-type="float" office:value="5371979" table:style-name="ce70">
            <text:p>5.371.979</text:p>
          </table:table-cell>
          <table:table-cell office:value-type="percentage" office:value="0.79317076123724495" table:style-name="ce71">
            <text:p>79,32%</text:p>
          </table:table-cell>
          <table:table-cell office:value-type="float" office:value="4569315" table:style-name="ce70">
            <text:p>4.569.315</text:p>
          </table:table-cell>
          <table:table-cell office:value-type="percentage" office:value="0.64342765444191463" table:style-name="ce71">
            <text:p>64,34%</text:p>
          </table:table-cell>
          <table:table-cell office:value-type="float" office:value="2460195" table:style-name="ce70">
            <text:p>2.460.195</text:p>
          </table:table-cell>
          <table:table-cell office:value-type="percentage" office:value="0.48568344359381999" table:style-name="ce71">
            <text:p>48,57%</text:p>
          </table:table-cell>
          <table:table-cell office:value-type="float" office:value="1768795" table:style-name="ce70">
            <text:p>1.768.795</text:p>
          </table:table-cell>
          <table:table-cell office:value-type="percentage" office:value="0.42376619194880294" table:style-name="ce71">
            <text:p>42,38%</text:p>
          </table:table-cell>
          <table:table-cell office:value-type="float" office:value="258418" table:style-name="ce70">
            <text:p>258.418</text:p>
          </table:table-cell>
          <table:table-cell office:value-type="percentage" office:value="0.29805963314921208" table:style-name="ce71">
            <text:p>29,81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2">
        <table:table-column table:style-name="co4" table:number-columns-repeated="16384" table:default-cell-style-name="ce6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51344" table:style-name="ce8">
            <text:p>451.344</text:p>
          </table:table-cell>
          <table:table-cell office:value-type="percentage" office:value="0.61974391541656659" table:style-name="ce77">
            <text:p>62,0%</text:p>
          </table:table-cell>
          <table:table-cell office:value-type="float" office:value="364342" table:style-name="ce8">
            <text:p>364.342</text:p>
          </table:table-cell>
          <table:table-cell office:value-type="percentage" office:value="0.50028080052178092" table:style-name="ce77">
            <text:p>50,0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5617" table:style-name="ce8">
            <text:p>55.617</text:p>
          </table:table-cell>
          <table:table-cell office:value-type="percentage" office:value="0.53601580570547414" table:style-name="ce77">
            <text:p>53,6%</text:p>
          </table:table-cell>
          <table:table-cell office:value-type="float" office:value="46327" table:style-name="ce8">
            <text:p>46.327</text:p>
          </table:table-cell>
          <table:table-cell office:value-type="percentage" office:value="0.44648226676946801" table:style-name="ce77">
            <text:p>44,6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4273" table:style-name="ce8">
            <text:p>44.273</text:p>
          </table:table-cell>
          <table:table-cell office:value-type="percentage" office:value="0.71202496019556438" table:style-name="ce77">
            <text:p>71,2%</text:p>
          </table:table-cell>
          <table:table-cell office:value-type="float" office:value="38911" table:style-name="ce8">
            <text:p>38.911</text:p>
          </table:table-cell>
          <table:table-cell office:value-type="percentage" office:value="0.62579005773653484" table:style-name="ce77">
            <text:p>62,6%</text:p>
          </table:table-cell>
          <table:table-cell office:value-type="date" office:date-value="2022-08-02T00:00:00" table:style-name="ce11">
            <text:p>02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4029" table:style-name="ce8">
            <text:p>34.029</text:p>
          </table:table-cell>
          <table:table-cell office:value-type="percentage" office:value="0.3478665330907158" table:style-name="ce77">
            <text:p>34,8%</text:p>
          </table:table-cell>
          <table:table-cell office:value-type="float" office:value="26617" table:style-name="ce8">
            <text:p>26.617</text:p>
          </table:table-cell>
          <table:table-cell office:value-type="percentage" office:value="0.27209625646582569" table:style-name="ce77">
            <text:p>27,2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1210" table:style-name="ce8">
            <text:p>81.210</text:p>
          </table:table-cell>
          <table:table-cell office:value-type="percentage" office:value="0.5202301030082509" table:style-name="ce77">
            <text:p>52,0%</text:p>
          </table:table-cell>
          <table:table-cell office:value-type="float" office:value="62440" table:style-name="ce8">
            <text:p>62.440</text:p>
          </table:table-cell>
          <table:table-cell office:value-type="percentage" office:value="0.39998975042279505" table:style-name="ce77">
            <text:p>40,0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6122" table:style-name="ce8">
            <text:p>26.122</text:p>
          </table:table-cell>
          <table:table-cell office:value-type="percentage" office:value="0.60846474575481591" table:style-name="ce77">
            <text:p>60,8%</text:p>
          </table:table-cell>
          <table:table-cell office:value-type="float" office:value="23546" table:style-name="ce8">
            <text:p>23.546</text:p>
          </table:table-cell>
          <table:table-cell office:value-type="percentage" office:value="0.54846148470801981" table:style-name="ce77">
            <text:p>54,8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5762" table:style-name="ce8">
            <text:p>105.762</text:p>
          </table:table-cell>
          <table:table-cell office:value-type="percentage" office:value="0.66622991300623002" table:style-name="ce77">
            <text:p>66,6%</text:p>
          </table:table-cell>
          <table:table-cell office:value-type="float" office:value="96555" table:style-name="ce8">
            <text:p>96.555</text:p>
          </table:table-cell>
          <table:table-cell office:value-type="percentage" office:value="0.608231966588345" table:style-name="ce77">
            <text:p>60,8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6039" table:style-name="ce8">
            <text:p>106.039</text:p>
          </table:table-cell>
          <table:table-cell office:value-type="percentage" office:value="0.61893116047768582" table:style-name="ce77">
            <text:p>61,9%</text:p>
          </table:table-cell>
          <table:table-cell office:value-type="float" office:value="87664" table:style-name="ce8">
            <text:p>87.664</text:p>
          </table:table-cell>
          <table:table-cell office:value-type="percentage" office:value="0.51167948822712261" table:style-name="ce77">
            <text:p>51,2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62890" table:style-name="ce8">
            <text:p>262.890</text:p>
          </table:table-cell>
          <table:table-cell office:value-type="percentage" office:value="0.40559304618289871" table:style-name="ce77">
            <text:p>40,6%</text:p>
          </table:table-cell>
          <table:table-cell office:value-type="float" office:value="205480" table:style-name="ce8">
            <text:p>205.480</text:p>
          </table:table-cell>
          <table:table-cell office:value-type="percentage" office:value="0.31701951055446015" table:style-name="ce77">
            <text:p>31,7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2921" table:style-name="ce8">
            <text:p>262.921</text:p>
          </table:table-cell>
          <table:table-cell office:value-type="percentage" office:value="0.64088932440206314" table:style-name="ce77">
            <text:p>64,1%</text:p>
          </table:table-cell>
          <table:table-cell office:value-type="float" office:value="199134" table:style-name="ce8">
            <text:p>199.134</text:p>
          </table:table-cell>
          <table:table-cell office:value-type="percentage" office:value="0.48540380846520609" table:style-name="ce77">
            <text:p>48,5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60642" table:style-name="ce8">
            <text:p>60.642</text:p>
          </table:table-cell>
          <table:table-cell office:value-type="percentage" office:value="0.77169362330274993" table:style-name="ce77">
            <text:p>77,2%</text:p>
          </table:table-cell>
          <table:table-cell office:value-type="float" office:value="51917" table:style-name="ce8">
            <text:p>51.917</text:p>
          </table:table-cell>
          <table:table-cell office:value-type="percentage" office:value="0.6606645203160989" table:style-name="ce77">
            <text:p>66,1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9731" table:style-name="ce8">
            <text:p>139.731</text:p>
          </table:table-cell>
          <table:table-cell office:value-type="percentage" office:value="0.78687555257719188" table:style-name="ce77">
            <text:p>78,7%</text:p>
          </table:table-cell>
          <table:table-cell office:value-type="float" office:value="123206" table:style-name="ce8">
            <text:p>123.206</text:p>
          </table:table-cell>
          <table:table-cell office:value-type="percentage" office:value="0.69381732994700895" table:style-name="ce77">
            <text:p>69,4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7014" table:style-name="ce8">
            <text:p>17.014</text:p>
          </table:table-cell>
          <table:table-cell office:value-type="percentage" office:value="0.66992164428869549" table:style-name="ce77">
            <text:p>67,0%</text:p>
          </table:table-cell>
          <table:table-cell office:value-type="float" office:value="14765" table:style-name="ce8">
            <text:p>14.765</text:p>
          </table:table-cell>
          <table:table-cell office:value-type="percentage" office:value="0.58136787809583812" table:style-name="ce77">
            <text:p>58,1%</text:p>
          </table:table-cell>
          <table:table-cell office:value-type="date" office:date-value="2022-08-02T00:00:00" table:style-name="ce11">
            <text:p>02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8366" table:style-name="ce8">
            <text:p>268.366</text:p>
          </table:table-cell>
          <table:table-cell office:value-type="percentage" office:value="0.47295413490769705" table:style-name="ce77">
            <text:p>47,3%</text:p>
          </table:table-cell>
          <table:table-cell office:value-type="float" office:value="237194" table:style-name="ce8">
            <text:p>237.194</text:p>
          </table:table-cell>
          <table:table-cell office:value-type="percentage" office:value="0.41801824029607437" table:style-name="ce77">
            <text:p>41,8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2029" table:style-name="ce8">
            <text:p>72.029</text:p>
          </table:table-cell>
          <table:table-cell office:value-type="percentage" office:value="0.51542061424850449" table:style-name="ce77">
            <text:p>51,5%</text:p>
          </table:table-cell>
          <table:table-cell office:value-type="float" office:value="51546" table:style-name="ce8">
            <text:p>51.546</text:p>
          </table:table-cell>
          <table:table-cell office:value-type="percentage" office:value="0.36884964364427397" table:style-name="ce77">
            <text:p>36,9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691" table:style-name="ce8">
            <text:p>29.691</text:p>
          </table:table-cell>
          <table:table-cell office:value-type="percentage" office:value="0.52614697595293369" table:style-name="ce77">
            <text:p>52,6%</text:p>
          </table:table-cell>
          <table:table-cell office:value-type="float" office:value="26015" table:style-name="ce8">
            <text:p>26.015</text:p>
          </table:table-cell>
          <table:table-cell office:value-type="percentage" office:value="0.46100547571370348" table:style-name="ce77">
            <text:p>46,1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6825" table:style-name="ce8">
            <text:p>86.825</text:p>
          </table:table-cell>
          <table:table-cell office:value-type="percentage" office:value="0.51020108357131944" table:style-name="ce77">
            <text:p>51,0%</text:p>
          </table:table-cell>
          <table:table-cell office:value-type="float" office:value="69347" table:style-name="ce8">
            <text:p>69.347</text:p>
          </table:table-cell>
          <table:table-cell office:value-type="percentage" office:value="0.40749685623288556" table:style-name="ce77">
            <text:p>40,7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39" table:style-name="ce8">
            <text:p>3.239</text:p>
          </table:table-cell>
          <table:table-cell office:value-type="percentage" office:value="0.35202695359200087" table:style-name="ce77">
            <text:p>35,2%</text:p>
          </table:table-cell>
          <table:table-cell office:value-type="float" office:value="2269" table:style-name="ce8">
            <text:p>2.269</text:p>
          </table:table-cell>
          <table:table-cell office:value-type="percentage" office:value="0.24660363004021302" table:style-name="ce77">
            <text:p>24,7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53" table:style-name="ce8">
            <text:p>3.653</text:p>
          </table:table-cell>
          <table:table-cell office:value-type="percentage" office:value="0.32987177171753657" table:style-name="ce77">
            <text:p>33,0%</text:p>
          </table:table-cell>
          <table:table-cell office:value-type="float" office:value="2179" table:style-name="ce8">
            <text:p>2.179</text:p>
          </table:table-cell>
          <table:table-cell office:value-type="percentage" office:value="0.19676720245620372" table:style-name="ce77">
            <text:p>19,7%</text:p>
          </table:table-cell>
          <table:table-cell office:value-type="date" office:date-value="2022-08-03T00:00:00" table:style-name="ce11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7-29T00:00:00" table:style-name="ce11">
            <text:p>29/07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7-08T00:00:00" table:style-name="ce11">
            <text:p>08/07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111397" table:style-name="ce82">
            <text:p>2.111.397</text:p>
          </table:table-cell>
          <table:table-cell office:value-type="percentage" office:value="0.55342234304999738" table:style-name="ce83">
            <text:p>55,3%</text:p>
          </table:table-cell>
          <table:table-cell office:value-type="float" office:value="1729454" table:style-name="ce82">
            <text:p>1.729.454</text:p>
          </table:table-cell>
          <table:table-cell office:value-type="percentage" office:value="0.45331052610058176" table:style-name="ce83">
            <text:p>45,3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3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3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3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3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3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3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3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3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3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3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3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3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3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3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3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3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3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3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3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3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3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3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3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3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3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3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3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3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3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3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3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3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3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3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3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3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3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3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3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3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3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3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Hernández Benito. Carlos</dc:creator>
    <meta:creation-date>2021-10-19T15:41:35Z</meta:creation-date>
    <dc:date>2022-08-04T12:20:09Z</dc:date>
  </office:meta>
</office:document-meta>
</file>